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54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6335in"/>
    </style:style>
    <style:style style:name="co7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"/>
    <style:style style:name="ce3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 style:data-style-name="N4">
      <style:table-cell-properties fo:background-color="transparent"/>
    </style:style>
    <style:style style:name="ce23" style:family="table-cell" style:parent-style-name="Default" style:data-style-name="N4">
      <style:table-cell-properties fo:background-color="transparent"/>
      <style:text-properties fo:color="#000000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126">
      <style:table-cell-properties fo:background-color="transparent"/>
      <style:text-properties fo:color="#000000" fo:font-weight="normal" style:font-weight-asian="normal" style:font-weight-complex="normal"/>
    </style:style>
    <style:style style:name="ce33" style:family="table-cell" style:parent-style-name="Default" style:data-style-name="N127">
      <style:table-cell-properties fo:background-color="transparent"/>
      <style:text-properties fo:color="#000000"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d4ea6b"/>
    </style:style>
    <style:style style:name="ce11" style:family="table-cell" style:parent-style-name="Default" style:data-style-name="N126">
      <style:table-cell-properties fo:background-color="#d4ea6b"/>
      <style:text-properties fo:color="#000000" fo:font-weight="normal" style:font-weight-asian="normal" style:font-weight-complex="normal"/>
    </style:style>
    <style:style style:name="ce12" style:family="table-cell" style:parent-style-name="Default" style:data-style-name="N4">
      <style:table-cell-properties fo:background-color="transparent"/>
      <style:text-properties fo:color="#c9211e"/>
    </style:style>
    <style:style style:name="ce1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 style:data-style-name="N127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fo:color="#000000"/>
    </style:style>
    <style:style style:name="ce20" style:family="table-cell" style:parent-style-name="Default" style:data-style-name="N3">
      <style:table-cell-properties fo:background-color="#cccccc"/>
      <style:text-properties fo:color="#000000" fo:font-weight="normal" style:font-weight-asian="normal" style:font-weight-complex="normal"/>
    </style:style>
    <style:style style:name="ce24" style:family="table-cell" style:parent-style-name="Default" style:data-style-name="N127">
      <style:table-cell-properties fo:background-color="#d4ea6b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/>
    </style:style>
    <style:style style:name="ce43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44" style:family="table-cell" style:parent-style-name="Default" style:data-style-name="N4">
      <style:table-cell-properties fo:background-color="transparent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T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22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3" office:value-type="string" calcext:value-type="string">
            <text:p>easy</text:p>
          </table:table-cell>
          <table:table-cell table:style-name="ce23" office:value-type="string" calcext:value-type="string">
            <text:p>hard</text:p>
          </table:table-cell>
          <table:table-cell table:style-name="ce23" office:value-type="string" calcext:value-type="string">
            <text:p>combo</text:p>
          </table:table-cell>
          <table:table-cell table:style-name="ce23" office:value-type="string" calcext:value-type="string">
            <text:p>combo X</text:p>
          </table:table-cell>
          <table:table-cell table:style-name="ce23" office:value-type="string" calcext:value-type="string">
            <text:p>split2</text:p>
          </table:table-cell>
          <table:table-cell table:style-name="ce23" office:value-type="string" calcext:value-type="string">
            <text:p>split2 X</text:p>
          </table:table-cell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11">
            <text:p>TDU</text:p>
          </table:table-cell>
          <table:table-cell table:style-name="ce2"/>
          <table:table-cell table:style-name="ce21" office:value-type="string" calcext:value-type="string">
            <text:p>artificial sum (15,50,100,150,199)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830769230769231" calcext:value-type="float">
            <text:p>0.83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 office:value-type="string" calcext:value-type="string">
            <text:p>artificial sum avg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846153846153846" calcext:value-type="float">
            <text:p>0.85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88888888888889" calcext:value-type="float">
            <text:p>0.49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66666666666667" calcext:value-type="float">
            <text:p>0.47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55555555555556" calcext:value-type="float">
            <text:p>0.76</text:p>
          </table:table-cell>
          <table:table-cell office:value-type="float" office:value="0.577777777777778" calcext:value-type="float">
            <text:p>0.58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377777777777778" calcext:value-type="float">
            <text:p>0.38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11111111111111" calcext:value-type="float">
            <text:p>0.51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333333333333333" calcext:value-type="float">
            <text:p>0.33</text:p>
          </table:table-cell>
          <table:table-cell table:number-columns-repeated="2"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222222222222222" calcext:value-type="float">
            <text:p>0.22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6"/>
          <table:table-cell table:style-name="ce2" office:value-type="string" calcext:value-type="string">
            <text:p>Not solid behavior</text:p>
          </table:table-cell>
          <table:table-cell table:style-name="ce2" table:number-columns-repeated="1004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83333333333333" calcext:value-type="float">
            <text:p>0.38</text:p>
          </table:table-cell>
          <table:table-cell office:value-type="float" office:value="0.183333333333333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83333333333333" calcext:value-type="float">
            <text:p>0.58</text:p>
          </table:table-cell>
          <table:table-cell table:style-name="ce12" office:value-type="float" office:value="0.516666666666667" calcext:value-type="float">
            <text:p>0.52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33333333333333" calcext:value-type="float">
            <text:p>0.53</text:p>
          </table:table-cell>
          <table:table-cell table:style-name="ce12" office:value-type="float" office:value="0.583333333333333" calcext:value-type="float">
            <text:p>0.58</text:p>
          </table:table-cell>
          <table:table-cell table:style-name="ce12" office:value-type="float" office:value="0.466666666666667" calcext:value-type="float">
            <text:p>0.47</text:p>
          </table:table-cell>
          <table:table-cell office:value-type="float" office:value="0.616666666666667" calcext:value-type="float">
            <text:p>0.62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56666666666666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0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83333333333333" calcext:value-type="float">
            <text:p>0.5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table:style-name="ce12" office:value-type="float" office:value="0.5" calcext:value-type="float">
            <text:p>0.50</text:p>
          </table:table-cell>
          <table:table-cell table:style-name="ce12"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table:style-name="ce12" office:value-type="float" office:value="0.583333333333333" calcext:value-type="float">
            <text:p>0.5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857142857142857" calcext:value-type="float">
            <text:p>0.09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6" calcext:value-type="float">
            <text:p>0.60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6" calcext:value-type="float">
            <text:p>0.60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771428571428571" calcext:value-type="float">
            <text:p>0.77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657142857142857" calcext:value-type="float">
            <text:p>0.6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685714285714286" calcext:value-type="float">
            <text:p>0.69</text:p>
          </table:table-cell>
          <table:table-cell office:value-type="float" office:value="0.457142857142857" calcext:value-type="float">
            <text:p>0.46</text:p>
          </table:table-cell>
          <table:table-cell table:style-name="ce10" office:value-type="float" office:value="0.714285714285714" calcext:value-type="float">
            <text:p>0.71</text:p>
          </table:table-cell>
          <table:table-cell office:value-type="float" office:value="0.485714285714286" calcext:value-type="float">
            <text:p>0.49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857142857142857" calcext:value-type="float">
            <text:p>0.86</text:p>
          </table:table-cell>
          <table:table-cell table:number-columns-repeated="3" office:value-type="float" office:value="0.428571428571429" calcext:value-type="float">
            <text:p>0.43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2" table:number-columns-repeated="3"/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11">
            <text:p>Hostility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307692307692308" calcext:value-type="float">
            <text:p>0.0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430769230769231" calcext:value-type="float">
            <text:p>0.4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769230769230769" calcext:value-type="float">
            <text:p>0.77</text:p>
          </table:table-cell>
          <table:table-cell table:style-name="ce2"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77777777777778" calcext:value-type="float">
            <text:p>0.1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688888888888889" calcext:value-type="float">
            <text:p>0.69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2" office:value-type="float" office:value="0.688888888888889" calcext:value-type="float">
            <text:p>0.6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55555555555556" calcext:value-type="float">
            <text:p>0.76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5" calcext:value-type="float">
            <text:p>0.35</text:p>
          </table:table-cell>
          <table:table-cell office:value-type="float" office:value="0.183333333333333" calcext:value-type="float">
            <text:p>0.18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6" calcext:value-type="float">
            <text:p>0.60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616666666666667" calcext:value-type="float">
            <text:p>0.62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433333333333333" calcext:value-type="float">
            <text:p>0.43</text:p>
          </table:table-cell>
          <table:table-cell table:style-name="ce10" office:value-type="float" office:value="0.716666666666667" calcext:value-type="float">
            <text:p>0.72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416666666666667" calcext:value-type="float">
            <text:p>0.42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table:number-columns-repeated="2" table:style-name="ce10"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833333333333333" calcext:value-type="float">
            <text:p>0.83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114285714285714" calcext:value-type="float">
            <text:p>0.11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314285714285714" calcext:value-type="float">
            <text:p>0.3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42857142857143" calcext:value-type="float">
            <text:p>0.54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11">
            <text:p>kDN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76923076923077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866666666666667" calcext:value-type="float">
            <text:p>0.8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11111111111111" calcext:value-type="float">
            <text:p>0.71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822222222222222" calcext:value-type="float">
            <text:p>0.82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" calcext:value-type="float">
            <text:p>0.60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77777777777778" calcext:value-type="float">
            <text:p>0.58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1" calcext:value-type="float">
            <text:p>1.00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table:style-name="ce10" office:value-type="float" office:value="0.777777777777778" calcext:value-type="float">
            <text:p>0.78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566666666666667" calcext:value-type="float">
            <text:p>0.57</text:p>
          </table:table-cell>
          <table:table-cell table:number-columns-repeated="2" office:value-type="float" office:value="0.633333333333333" calcext:value-type="float">
            <text:p>0.63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314285714285714" calcext:value-type="float">
            <text:p>0.31</text:p>
          </table:table-cell>
          <table:table-cell table:number-columns-repeated="2" office:value-type="float" office:value="0.485714285714286" calcext:value-type="float">
            <text:p>0.49</text:p>
          </table:table-cell>
          <table:table-cell office:value-type="float" office:value="0.4" calcext:value-type="float">
            <text:p>0.40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table:number-columns-repeated="3"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.285714285714286" calcext:value-type="float">
            <text:p>0.29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N1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61538461538462" calcext:value-type="float">
            <text:p>0.86</text:p>
          </table:table-cell>
          <table:table-cell table:number-columns-repeated="2"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table:number-columns-repeated="2" office:value-type="float" office:value="0.861538461538462" calcext:value-type="float">
            <text:p>0.86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907692307692308" calcext:value-type="float">
            <text:p>0.91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float" office:value="0.923076923076923" calcext:value-type="float">
            <text:p>0.92</text:p>
          </table:table-cell>
          <table:table-cell table:number-columns-repeated="3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" calcext:value-type="float">
            <text:p>0.60</text:p>
          </table:table-cell>
          <table:table-cell office:value-type="float" office:value="0.311111111111111" calcext:value-type="float">
            <text:p>0.31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511111111111111" calcext:value-type="float">
            <text:p>0.51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577777777777778" calcext:value-type="float">
            <text:p>0.58</text:p>
          </table:table-cell>
          <table:table-cell office:value-type="float" office:value="0.6" calcext:value-type="float">
            <text:p>0.6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55555555555556" calcext:value-type="float">
            <text:p>0.76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622222222222222" calcext:value-type="float">
            <text:p>0.62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222222222222222" calcext:value-type="float">
            <text:p>0.22</text:p>
          </table:table-cell>
          <table:table-cell table:number-columns-repeated="2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888888888888889" calcext:value-type="float">
            <text:p>0.8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55555555555556" calcext:value-type="float">
            <text:p>0.56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5" calcext:value-type="float">
            <text:p>0.15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" calcext:value-type="float">
            <text:p>0.60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66666666666667" calcext:value-type="float">
            <text:p>0.7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75" calcext:value-type="float">
            <text:p>0.75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2" calcext:value-type="float">
            <text:p>0.20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371428571428571" calcext:value-type="float">
            <text:p>0.37</text:p>
          </table:table-cell>
          <table:table-cell table:number-columns-repeated="2" office:value-type="float" office:value="0.171428571428571" calcext:value-type="float">
            <text:p>0.17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314285714285714" calcext:value-type="float">
            <text:p>0.3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285714285714286" calcext:value-type="float">
            <text:p>0.29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142857142857143" calcext:value-type="float">
            <text:p>0.14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N2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507692307692308" calcext:value-type="float">
            <text:p>0.51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92307692307692" calcext:value-type="float">
            <text:p>0.69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355555555555556" calcext:value-type="float">
            <text:p>0.36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44444444444444" calcext:value-type="float">
            <text:p>0.64</text:p>
          </table:table-cell>
          <table:table-cell table:number-columns-repeated="2" table:style-name="ce12" office:value-type="float" office:value="0.577777777777778" calcext:value-type="float">
            <text:p>0.58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688888888888889" calcext:value-type="float">
            <text:p>0.69</text:p>
          </table:table-cell>
          <table:table-cell office:value-type="float" office:value="0.6" calcext:value-type="float">
            <text:p>0.60</text:p>
          </table:table-cell>
          <table:table-cell office:value-type="float" office:value="0.622222222222222" calcext:value-type="float">
            <text:p>0.62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77777777777778" calcext:value-type="float">
            <text:p>0.78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table:number-columns-repeated="2" office:value-type="float" office:value="0.333333333333333" calcext:value-type="float">
            <text:p>0.3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table:style-name="ce12" office:value-type="float" office:value="0.555555555555556" calcext:value-type="float">
            <text:p>0.56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25" calcext:value-type="float">
            <text:p>0.25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633333333333333" calcext:value-type="float">
            <text:p>0.63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483333333333333" calcext:value-type="float">
            <text:p>0.48</text:p>
          </table:table-cell>
          <table:table-cell table:number-columns-repeated="2" office:value-type="float" office:value="0.53333333333333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office:value-type="float" office:value="0.583333333333333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table:number-columns-repeated="4" office:value-type="float" office:value="0.428571428571429" calcext:value-type="float">
            <text:p>0.43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LSC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" calcext:value-type="float">
            <text:p>0.80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244444444444444" calcext:value-type="float">
            <text:p>0.24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6" calcext:value-type="float">
            <text:p>0.60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2" office:value-type="float" office:value="0.622222222222222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Not solid behavior</text:p>
          </table:table-cell>
          <table:table-cell table:number-columns-repeated="1004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222222222222222" calcext:value-type="float">
            <text:p>0.22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number-columns-repeated="4" office:value-type="float" office:value="0.666666666666667" calcext:value-type="float">
            <text:p>0.67</text:p>
          </table:table-cell>
          <table:table-cell table:style-name="ce1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5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66666666666667" calcext:value-type="float">
            <text:p>0.37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55" calcext:value-type="float">
            <text:p>0.55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" calcext:value-type="float">
            <text:p>0.50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16666666666667" calcext:value-type="float">
            <text:p>0.52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" calcext:value-type="float">
            <text:p>0.2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485714285714286" calcext:value-type="float">
            <text:p>0.49</text:p>
          </table:table-cell>
          <table:table-cell table:number-columns-repeated="2" office:value-type="float" office:value="0.371428571428571" calcext:value-type="float">
            <text:p>0.37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6" calcext:value-type="float">
            <text:p>0.60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DCP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53846153846154" calcext:value-type="float">
            <text:p>0.9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22222222222222" calcext:value-type="float">
            <text:p>0.42</text:p>
          </table:table-cell>
          <table:table-cell office:value-type="float" office:value="0.177777777777778" calcext:value-type="float">
            <text:p>0.18</text:p>
          </table:table-cell>
          <table:table-cell office:value-type="float" office:value="0.622222222222222" calcext:value-type="float">
            <text:p>0.62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844444444444444" calcext:value-type="float">
            <text:p>0.84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2" office:value-type="float" office:value="0.577777777777778" calcext:value-type="float">
            <text:p>0.58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11111111111111" calcext:value-type="float">
            <text:p>0.51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33333333333333" calcext:value-type="float">
            <text:p>0.73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333333333333333" calcext:value-type="float">
            <text:p>0.3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2" office:value-type="float" office:value="0.333333333333333" calcext:value-type="float">
            <text:p>0.33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616666666666667" calcext:value-type="float">
            <text:p>0.62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42857142857143" calcext:value-type="float">
            <text:p>0.54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6" calcext:value-type="float">
            <text:p>0.60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CLD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323076923076923" calcext:value-type="float">
            <text:p>0.32</text:p>
          </table:table-cell>
          <table:table-cell office:value-type="float" office:value="0.0153846153846154" calcext:value-type="float">
            <text:p>0.0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292307692307692" calcext:value-type="float">
            <text:p>0.29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38461538461538" calcext:value-type="float">
            <text:p>0.94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307692307692308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38461538461538" calcext:value-type="float">
            <text:p>0.54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230769230769231" calcext:value-type="float">
            <text:p>0.23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230769230769231" calcext:value-type="float">
            <text:p>0.23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11111111111111" calcext:value-type="float">
            <text:p>0.51</text:p>
          </table:table-cell>
          <table:table-cell office:value-type="float" office:value="0.0444444444444444" calcext:value-type="float">
            <text:p>0.04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577777777777778" calcext:value-type="float">
            <text:p>0.58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88888888888889" calcext:value-type="float">
            <text:p>0.69</text:p>
          </table:table-cell>
          <table:table-cell table:number-columns-repeated="2" table:style-name="ce10" office:value-type="float" office:value="0.777777777777778" calcext:value-type="float">
            <text:p>0.78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888888888888889" calcext:value-type="float">
            <text:p>0.89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1" calcext:value-type="float">
            <text:p>1.00</text:p>
          </table:table-cell>
          <table:table-cell table:style-name="ce10" office:value-type="float" office:value="0.888888888888889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5" calcext:value-type="float">
            <text:p>0.45</text:p>
          </table:table-cell>
          <table:table-cell office:value-type="float" office:value="0.0166666666666667" calcext:value-type="float">
            <text:p>0.02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0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683333333333333" calcext:value-type="float">
            <text:p>0.68</text:p>
          </table:table-cell>
          <table:table-cell table:style-name="ce10" office:value-type="float" office:value="0.766666666666667" calcext:value-type="float">
            <text:p>0.77</text:p>
          </table:table-cell>
          <table:table-cell office:value-type="float" office:value="0.35" calcext:value-type="float">
            <text:p>0.3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3" calcext:value-type="float">
            <text:p>0.30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style-name="ce10" office:value-type="float" office:value="0.916666666666667" calcext:value-type="float">
            <text:p>0.92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2" calcext:value-type="float">
            <text:p>0.20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71428571428571" calcext:value-type="float">
            <text:p>0.3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" calcext:value-type="float">
            <text:p>0.60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742857142857143" calcext:value-type="float">
            <text:p>0.74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.142857142857143" calcext:value-type="float">
            <text:p>0.1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table:number-columns-repeated="3"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857142857142857" calcext:value-type="float">
            <text:p>0.86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F1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276923076923077" calcext:value-type="float">
            <text:p>0.28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table:number-columns-repeated="2" office:value-type="float" office:value="0.692307692307692" calcext:value-type="float">
            <text:p>0.6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1" calcext:value-type="float">
            <text:p>1.00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22222222222222" calcext:value-type="float">
            <text:p>0.62</text:p>
          </table:table-cell>
          <table:table-cell office:value-type="float" office:value="0.266666666666667" calcext:value-type="float">
            <text:p>0.27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55555555555556" calcext:value-type="float">
            <text:p>0.76</text:p>
          </table:table-cell>
          <table:table-cell table:style-name="ce12" office:value-type="float" office:value="0.488888888888889" calcext:value-type="float">
            <text:p>0.49</text:p>
          </table:table-cell>
          <table:table-cell table:number-columns-repeated="2"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0" office:value-type="float" office:value="0.688888888888889" calcext:value-type="float">
            <text:p>0.69</text:p>
          </table:table-cell>
          <table:table-cell table:style-name="ce12" office:value-type="float" office:value="0.533333333333333" calcext:value-type="float">
            <text:p>0.53</text:p>
          </table:table-cell>
          <table:table-cell table:style-name="ce10" office:value-type="float" office:value="0.688888888888889" calcext:value-type="float">
            <text:p>0.69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511111111111111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444444444444444" calcext:value-type="float">
            <text:p>0.44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2"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string" calcext:value-type="string">
            <text:p>Not solid behavior</text:p>
          </table:table-cell>
          <table:table-cell table:number-columns-repeated="1004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516666666666667" calcext:value-type="float">
            <text:p>0.52</text:p>
          </table:table-cell>
          <table:table-cell office:value-type="float" office:value="0.633333333333333" calcext:value-type="float">
            <text:p>0.63</text:p>
          </table:table-cell>
          <table:table-cell table:style-name="ce12" office:value-type="float" office:value="0.53333333333333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style-name="ce12" office:value-type="float" office:value="0.55" calcext:value-type="float">
            <text:p>0.5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table:style-name="ce12" office:value-type="float" office:value="0.5" calcext:value-type="float">
            <text:p>0.50</text:p>
          </table:table-cell>
          <table:table-cell office:value-type="float" office:value="0.633333333333333" calcext:value-type="float">
            <text:p>0.63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66666666666667" calcext:value-type="float">
            <text:p>0.57</text:p>
          </table:table-cell>
          <table:table-cell table:number-columns-repeated="1005"/>
        </table:table-row>
        <table:table-row table:style-name="ro1">
          <table:covered-table-cell table:number-columns-repeated="2" table:style-name="ce2"/>
          <table:table-cell table:style-name="ce21" office:value-type="string" calcext:value-type="string">
            <text:p>real sum avg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83333333333333" calcext:value-type="float">
            <text:p>0.58</text:p>
          </table:table-cell>
          <table:table-cell table:number-columns-repeated="2" office:value-type="float" office:value="0.583333333333333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" calcext:value-type="float">
            <text:p>0.50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83333333333333" calcext:value-type="float">
            <text:p>0.58</text:p>
          </table:table-cell>
          <table:table-cell table:style-name="ce12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2" calcext:value-type="float">
            <text:p>0.20</text:p>
          </table:table-cell>
          <table:table-cell office:value-type="float" office:value="0.685714285714286" calcext:value-type="float">
            <text:p>0.69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8" calcext:value-type="float">
            <text:p>0.80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657142857142857" calcext:value-type="float">
            <text:p>0.66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742857142857143" calcext:value-type="float">
            <text:p>0.74</text:p>
          </table:table-cell>
          <table:table-cell table:number-columns-repeated="3" office:value-type="float" office:value="0.6" calcext:value-type="float">
            <text:p>0.60</text:p>
          </table:table-cell>
          <table:table-cell table:number-columns-repeated="2" office:value-type="float" office:value="0.657142857142857" calcext:value-type="float">
            <text:p>0.66</text:p>
          </table:table-cell>
          <table:table-cell table:number-columns-repeated="1005"/>
        </table:table-row>
        <table:table-row table:style-name="ro1">
          <table:covered-table-cell/>
          <table:covered-table-cell table:style-name="ce2"/>
          <table:table-cell table:style-name="ce21" office:value-type="string" calcext:value-type="string">
            <text:p>real sum avg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857142857142857" calcext:value-type="float">
            <text:p>0.86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857142857142857" calcext:value-type="float">
            <text:p>0.86</text:p>
          </table:table-cell>
          <table:table-cell table:number-columns-repeated="2" office:value-type="float" office:value="0.714285714285714" calcext:value-type="float">
            <text:p>0.71</text:p>
          </table:table-cell>
          <table:table-cell office:value-type="float" office:value="0.571428571428571" calcext:value-type="float">
            <text:p>0.57</text:p>
          </table:table-cell>
          <table:table-cell table:number-columns-repeated="2" office:value-type="float" office:value="0.857142857142857" calcext:value-type="float">
            <text:p>0.86</text:p>
          </table:table-cell>
          <table:table-cell table:number-columns-repeated="3" office:value-type="float" office:value="0.571428571428571" calcext:value-type="float">
            <text:p>0.57</text:p>
          </table:table-cell>
          <table:table-cell table:number-columns-repeated="2"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7" table:number-columns-repeated="16"/>
          <table:table-cell table:style-name="ce3"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$6];[.D$19];[.D$32];[.D$45];[.D$58];[.D$71];[.D$84];[.D$110];[.D$97])" office:value-type="float" office:value="0.533333333333333" calcext:value-type="float">
            <text:p>0.533</text:p>
          </table:table-cell>
          <table:table-cell table:style-name="ce8" table:formula="of:=AVERAGE([.E6];[.E19];[.E32];[.E45];[.E58];[.E71];[.E84];[.E110];[.E97])" office:value-type="float" office:value="0.209876543209877" calcext:value-type="float">
            <text:p>0.210</text:p>
          </table:table-cell>
          <table:table-cell table:style-name="ce11" table:formula="of:=AVERAGE([.F6];[.F19];[.F32];[.F45];[.F58];[.F71];[.F84];[.F110];[.F97])" office:value-type="float" office:value="0.669135802469136" calcext:value-type="float">
            <text:p>0.669</text:p>
          </table:table-cell>
          <table:table-cell table:style-name="ce8" table:formula="of:=AVERAGE([.G6];[.G19];[.G32];[.G45];[.G58];[.G71];[.G84];[.G110];[.G97])" office:value-type="float" office:value="0.580246913580247" calcext:value-type="float">
            <text:p>0.580</text:p>
          </table:table-cell>
          <table:table-cell table:style-name="ce11" table:formula="of:=AVERAGE([.H6];[.H19];[.H32];[.H45];[.H58];[.H71];[.H84];[.H110];[.H97])" office:value-type="float" office:value="0.669135802469136" calcext:value-type="float">
            <text:p>0.669</text:p>
          </table:table-cell>
          <table:table-cell table:style-name="ce8" table:formula="of:=AVERAGE([.I6];[.I19];[.I32];[.I45];[.I58];[.I71];[.I84];[.I110];[.I97])" office:value-type="float" office:value="0.607407407407407" calcext:value-type="float">
            <text:p>0.607</text:p>
          </table:table-cell>
          <table:table-cell table:style-name="ce11" table:formula="of:=AVERAGE([.J6];[.J19];[.J32];[.J45];[.J58];[.J71];[.J84];[.J110];[.J97])" office:value-type="float" office:value="0.671604938271605" calcext:value-type="float">
            <text:p>0.672</text:p>
          </table:table-cell>
          <table:table-cell table:style-name="ce8" table:formula="of:=AVERAGE([.K6];[.K19];[.K32];[.K45];[.K58];[.K71];[.K84];[.K110];[.K97])" office:value-type="float" office:value="0.609876543209877" calcext:value-type="float">
            <text:p>0.610</text:p>
          </table:table-cell>
          <table:table-cell table:style-name="ce11" table:formula="of:=AVERAGE([.L6];[.L19];[.L32];[.L45];[.L58];[.L71];[.L84];[.L110];[.L97])" office:value-type="float" office:value="0.646913580246914" calcext:value-type="float">
            <text:p>0.647</text:p>
          </table:table-cell>
          <table:table-cell table:style-name="ce8" table:formula="of:=AVERAGE([.M6];[.M19];[.M32];[.M45];[.M58];[.M71];[.M84];[.M110];[.M97])" office:value-type="float" office:value="0.607407407407407" calcext:value-type="float">
            <text:p>0.607</text:p>
          </table:table-cell>
          <table:table-cell table:style-name="ce11" table:formula="of:=AVERAGE([.N6];[.N19];[.N32];[.N45];[.N58];[.N71];[.N84];[.N110];[.N97])" office:value-type="float" office:value="0.691358024691358" calcext:value-type="float">
            <text:p>0.691</text:p>
          </table:table-cell>
          <table:table-cell table:style-name="ce11" table:formula="of:=AVERAGE([.O6];[.O19];[.O32];[.O45];[.O58];[.O71];[.O84];[.O110];[.O97])" office:value-type="float" office:value="0.68641975308642" calcext:value-type="float">
            <text:p>0.686</text:p>
          </table:table-cell>
          <table:table-cell table:style-name="ce8" table:formula="of:=AVERAGE([.P6];[.P19];[.P32];[.P45];[.P58];[.P71];[.P84];[.P110];[.P97])" office:value-type="float" office:value="0.637037037037037" calcext:value-type="float">
            <text:p>0.637</text:p>
          </table:table-cell>
          <table:table-cell table:style-name="ce8" table:formula="of:=AVERAGE([.Q6];[.Q19];[.Q32];[.Q45];[.Q58];[.Q71];[.Q84];[.Q110];[.Q97])" office:value-type="float" office:value="0.567901234567901" calcext:value-type="float">
            <text:p>0.568</text:p>
          </table:table-cell>
          <table:table-cell table:style-name="ce11" table:formula="of:=AVERAGE([.R6];[.R19];[.R32];[.R45];[.R58];[.R71];[.R84];[.R110];[.R97])" office:value-type="float" office:value="0.683950617283951" calcext:value-type="float">
            <text:p>0.684</text:p>
          </table:table-cell>
          <table:table-cell table:style-name="ce11" table:formula="of:=AVERAGE([.S6];[.S19];[.S32];[.S45];[.S58];[.S71];[.S84];[.S110];[.S97])" office:value-type="float" office:value="0.661728395061728" calcext:value-type="float">
            <text:p>0.662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9];[.D$22];[.D$35];[.D$48];[.D$61];[.D$74];[.D$87];[.D$113];[.D$100])" office:value-type="float" office:value="0.407407407407407" calcext:value-type="float">
            <text:p>0.407</text:p>
          </table:table-cell>
          <table:table-cell table:style-name="ce8" table:formula="of:=AVERAGE([.E$9];[.E$22];[.E$35];[.E$48];[.E$61];[.E$74];[.E$87];[.E$113];[.E$100])" office:value-type="float" office:value="0.177777777777778" calcext:value-type="float">
            <text:p>0.178</text:p>
          </table:table-cell>
          <table:table-cell table:style-name="ce8" table:formula="of:=AVERAGE([.F$9];[.F$22];[.F$35];[.F$48];[.F$61];[.F$74];[.F$87];[.F$113];[.F$100])" office:value-type="float" office:value="0.574074074074074" calcext:value-type="float">
            <text:p>0.574</text:p>
          </table:table-cell>
          <table:table-cell table:style-name="ce8" table:formula="of:=AVERAGE([.G$9];[.G$22];[.G$35];[.G$48];[.G$61];[.G$74];[.G$87];[.G$113];[.G$100])" office:value-type="float" office:value="0.505555555555556" calcext:value-type="float">
            <text:p>0.506</text:p>
          </table:table-cell>
          <table:table-cell table:style-name="ce11" table:formula="of:=AVERAGE([.H$9];[.H$22];[.H$35];[.H$48];[.H$61];[.H$74];[.H$87];[.H$113];[.H$100])" office:value-type="float" office:value="0.635185185185185" calcext:value-type="float">
            <text:p>0.635</text:p>
          </table:table-cell>
          <table:table-cell table:style-name="ce8" table:formula="of:=AVERAGE([.I$9];[.I$22];[.I$35];[.I$48];[.I$61];[.I$74];[.I$87];[.I$113];[.I$100])" office:value-type="float" office:value="0.557407407407407" calcext:value-type="float">
            <text:p>0.557</text:p>
          </table:table-cell>
          <table:table-cell table:style-name="ce8" table:formula="of:=AVERAGE([.J$9];[.J$22];[.J$35];[.J$48];[.J$61];[.J$74];[.J$87];[.J$113];[.J$100])" office:value-type="float" office:value="0.611111111111111" calcext:value-type="float">
            <text:p>0.611</text:p>
          </table:table-cell>
          <table:table-cell table:style-name="ce8" table:formula="of:=AVERAGE([.K$9];[.K$22];[.K$35];[.K$48];[.K$61];[.K$74];[.K$87];[.K$113];[.K$100])" office:value-type="float" office:value="0.601851851851852" calcext:value-type="float">
            <text:p>0.602</text:p>
          </table:table-cell>
          <table:table-cell table:style-name="ce11" table:formula="of:=AVERAGE([.L$9];[.L$22];[.L$35];[.L$48];[.L$61];[.L$74];[.L$87];[.L$113];[.L$100])" office:value-type="float" office:value="0.625925925925926" calcext:value-type="float">
            <text:p>0.626</text:p>
          </table:table-cell>
          <table:table-cell table:style-name="ce8" table:formula="of:=AVERAGE([.M$9];[.M$22];[.M$35];[.M$48];[.M$61];[.M$74];[.M$87];[.M$113];[.M$100])" office:value-type="float" office:value="0.546296296296296" calcext:value-type="float">
            <text:p>0.546</text:p>
          </table:table-cell>
          <table:table-cell table:style-name="ce11" table:formula="of:=AVERAGE([.N$9];[.N$22];[.N$35];[.N$48];[.N$61];[.N$74];[.N$87];[.N$113];[.N$100])" office:value-type="float" office:value="0.62962962962963" calcext:value-type="float">
            <text:p>0.630</text:p>
          </table:table-cell>
          <table:table-cell table:style-name="ce8" table:formula="of:=AVERAGE([.O$9];[.O$22];[.O$35];[.O$48];[.O$61];[.O$74];[.O$87];[.O$113];[.O$100])" office:value-type="float" office:value="0.618518518518519" calcext:value-type="float">
            <text:p>0.619</text:p>
          </table:table-cell>
          <table:table-cell table:style-name="ce11" table:formula="of:=AVERAGE([.P$9];[.P$22];[.P$35];[.P$48];[.P$61];[.P$74];[.P$87];[.P$113];[.P$100])" office:value-type="float" office:value="0.633333333333333" calcext:value-type="float">
            <text:p>0.633</text:p>
          </table:table-cell>
          <table:table-cell table:style-name="ce8" table:formula="of:=AVERAGE([.Q$9];[.Q$22];[.Q$35];[.Q$48];[.Q$61];[.Q$74];[.Q$87];[.Q$113];[.Q$100])" office:value-type="float" office:value="0.535185185185185" calcext:value-type="float">
            <text:p>0.535</text:p>
          </table:table-cell>
          <table:table-cell table:style-name="ce11" table:formula="of:=AVERAGE([.R$9];[.R$22];[.R$35];[.R$48];[.R$61];[.R$74];[.R$87];[.R$113];[.R$100])" office:value-type="float" office:value="0.625925925925926" calcext:value-type="float">
            <text:p>0.626</text:p>
          </table:table-cell>
          <table:table-cell table:style-name="ce8" table:formula="of:=AVERAGE([.S$9];[.S$22];[.S$35];[.S$48];[.S$61];[.S$74];[.S$87];[.S$113];[.S$100])" office:value-type="float" office:value="0.603703703703704" calcext:value-type="float">
            <text:p>0.604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12];[.D$25];[.D$38];[.D$51];[.D$64];[.D$77];[.D$90];[.D$116];[.D$103])" office:value-type="float" office:value="0.0825396825396826" calcext:value-type="float">
            <text:p>0.083</text:p>
          </table:table-cell>
          <table:table-cell table:style-name="ce8" table:formula="of:=AVERAGE([.E$12];[.E$25];[.E$38];[.E$51];[.E$64];[.E$77];[.E$90];[.E$116];[.E$103])" office:value-type="float" office:value="0.419047619047619" calcext:value-type="float">
            <text:p>0.419</text:p>
          </table:table-cell>
          <table:table-cell table:style-name="ce8" table:formula="of:=AVERAGE([.F$12];[.F$25];[.F$38];[.F$51];[.F$64];[.F$77];[.F$90];[.F$116];[.F$103])" office:value-type="float" office:value="0.317460317460317" calcext:value-type="float">
            <text:p>0.317</text:p>
          </table:table-cell>
          <table:table-cell table:style-name="ce8" table:formula="of:=AVERAGE([.G$12];[.G$25];[.G$38];[.G$51];[.G$64];[.G$77];[.G$90];[.G$116];[.G$103])" office:value-type="float" office:value="0.314285714285714" calcext:value-type="float">
            <text:p>0.314</text:p>
          </table:table-cell>
          <table:table-cell table:style-name="ce8" table:formula="of:=AVERAGE([.H$12];[.H$25];[.H$38];[.H$51];[.H$64];[.H$77];[.H$90];[.H$116];[.H$103])" office:value-type="float" office:value="0.393650793650793" calcext:value-type="float">
            <text:p>0.394</text:p>
          </table:table-cell>
          <table:table-cell table:style-name="ce8" table:formula="of:=AVERAGE([.I$12];[.I$25];[.I$38];[.I$51];[.I$64];[.I$77];[.I$90];[.I$116];[.I$103])" office:value-type="float" office:value="0.415873015873016" calcext:value-type="float">
            <text:p>0.416</text:p>
          </table:table-cell>
          <table:table-cell table:style-name="ce8" table:formula="of:=AVERAGE([.J$12];[.J$25];[.J$38];[.J$51];[.J$64];[.J$77];[.J$90];[.J$116];[.J$103])" office:value-type="float" office:value="0.431746031746032" calcext:value-type="float">
            <text:p>0.432</text:p>
          </table:table-cell>
          <table:table-cell table:style-name="ce8" table:formula="of:=AVERAGE([.K$12];[.K$25];[.K$38];[.K$51];[.K$64];[.K$77];[.K$90];[.K$116];[.K$103])" office:value-type="float" office:value="0.377777777777778" calcext:value-type="float">
            <text:p>0.378</text:p>
          </table:table-cell>
          <table:table-cell table:style-name="ce8" table:formula="of:=AVERAGE([.L$12];[.L$25];[.L$38];[.L$51];[.L$64];[.L$77];[.L$90];[.L$116];[.L$103])" office:value-type="float" office:value="0.476190476190476" calcext:value-type="float">
            <text:p>0.476</text:p>
          </table:table-cell>
          <table:table-cell table:style-name="ce8" table:formula="of:=AVERAGE([.M$12];[.M$25];[.M$38];[.M$51];[.M$64];[.M$77];[.M$90];[.M$116];[.M$103])" office:value-type="float" office:value="0.520634920634921" calcext:value-type="float">
            <text:p>0.521</text:p>
          </table:table-cell>
          <table:table-cell table:style-name="ce8" table:formula="of:=AVERAGE([.N$12];[.N$25];[.N$38];[.N$51];[.N$64];[.N$77];[.N$90];[.N$116];[.N$103])" office:value-type="float" office:value="0.523809523809524" calcext:value-type="float">
            <text:p>0.524</text:p>
          </table:table-cell>
          <table:table-cell table:style-name="ce8" table:formula="of:=AVERAGE([.O$12];[.O$25];[.O$38];[.O$51];[.O$64];[.O$77];[.O$90];[.O$116];[.O$103])" office:value-type="float" office:value="0.507936507936508" calcext:value-type="float">
            <text:p>0.508</text:p>
          </table:table-cell>
          <table:table-cell table:style-name="ce8" table:formula="of:=AVERAGE([.P$12];[.P$25];[.P$38];[.P$51];[.P$64];[.P$77];[.P$90];[.P$116];[.P$103])" office:value-type="float" office:value="0.482539682539683" calcext:value-type="float">
            <text:p>0.483</text:p>
          </table:table-cell>
          <table:table-cell table:style-name="ce8" table:formula="of:=AVERAGE([.Q$12];[.Q$25];[.Q$38];[.Q$51];[.Q$64];[.Q$77];[.Q$90];[.Q$116];[.Q$103])" office:value-type="float" office:value="0.511111111111111" calcext:value-type="float">
            <text:p>0.511</text:p>
          </table:table-cell>
          <table:table-cell table:style-name="ce8" table:formula="of:=AVERAGE([.R$12];[.R$25];[.R$38];[.R$51];[.R$64];[.R$77];[.R$90];[.R$116];[.R$103])" office:value-type="float" office:value="0.479365079365079" calcext:value-type="float">
            <text:p>0.479</text:p>
          </table:table-cell>
          <table:table-cell table:style-name="ce8" table:formula="of:=AVERAGE([.S$12];[.S$25];[.S$38];[.S$51];[.S$64];[.S$77];[.S$90];[.S$116];[.S$103])" office:value-type="float" office:value="0.555555555555555" calcext:value-type="float">
            <text:p>0.556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6];[.D$19];[.D$32];[.D$45];[.D$58];[.D$71];[.D$84];[.D$110];[.D$97])" office:value-type="float" office:value="0.0860662965823871" calcext:value-type="float">
            <text:p>0.086</text:p>
          </table:table-cell>
          <table:table-cell table:style-name="ce8" table:formula="of:=STDEV([.E$6];[.E$19];[.E$32];[.E$45];[.E$58];[.E$71];[.E$84];[.E$110];[.E$97])" office:value-type="float" office:value="0.0943536237248667" calcext:value-type="float">
            <text:p>0.094</text:p>
          </table:table-cell>
          <table:table-cell table:style-name="ce11" table:formula="of:=STDEV([.F$6];[.F$19];[.F$32];[.F$45];[.F$58];[.F$71];[.F$84];[.F$110];[.F$97])" office:value-type="float" office:value="0.0697831247459879" calcext:value-type="float">
            <text:p>0.070</text:p>
          </table:table-cell>
          <table:table-cell table:style-name="ce11" table:formula="of:=STDEV([.G$6];[.G$19];[.G$32];[.G$45];[.G$58];[.G$71];[.G$84];[.G$110];[.G$97])" office:value-type="float" office:value="0.0863844725162268" calcext:value-type="float">
            <text:p>0.086</text:p>
          </table:table-cell>
          <table:table-cell table:style-name="ce8" table:formula="of:=STDEV([.H$6];[.H$19];[.H$32];[.H$45];[.H$58];[.H$71];[.H$84];[.H$110];[.H$97])" office:value-type="float" office:value="0.106831148902637" calcext:value-type="float">
            <text:p>0.107</text:p>
          </table:table-cell>
          <table:table-cell table:style-name="ce11" table:formula="of:=STDEV([.I$6];[.I$19];[.I$32];[.I$45];[.I$58];[.I$71];[.I$84];[.I$110];[.I$97])" office:value-type="float" office:value="0.0867805519545183" calcext:value-type="float">
            <text:p>0.087</text:p>
          </table:table-cell>
          <table:table-cell table:style-name="ce8" table:formula="of:=STDEV([.J$6];[.J$19];[.J$32];[.J$45];[.J$58];[.J$71];[.J$84];[.J$110];[.J$97])" office:value-type="float" office:value="0.0979907892986885" calcext:value-type="float">
            <text:p>0.098</text:p>
          </table:table-cell>
          <table:table-cell table:style-name="ce8" table:formula="of:=STDEV([.K$6];[.K$19];[.K$32];[.K$45];[.K$58];[.K$71];[.K$84];[.K$110];[.K$97])" office:value-type="float" office:value="0.0910237461292186" calcext:value-type="float">
            <text:p>0.091</text:p>
          </table:table-cell>
          <table:table-cell table:style-name="ce8" table:formula="of:=STDEV([.L$6];[.L$19];[.L$32];[.L$45];[.L$58];[.L$71];[.L$84];[.L$110];[.L$97])" office:value-type="float" office:value="0.123949633560604" calcext:value-type="float">
            <text:p>0.124</text:p>
          </table:table-cell>
          <table:table-cell table:style-name="ce8" table:formula="of:=STDEV([.M$6];[.M$19];[.M$32];[.M$45];[.M$58];[.M$71];[.M$84];[.M$110];[.M$97])" office:value-type="float" office:value="0.10943175335329" calcext:value-type="float">
            <text:p>0.109</text:p>
          </table:table-cell>
          <table:table-cell table:style-name="ce8" table:formula="of:=STDEV([.N$6];[.N$19];[.N$32];[.N$45];[.N$58];[.N$71];[.N$84];[.N$110];[.N$97])" office:value-type="float" office:value="0.0819849763747358" calcext:value-type="float">
            <text:p>0.082</text:p>
          </table:table-cell>
          <table:table-cell table:style-name="ce8" table:formula="of:=STDEV([.O$6];[.O$19];[.O$32];[.O$45];[.O$58];[.O$71];[.O$84];[.O$110];[.O$97])" office:value-type="float" office:value="0.0932568763852902" calcext:value-type="float">
            <text:p>0.093</text:p>
          </table:table-cell>
          <table:table-cell table:style-name="ce11" table:formula="of:=STDEV([.P$6];[.P$19];[.P$32];[.P$45];[.P$58];[.P$71];[.P$84];[.P$110];[.P$97])" office:value-type="float" office:value="0.0711458248603649" calcext:value-type="float">
            <text:p>0.071</text:p>
          </table:table-cell>
          <table:table-cell table:style-name="ce8" table:formula="of:=STDEV([.Q$6];[.Q$19];[.Q$32];[.Q$45];[.Q$58];[.Q$71];[.Q$84];[.Q$110];[.Q$97])" office:value-type="float" office:value="0.0903430438344478" calcext:value-type="float">
            <text:p>0.090</text:p>
          </table:table-cell>
          <table:table-cell table:style-name="ce11" table:formula="of:=STDEV([.R$6];[.R$19];[.R$32];[.R$45];[.R$58];[.R$71];[.R$84];[.R$110];[.R$97])" office:value-type="float" office:value="0.0364772511177633" calcext:value-type="float">
            <text:p>0.036</text:p>
          </table:table-cell>
          <table:table-cell table:style-name="ce8" table:formula="of:=STDEV([.S$6];[.S$19];[.S$32];[.S$45];[.S$58];[.S$71];[.S$84];[.S$110];[.S$97])" office:value-type="float" office:value="0.102906992514443" calcext:value-type="float">
            <text:p>0.103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9];[.D$22];[.D$35];[.D$48];[.D$61];[.D$74];[.D$87];[.D$113];[.D$100])" office:value-type="float" office:value="0.0534316223935315" calcext:value-type="float">
            <text:p>0.053</text:p>
          </table:table-cell>
          <table:table-cell table:style-name="ce8" table:formula="of:=STDEV([.E$9];[.E$22];[.E$35];[.E$48];[.E$61];[.E$74];[.E$87];[.E$113];[.E$100])" office:value-type="float" office:value="0.0889756521002608" calcext:value-type="float">
            <text:p>0.089</text:p>
          </table:table-cell>
          <table:table-cell table:style-name="ce11" table:formula="of:=STDEV([.F$9];[.F$22];[.F$35];[.F$48];[.F$61];[.F$74];[.F$87];[.F$113];[.F$100])" office:value-type="float" office:value="0.0702728368926305" calcext:value-type="float">
            <text:p>0.070</text:p>
          </table:table-cell>
          <table:table-cell table:style-name="ce11" table:formula="of:=STDEV([.G$9];[.G$22];[.G$35];[.G$48];[.G$61];[.G$74];[.G$87];[.G$113];[.G$100])" office:value-type="float" office:value="0.0493006648591636" calcext:value-type="float">
            <text:p>0.049</text:p>
          </table:table-cell>
          <table:table-cell table:style-name="ce11" table:formula="of:=STDEV([.H$9];[.H$22];[.H$35];[.H$48];[.H$61];[.H$74];[.H$87];[.H$113];[.H$100])" office:value-type="float" office:value="0.0684371388597496" calcext:value-type="float">
            <text:p>0.068</text:p>
          </table:table-cell>
          <table:table-cell table:style-name="ce11" table:formula="of:=STDEV([.I$9];[.I$22];[.I$35];[.I$48];[.I$61];[.I$74];[.I$87];[.I$113];[.I$100])" office:value-type="float" office:value="0.0583994334489684" calcext:value-type="float">
            <text:p>0.058</text:p>
          </table:table-cell>
          <table:table-cell table:style-name="ce11" table:formula="of:=STDEV([.J$9];[.J$22];[.J$35];[.J$48];[.J$61];[.J$74];[.J$87];[.J$113];[.J$100])" office:value-type="float" office:value="0.056519416526044" calcext:value-type="float">
            <text:p>0.057</text:p>
          </table:table-cell>
          <table:table-cell table:style-name="ce11" table:formula="of:=STDEV([.K$9];[.K$22];[.K$35];[.K$48];[.K$61];[.K$74];[.K$87];[.K$113];[.K$100])" office:value-type="float" office:value="0.046729455114613" calcext:value-type="float">
            <text:p>0.047</text:p>
          </table:table-cell>
          <table:table-cell table:style-name="ce8" table:formula="of:=STDEV([.L$9];[.L$22];[.L$35];[.L$48];[.L$61];[.L$74];[.L$87];[.L$113];[.L$100])" office:value-type="float" office:value="0.0943218158130536" calcext:value-type="float">
            <text:p>0.094</text:p>
          </table:table-cell>
          <table:table-cell table:style-name="ce8" table:formula="of:=STDEV([.M$9];[.M$22];[.M$35];[.M$48];[.M$61];[.M$74];[.M$87];[.M$113];[.M$100])" office:value-type="float" office:value="0.13275336828165" calcext:value-type="float">
            <text:p>0.133</text:p>
          </table:table-cell>
          <table:table-cell table:style-name="ce8" table:formula="of:=STDEV([.N$9];[.N$22];[.N$35];[.N$48];[.N$61];[.N$74];[.N$87];[.N$113];[.N$100])" office:value-type="float" office:value="0.0896667355087164" calcext:value-type="float">
            <text:p>0.090</text:p>
          </table:table-cell>
          <table:table-cell table:style-name="ce11" table:formula="of:=STDEV([.O$9];[.O$22];[.O$35];[.O$48];[.O$61];[.O$74];[.O$87];[.O$113];[.O$100])" office:value-type="float" office:value="0.0637074718954428" calcext:value-type="float">
            <text:p>0.064</text:p>
          </table:table-cell>
          <table:table-cell table:style-name="ce8" table:formula="of:=STDEV([.P$9];[.P$22];[.P$35];[.P$48];[.P$61];[.P$74];[.P$87];[.P$113];[.P$100])" office:value-type="float" office:value="0.118145390656315" calcext:value-type="float">
            <text:p>0.118</text:p>
          </table:table-cell>
          <table:table-cell table:style-name="ce8" table:formula="of:=STDEV([.Q$9];[.Q$22];[.Q$35];[.Q$48];[.Q$61];[.Q$74];[.Q$87];[.Q$113];[.Q$100])" office:value-type="float" office:value="0.108155124077399" calcext:value-type="float">
            <text:p>0.108</text:p>
          </table:table-cell>
          <table:table-cell table:style-name="ce11" table:formula="of:=STDEV([.R$9];[.R$22];[.R$35];[.R$48];[.R$61];[.R$74];[.R$87];[.R$113];[.R$100])" office:value-type="float" office:value="0.0640697921926157" calcext:value-type="float">
            <text:p>0.064</text:p>
          </table:table-cell>
          <table:table-cell table:style-name="ce11" table:formula="of:=STDEV([.S$9];[.S$22];[.S$35];[.S$48];[.S$61];[.S$74];[.S$87];[.S$113];[.S$100])" office:value-type="float" office:value="0.0753592220347252" calcext:value-type="float">
            <text:p>0.075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12];[.D$25];[.D$38];[.D$51];[.D$64];[.D$77];[.D$90];[.D$116];[.D$103])" office:value-type="float" office:value="0.0788235493202231" calcext:value-type="float">
            <text:p>0.079</text:p>
          </table:table-cell>
          <table:table-cell table:style-name="ce8" table:formula="of:=STDEV([.E$12];[.E$25];[.E$38];[.E$51];[.E$64];[.E$77];[.E$90];[.E$116];[.E$103])" office:value-type="float" office:value="0.162882203585591" calcext:value-type="float">
            <text:p>0.163</text:p>
          </table:table-cell>
          <table:table-cell table:style-name="ce8" table:formula="of:=STDEV([.F$12];[.F$25];[.F$38];[.F$51];[.F$64];[.F$77];[.F$90];[.F$116];[.F$103])" office:value-type="float" office:value="0.171692917879238" calcext:value-type="float">
            <text:p>0.172</text:p>
          </table:table-cell>
          <table:table-cell table:style-name="ce8" table:formula="of:=STDEV([.G$12];[.G$25];[.G$38];[.G$51];[.G$64];[.G$77];[.G$90];[.G$116];[.G$103])" office:value-type="float" office:value="0.209469689980217" calcext:value-type="float">
            <text:p>0.209</text:p>
          </table:table-cell>
          <table:table-cell table:style-name="ce8" table:formula="of:=STDEV([.H$12];[.H$25];[.H$38];[.H$51];[.H$64];[.H$77];[.H$90];[.H$116];[.H$103])" office:value-type="float" office:value="0.170100677138017" calcext:value-type="float">
            <text:p>0.170</text:p>
          </table:table-cell>
          <table:table-cell table:style-name="ce8" table:formula="of:=STDEV([.I$12];[.I$25];[.I$38];[.I$51];[.I$64];[.I$77];[.I$90];[.I$116];[.I$103])" office:value-type="float" office:value="0.149223234438023" calcext:value-type="float">
            <text:p>0.149</text:p>
          </table:table-cell>
          <table:table-cell table:style-name="ce8" table:formula="of:=STDEV([.J$12];[.J$25];[.J$38];[.J$51];[.J$64];[.J$77];[.J$90];[.J$116];[.J$103])" office:value-type="float" office:value="0.147388452767068" calcext:value-type="float">
            <text:p>0.147</text:p>
          </table:table-cell>
          <table:table-cell table:style-name="ce8" table:formula="of:=STDEV([.K$12];[.K$25];[.K$38];[.K$51];[.K$64];[.K$77];[.K$90];[.K$116];[.K$103])" office:value-type="float" office:value="0.122705702159287" calcext:value-type="float">
            <text:p>0.123</text:p>
          </table:table-cell>
          <table:table-cell table:style-name="ce8" table:formula="of:=STDEV([.L$12];[.L$25];[.L$38];[.L$51];[.L$64];[.L$77];[.L$90];[.L$116];[.L$103])" office:value-type="float" office:value="0.171428571428571" calcext:value-type="float">
            <text:p>0.171</text:p>
          </table:table-cell>
          <table:table-cell table:style-name="ce8" table:formula="of:=STDEV([.M$12];[.M$25];[.M$38];[.M$51];[.M$64];[.M$77];[.M$90];[.M$116];[.M$103])" office:value-type="float" office:value="0.174833902387484" calcext:value-type="float">
            <text:p>0.175</text:p>
          </table:table-cell>
          <table:table-cell table:style-name="ce8" table:formula="of:=STDEV([.N$12];[.N$25];[.N$38];[.N$51];[.N$64];[.N$77];[.N$90];[.N$116];[.N$103])" office:value-type="float" office:value="0.134011878852098" calcext:value-type="float">
            <text:p>0.134</text:p>
          </table:table-cell>
          <table:table-cell table:style-name="ce8" table:formula="of:=STDEV([.O$12];[.O$25];[.O$38];[.O$51];[.O$64];[.O$77];[.O$90];[.O$116];[.O$103])" office:value-type="float" office:value="0.142698324416873" calcext:value-type="float">
            <text:p>0.143</text:p>
          </table:table-cell>
          <table:table-cell table:style-name="ce8" table:formula="of:=STDEV([.P$12];[.P$25];[.P$38];[.P$51];[.P$64];[.P$77];[.P$90];[.P$116];[.P$103])" office:value-type="float" office:value="0.111980723964808" calcext:value-type="float">
            <text:p>0.112</text:p>
          </table:table-cell>
          <table:table-cell table:style-name="ce8" table:formula="of:=STDEV([.Q$12];[.Q$25];[.Q$38];[.Q$51];[.Q$64];[.Q$77];[.Q$90];[.Q$116];[.Q$103])" office:value-type="float" office:value="0.0994314905610528" calcext:value-type="float">
            <text:p>0.099</text:p>
          </table:table-cell>
          <table:table-cell table:style-name="ce8" table:formula="of:=STDEV([.R$12];[.R$25];[.R$38];[.R$51];[.R$64];[.R$77];[.R$90];[.R$116];[.R$103])" office:value-type="float" office:value="0.128394940597264" calcext:value-type="float">
            <text:p>0.128</text:p>
          </table:table-cell>
          <table:table-cell table:style-name="ce8" table:formula="of:=STDEV([.S$12];[.S$25];[.S$38];[.S$51];[.S$64];[.S$77];[.S$90];[.S$116];[.S$103])" office:value-type="float" office:value="0.131793833362839" calcext:value-type="float">
            <text:p>0.132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6];[.D$19];[.D$32];[.D$45];[.D$58];[.D$71];[.D$84];[.D$110];[.D$97])" office:value-type="float" office:value="0.511111111111111" calcext:value-type="float">
            <text:p>0.511</text:p>
          </table:table-cell>
          <table:table-cell table:style-name="ce8" table:formula="of:=MEDIAN([.E$6];[.E$19];[.E$32];[.E$45];[.E$58];[.E$71];[.E$84];[.E$110];[.E$97])" office:value-type="float" office:value="0.177777777777778" calcext:value-type="float">
            <text:p>0.178</text:p>
          </table:table-cell>
          <table:table-cell table:style-name="ce8" table:formula="of:=MEDIAN([.F$6];[.F$19];[.F$32];[.F$45];[.F$58];[.F$71];[.F$84];[.F$110];[.F$97])" office:value-type="float" office:value="0.666666666666667" calcext:value-type="float">
            <text:p>0.667</text:p>
          </table:table-cell>
          <table:table-cell table:style-name="ce8" table:formula="of:=MEDIAN([.G$6];[.G$19];[.G$32];[.G$45];[.G$58];[.G$71];[.G$84];[.G$110];[.G$97])" office:value-type="float" office:value="0.555555555555556" calcext:value-type="float">
            <text:p>0.556</text:p>
          </table:table-cell>
          <table:table-cell table:style-name="ce11" table:formula="of:=MEDIAN([.H$6];[.H$19];[.H$32];[.H$45];[.H$58];[.H$71];[.H$84];[.H$110];[.H$97])" office:value-type="float" office:value="0.688888888888889" calcext:value-type="float">
            <text:p>0.689</text:p>
          </table:table-cell>
          <table:table-cell table:style-name="ce8" table:formula="of:=MEDIAN([.I$6];[.I$19];[.I$32];[.I$45];[.I$58];[.I$71];[.I$84];[.I$110];[.I$97])" office:value-type="float" office:value="0.6" calcext:value-type="float">
            <text:p>0.600</text:p>
          </table:table-cell>
          <table:table-cell table:style-name="ce11" table:formula="of:=MEDIAN([.J$6];[.J$19];[.J$32];[.J$45];[.J$58];[.J$71];[.J$84];[.J$110];[.J$97])" office:value-type="float" office:value="0.666666666666667" calcext:value-type="float">
            <text:p>0.667</text:p>
          </table:table-cell>
          <table:table-cell table:style-name="ce8" table:formula="of:=MEDIAN([.K$6];[.K$19];[.K$32];[.K$45];[.K$58];[.K$71];[.K$84];[.K$110];[.K$97])" office:value-type="float" office:value="0.6" calcext:value-type="float">
            <text:p>0.600</text:p>
          </table:table-cell>
          <table:table-cell table:style-name="ce11" table:formula="of:=MEDIAN([.L$6];[.L$19];[.L$32];[.L$45];[.L$58];[.L$71];[.L$84];[.L$110];[.L$97])" office:value-type="float" office:value="0.666666666666667" calcext:value-type="float">
            <text:p>0.667</text:p>
          </table:table-cell>
          <table:table-cell table:style-name="ce11" table:formula="of:=MEDIAN([.M$6];[.M$19];[.M$32];[.M$45];[.M$58];[.M$71];[.M$84];[.M$110];[.M$97])" office:value-type="float" office:value="0.644444444444444" calcext:value-type="float">
            <text:p>0.644</text:p>
          </table:table-cell>
          <table:table-cell table:style-name="ce11" table:formula="of:=MEDIAN([.N$6];[.N$19];[.N$32];[.N$45];[.N$58];[.N$71];[.N$84];[.N$110];[.N$97])" office:value-type="float" office:value="0.688888888888889" calcext:value-type="float">
            <text:p>0.689</text:p>
          </table:table-cell>
          <table:table-cell table:style-name="ce11" table:formula="of:=MEDIAN([.O$6];[.O$19];[.O$32];[.O$45];[.O$58];[.O$71];[.O$84];[.O$110];[.O$97])" office:value-type="float" office:value="0.688888888888889" calcext:value-type="float">
            <text:p>0.689</text:p>
          </table:table-cell>
          <table:table-cell table:style-name="ce8" table:formula="of:=MEDIAN([.P$6];[.P$19];[.P$32];[.P$45];[.P$58];[.P$71];[.P$84];[.P$110];[.P$97])" office:value-type="float" office:value="0.622222222222222" calcext:value-type="float">
            <text:p>0.622</text:p>
          </table:table-cell>
          <table:table-cell table:style-name="ce8" table:formula="of:=MEDIAN([.Q$6];[.Q$19];[.Q$32];[.Q$45];[.Q$58];[.Q$71];[.Q$84];[.Q$110];[.Q$97])" office:value-type="float" office:value="0.6" calcext:value-type="float">
            <text:p>0.600</text:p>
          </table:table-cell>
          <table:table-cell table:style-name="ce11" table:formula="of:=MEDIAN([.R$6];[.R$19];[.R$32];[.R$45];[.R$58];[.R$71];[.R$84];[.R$110];[.R$97])" office:value-type="float" office:value="0.688888888888889" calcext:value-type="float">
            <text:p>0.689</text:p>
          </table:table-cell>
          <table:table-cell table:style-name="ce11" table:formula="of:=MEDIAN([.S$6];[.S$19];[.S$32];[.S$45];[.S$58];[.S$71];[.S$84];[.S$110];[.S$97])" office:value-type="float" office:value="0.711111111111111" calcext:value-type="float">
            <text:p>0.711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9];[.D$22];[.D$35];[.D$48];[.D$61];[.D$74];[.D$87];[.D$113];[.D$100])" office:value-type="float" office:value="0.416666666666667" calcext:value-type="float">
            <text:p>0.417</text:p>
          </table:table-cell>
          <table:table-cell table:style-name="ce8" table:formula="of:=MEDIAN([.E$9];[.E$22];[.E$35];[.E$48];[.E$61];[.E$74];[.E$87];[.E$113];[.E$100])" office:value-type="float" office:value="0.183333333333333" calcext:value-type="float">
            <text:p>0.183</text:p>
          </table:table-cell>
          <table:table-cell table:style-name="ce8" table:formula="of:=MEDIAN([.F$9];[.F$22];[.F$35];[.F$48];[.F$61];[.F$74];[.F$87];[.F$113];[.F$100])" office:value-type="float" office:value="0.566666666666667" calcext:value-type="float">
            <text:p>0.567</text:p>
          </table:table-cell>
          <table:table-cell table:style-name="ce8" table:formula="of:=MEDIAN([.G$9];[.G$22];[.G$35];[.G$48];[.G$61];[.G$74];[.G$87];[.G$113];[.G$100])" office:value-type="float" office:value="0.5" calcext:value-type="float">
            <text:p>0.500</text:p>
          </table:table-cell>
          <table:table-cell table:style-name="ce11" table:formula="of:=MEDIAN([.H$9];[.H$22];[.H$35];[.H$48];[.H$61];[.H$74];[.H$87];[.H$113];[.H$100])" office:value-type="float" office:value="0.65" calcext:value-type="float">
            <text:p>0.650</text:p>
          </table:table-cell>
          <table:table-cell table:style-name="ce8" table:formula="of:=MEDIAN([.I$9];[.I$22];[.I$35];[.I$48];[.I$61];[.I$74];[.I$87];[.I$113];[.I$100])" office:value-type="float" office:value="0.566666666666667" calcext:value-type="float">
            <text:p>0.567</text:p>
          </table:table-cell>
          <table:table-cell table:style-name="ce8" table:formula="of:=MEDIAN([.J$9];[.J$22];[.J$35];[.J$48];[.J$61];[.J$74];[.J$87];[.J$113];[.J$100])" office:value-type="float" office:value="0.616666666666667" calcext:value-type="float">
            <text:p>0.617</text:p>
          </table:table-cell>
          <table:table-cell table:style-name="ce8" table:formula="of:=MEDIAN([.K$9];[.K$22];[.K$35];[.K$48];[.K$61];[.K$74];[.K$87];[.K$113];[.K$100])" office:value-type="float" office:value="0.6" calcext:value-type="float">
            <text:p>0.600</text:p>
          </table:table-cell>
          <table:table-cell table:style-name="ce8" table:formula="of:=MEDIAN([.L$9];[.L$22];[.L$35];[.L$48];[.L$61];[.L$74];[.L$87];[.L$113];[.L$100])" office:value-type="float" office:value="0.616666666666667" calcext:value-type="float">
            <text:p>0.617</text:p>
          </table:table-cell>
          <table:table-cell table:style-name="ce8" table:formula="of:=MEDIAN([.M$9];[.M$22];[.M$35];[.M$48];[.M$61];[.M$74];[.M$87];[.M$113];[.M$100])" office:value-type="float" office:value="0.583333333333333" calcext:value-type="float">
            <text:p>0.583</text:p>
          </table:table-cell>
          <table:table-cell table:style-name="ce8" table:formula="of:=MEDIAN([.N$9];[.N$22];[.N$35];[.N$48];[.N$61];[.N$74];[.N$87];[.N$113];[.N$100])" office:value-type="float" office:value="0.616666666666667" calcext:value-type="float">
            <text:p>0.617</text:p>
          </table:table-cell>
          <table:table-cell table:style-name="ce8" table:formula="of:=MEDIAN([.O$9];[.O$22];[.O$35];[.O$48];[.O$61];[.O$74];[.O$87];[.O$113];[.O$100])" office:value-type="float" office:value="0.6" calcext:value-type="float">
            <text:p>0.600</text:p>
          </table:table-cell>
          <table:table-cell table:style-name="ce11" table:formula="of:=MEDIAN([.P$9];[.P$22];[.P$35];[.P$48];[.P$61];[.P$74];[.P$87];[.P$113];[.P$100])" office:value-type="float" office:value="0.7" calcext:value-type="float">
            <text:p>0.700</text:p>
          </table:table-cell>
          <table:table-cell table:style-name="ce8" table:formula="of:=MEDIAN([.Q$9];[.Q$22];[.Q$35];[.Q$48];[.Q$61];[.Q$74];[.Q$87];[.Q$113];[.Q$100])" office:value-type="float" office:value="0.566666666666667" calcext:value-type="float">
            <text:p>0.567</text:p>
          </table:table-cell>
          <table:table-cell table:style-name="ce11" table:formula="of:=MEDIAN([.R$9];[.R$22];[.R$35];[.R$48];[.R$61];[.R$74];[.R$87];[.R$113];[.R$100])" office:value-type="float" office:value="0.633333333333333" calcext:value-type="float">
            <text:p>0.633</text:p>
          </table:table-cell>
          <table:table-cell table:style-name="ce8" table:formula="of:=MEDIAN([.S$9];[.S$22];[.S$35];[.S$48];[.S$61];[.S$74];[.S$87];[.S$113];[.S$100])" office:value-type="float" office:value="0.6" calcext:value-type="float">
            <text:p>0.600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12];[.D$25];[.D$38];[.D$51];[.D$64];[.D$77];[.D$90];[.D$116];[.D$103])" office:value-type="float" office:value="0.0285714285714286" calcext:value-type="float">
            <text:p>0.029</text:p>
          </table:table-cell>
          <table:table-cell table:style-name="ce8" table:formula="of:=MEDIAN([.E$12];[.E$25];[.E$38];[.E$51];[.E$64];[.E$77];[.E$90];[.E$116];[.E$103])" office:value-type="float" office:value="0.428571428571429" calcext:value-type="float">
            <text:p>0.429</text:p>
          </table:table-cell>
          <table:table-cell table:style-name="ce8" table:formula="of:=MEDIAN([.F$12];[.F$25];[.F$38];[.F$51];[.F$64];[.F$77];[.F$90];[.F$116];[.F$103])" office:value-type="float" office:value="0.257142857142857" calcext:value-type="float">
            <text:p>0.257</text:p>
          </table:table-cell>
          <table:table-cell table:style-name="ce8" table:formula="of:=MEDIAN([.G$12];[.G$25];[.G$38];[.G$51];[.G$64];[.G$77];[.G$90];[.G$116];[.G$103])" office:value-type="float" office:value="0.257142857142857" calcext:value-type="float">
            <text:p>0.257</text:p>
          </table:table-cell>
          <table:table-cell table:style-name="ce8" table:formula="of:=MEDIAN([.H$12];[.H$25];[.H$38];[.H$51];[.H$64];[.H$77];[.H$90];[.H$116];[.H$103])" office:value-type="float" office:value="0.371428571428571" calcext:value-type="float">
            <text:p>0.371</text:p>
          </table:table-cell>
          <table:table-cell table:style-name="ce8" table:formula="of:=MEDIAN([.I$12];[.I$25];[.I$38];[.I$51];[.I$64];[.I$77];[.I$90];[.I$116];[.I$103])" office:value-type="float" office:value="0.428571428571429" calcext:value-type="float">
            <text:p>0.429</text:p>
          </table:table-cell>
          <table:table-cell table:style-name="ce8" table:formula="of:=MEDIAN([.J$12];[.J$25];[.J$38];[.J$51];[.J$64];[.J$77];[.J$90];[.J$116];[.J$103])" office:value-type="float" office:value="0.371428571428571" calcext:value-type="float">
            <text:p>0.371</text:p>
          </table:table-cell>
          <table:table-cell table:style-name="ce8" table:formula="of:=MEDIAN([.K$12];[.K$25];[.K$38];[.K$51];[.K$64];[.K$77];[.K$90];[.K$116];[.K$103])" office:value-type="float" office:value="0.371428571428571" calcext:value-type="float">
            <text:p>0.371</text:p>
          </table:table-cell>
          <table:table-cell table:style-name="ce8" table:formula="of:=MEDIAN([.L$12];[.L$25];[.L$38];[.L$51];[.L$64];[.L$77];[.L$90];[.L$116];[.L$103])" office:value-type="float" office:value="0.485714285714286" calcext:value-type="float">
            <text:p>0.486</text:p>
          </table:table-cell>
          <table:table-cell table:style-name="ce8" table:formula="of:=MEDIAN([.M$12];[.M$25];[.M$38];[.M$51];[.M$64];[.M$77];[.M$90];[.M$116];[.M$103])" office:value-type="float" office:value="0.542857142857143" calcext:value-type="float">
            <text:p>0.543</text:p>
          </table:table-cell>
          <table:table-cell table:style-name="ce8" table:formula="of:=MEDIAN([.N$12];[.N$25];[.N$38];[.N$51];[.N$64];[.N$77];[.N$90];[.N$116];[.N$103])" office:value-type="float" office:value="0.514285714285714" calcext:value-type="float">
            <text:p>0.514</text:p>
          </table:table-cell>
          <table:table-cell table:style-name="ce8" table:formula="of:=MEDIAN([.O$12];[.O$25];[.O$38];[.O$51];[.O$64];[.O$77];[.O$90];[.O$116];[.O$103])" office:value-type="float" office:value="0.542857142857143" calcext:value-type="float">
            <text:p>0.543</text:p>
          </table:table-cell>
          <table:table-cell table:style-name="ce8" table:formula="of:=MEDIAN([.P$12];[.P$25];[.P$38];[.P$51];[.P$64];[.P$77];[.P$90];[.P$116];[.P$103])" office:value-type="float" office:value="0.485714285714286" calcext:value-type="float">
            <text:p>0.486</text:p>
          </table:table-cell>
          <table:table-cell table:style-name="ce8" table:formula="of:=MEDIAN([.Q$12];[.Q$25];[.Q$38];[.Q$51];[.Q$64];[.Q$77];[.Q$90];[.Q$116];[.Q$103])" office:value-type="float" office:value="0.514285714285714" calcext:value-type="float">
            <text:p>0.514</text:p>
          </table:table-cell>
          <table:table-cell table:style-name="ce8" table:formula="of:=MEDIAN([.R$12];[.R$25];[.R$38];[.R$51];[.R$64];[.R$77];[.R$90];[.R$116];[.R$103])" office:value-type="float" office:value="0.428571428571429" calcext:value-type="float">
            <text:p>0.429</text:p>
          </table:table-cell>
          <table:table-cell table:style-name="ce8" table:formula="of:=MEDIAN([.S$12];[.S$25];[.S$38];[.S$51];[.S$64];[.S$77];[.S$90];[.S$116];[.S$103])" office:value-type="float" office:value="0.514285714285714" calcext:value-type="float">
            <text:p>0.514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33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33" office:value-type="string" calcext:value-type="string">
            <text:p>easy</text:p>
          </table:table-cell>
          <table:table-cell table:style-name="ce33" office:value-type="string" calcext:value-type="string">
            <text:p>hard</text:p>
          </table:table-cell>
          <table:table-cell table:style-name="ce33" office:value-type="string" calcext:value-type="string">
            <text:p>combo</text:p>
          </table:table-cell>
          <table:table-cell table:style-name="ce33" office:value-type="string" calcext:value-type="string">
            <text:p>combo X</text:p>
          </table:table-cell>
          <table:table-cell table:style-name="ce33" office:value-type="string" calcext:value-type="string">
            <text:p>split2</text:p>
          </table:table-cell>
          <table:table-cell table:style-name="ce33" office:value-type="string" calcext:value-type="string">
            <text:p>split2 X</text:p>
          </table:table-cell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33" office:value-type="string" calcext:value-type="string">
            <text:p>split4</text:p>
          </table:table-cell>
          <table:table-cell table:style-name="ce33" office:value-type="string" calcext:value-type="string">
            <text:p>split4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33" office:value-type="string" calcext:value-type="string">
            <text:p>split9</text:p>
          </table:table-cell>
          <table:table-cell table:style-name="ce33" office:value-type="string" calcext:value-type="string">
            <text:p>split9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8"/>
          <table:table-cell table:style-name="ce14" table:number-columns-repeated="11"/>
          <table:table-cell table:number-columns-repeated="1005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Accuracy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ce33"/>
        <table:table-column table:style-name="co7" table:default-cell-style-name="ce33"/>
        <table:table-column table:style-name="co6" table:number-columns-repeated="3" table:default-cell-style-name="ce33"/>
        <table:table-column table:style-name="co7" table:default-cell-style-name="ce33"/>
        <table:table-column table:style-name="co6" table:number-columns-repeated="4" table:default-cell-style-name="ce33"/>
        <table:table-column table:style-name="co1" table:default-cell-style-name="ce35"/>
        <table:table-column table:style-name="co1" table:default-cell-style-name="ce36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rage of 15,50,100,150,199 ensemble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office:value-type="string" calcext:value-type="string">
            <text:p>split1 classic</text:p>
          </table:table-cell>
          <table:table-cell office:value-type="string" calcext:value-type="string">
            <text:p>split1 classic X</text:p>
          </table:table-cell>
          <table:table-cell office:value-type="string" calcext:value-type="string">
            <text:p>split4</text:p>
          </table:table-cell>
          <table:table-cell office:value-type="string" calcext:value-type="string">
            <text:p>split4 X</text:p>
          </table:table-cell>
          <table:table-cell office:value-type="string" calcext:value-type="string">
            <text:p>split2 classic</text:p>
          </table:table-cell>
          <table:table-cell office:value-type="string" calcext:value-type="string">
            <text:p>split2 classic X</text:p>
          </table:table-cell>
          <table:table-cell office:value-type="string" calcext:value-type="string">
            <text:p>split9</text:p>
          </table:table-cell>
          <table:table-cell office:value-type="string" calcext:value-type="string">
            <text:p>split9 X</text:p>
          </table:table-cell>
          <table:table-cell office:value-type="string" calcext:value-type="string">
            <text:p>split4 classic</text:p>
          </table:table-cell>
          <table:table-cell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TD_U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-0.0025523076923077" calcext:value-type="float">
            <text:p>-0.0026</text:p>
          </table:table-cell>
          <table:table-cell office:value-type="float" office:value="-0.00610692307692308" calcext:value-type="float">
            <text:p>-0.0061</text:p>
          </table:table-cell>
          <table:table-cell office:value-type="float" office:value="0.00141717948717948" calcext:value-type="float">
            <text:p>0.0014</text:p>
          </table:table-cell>
          <table:table-cell office:value-type="float" office:value="0.00346538461538461" calcext:value-type="float">
            <text:p>0.0035</text:p>
          </table:table-cell>
          <table:table-cell office:value-type="float" office:value="0.000923333333333344" calcext:value-type="float">
            <text:p>0.0009</text:p>
          </table:table-cell>
          <table:table-cell office:value-type="float" office:value="0.00392897435897435" calcext:value-type="float">
            <text:p>0.0039</text:p>
          </table:table-cell>
          <table:table-cell office:value-type="float" office:value="0.00226999999999999" calcext:value-type="float">
            <text:p>0.0023</text:p>
          </table:table-cell>
          <table:table-cell office:value-type="float" office:value="0.0031902564102564" calcext:value-type="float">
            <text:p>0.0032</text:p>
          </table:table-cell>
          <table:table-cell office:value-type="float" office:value="0.00159692307692307" calcext:value-type="float">
            <text:p>0.0016</text:p>
          </table:table-cell>
          <table:table-cell office:value-type="float" office:value="0.00346307692307688" calcext:value-type="float">
            <text:p>0.0035</text:p>
          </table:table-cell>
          <table:table-cell office:value-type="float" office:value="0.00165794871794872" calcext:value-type="float">
            <text:p>0.0017</text:p>
          </table:table-cell>
          <table:table-cell office:value-type="float" office:value="0.00317948717948715" calcext:value-type="float">
            <text:p>0.0032</text:p>
          </table:table-cell>
          <table:table-cell office:value-type="float" office:value="0.00151153846153842" calcext:value-type="float">
            <text:p>0.0015</text:p>
          </table:table-cell>
          <table:table-cell office:value-type="float" office:value="0.00261999999999996" calcext:value-type="float">
            <text:p>0.0026</text:p>
          </table:table-cell>
          <table:table-cell office:value-type="float" office:value="0.000273076923076866" calcext:value-type="float">
            <text:p>0.0003</text:p>
          </table:table-cell>
          <table:table-cell office:value-type="float" office:value="0.00242025641025639" calcext:value-type="float">
            <text:p>0.002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0899329173167995" calcext:value-type="float">
            <text:p>-0.0009</text:p>
          </table:table-cell>
          <table:table-cell office:value-type="float" office:value="-0.0148395929378691" calcext:value-type="float">
            <text:p>-0.0148</text:p>
          </table:table-cell>
          <table:table-cell office:value-type="float" office:value="0.00246486916604582" calcext:value-type="float">
            <text:p>0.0025</text:p>
          </table:table-cell>
          <table:table-cell office:value-type="float" office:value="0.00127442972746484" calcext:value-type="float">
            <text:p>0.0013</text:p>
          </table:table-cell>
          <table:table-cell office:value-type="float" office:value="0.00192373278557083" calcext:value-type="float">
            <text:p>0.0019</text:p>
          </table:table-cell>
          <table:table-cell office:value-type="float" office:value="-0.00250687593111072" calcext:value-type="float">
            <text:p>-0.0025</text:p>
          </table:table-cell>
          <table:table-cell table:style-name="ce24" office:value-type="float" office:value="0.00455436530228801" calcext:value-type="float">
            <text:p>0.0046</text:p>
          </table:table-cell>
          <table:table-cell office:value-type="float" office:value="0.000277146834038772" calcext:value-type="float">
            <text:p>0.0003</text:p>
          </table:table-cell>
          <table:table-cell office:value-type="float" office:value="-0.00011996180825761" calcext:value-type="float">
            <text:p>-0.0001</text:p>
          </table:table-cell>
          <table:table-cell office:value-type="float" office:value="-0.00219451512083179" calcext:value-type="float">
            <text:p>-0.0022</text:p>
          </table:table-cell>
          <table:table-cell table:style-name="ce24" office:value-type="float" office:value="0.00490006017301536" calcext:value-type="float">
            <text:p>0.0049</text:p>
          </table:table-cell>
          <table:table-cell office:value-type="float" office:value="0.00204291032080991" calcext:value-type="float">
            <text:p>0.0020</text:p>
          </table:table-cell>
          <table:table-cell table:style-name="ce24" office:value-type="float" office:value="0.00364368212897098" calcext:value-type="float">
            <text:p>0.0036</text:p>
          </table:table-cell>
          <table:table-cell office:value-type="float" office:value="-0.00239518313494489" calcext:value-type="float">
            <text:p>-0.0024</text:p>
          </table:table-cell>
          <table:table-cell office:value-type="float" office:value="0.0019044203279289" calcext:value-type="float">
            <text:p>0.0019</text:p>
          </table:table-cell>
          <table:table-cell office:value-type="float" office:value="0.00108543863512993" calcext:value-type="float">
            <text:p>0.0011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531726080135864" calcext:value-type="float">
            <text:p>-0.0053</text:p>
          </table:table-cell>
          <table:table-cell office:value-type="float" office:value="-0.0177676256935109" calcext:value-type="float">
            <text:p>-0.0178</text:p>
          </table:table-cell>
          <table:table-cell office:value-type="float" office:value="0.000798417285300524" calcext:value-type="float">
            <text:p>0.0008</text:p>
          </table:table-cell>
          <table:table-cell office:value-type="float" office:value="-0.00163939947701576" calcext:value-type="float">
            <text:p>-0.0016</text:p>
          </table:table-cell>
          <table:table-cell table:style-name="ce24" office:value-type="float" office:value="0.00382363713986373" calcext:value-type="float">
            <text:p>0.0038</text:p>
          </table:table-cell>
          <table:table-cell office:value-type="float" office:value="-0.000635250561989656" calcext:value-type="float">
            <text:p>-0.0006</text:p>
          </table:table-cell>
          <table:table-cell table:style-name="ce24" office:value-type="float" office:value="0.00465413315732944" calcext:value-type="float">
            <text:p>0.0047</text:p>
          </table:table-cell>
          <table:table-cell office:value-type="float" office:value="-0.00135369467867505" calcext:value-type="float">
            <text:p>-0.0014</text:p>
          </table:table-cell>
          <table:table-cell office:value-type="float" office:value="-0.000340501980405204" calcext:value-type="float">
            <text:p>-0.0003</text:p>
          </table:table-cell>
          <table:table-cell office:value-type="float" office:value="-0.0022671750105298" calcext:value-type="float">
            <text:p>-0.0023</text:p>
          </table:table-cell>
          <table:table-cell office:value-type="float" office:value="0.00323100729463986" calcext:value-type="float">
            <text:p>0.0032</text:p>
          </table:table-cell>
          <table:table-cell office:value-type="float" office:value="-0.000201512399038754" calcext:value-type="float">
            <text:p>-0.0002</text:p>
          </table:table-cell>
          <table:table-cell office:value-type="float" office:value="0.000316503119351074" calcext:value-type="float">
            <text:p>0.0003</text:p>
          </table:table-cell>
          <table:table-cell office:value-type="float" office:value="-0.00117809179988446" calcext:value-type="float">
            <text:p>-0.0012</text:p>
          </table:table-cell>
          <table:table-cell table:style-name="ce24" office:value-type="float" office:value="0.00391940163989347" calcext:value-type="float">
            <text:p>0.0039</text:p>
          </table:table-cell>
          <table:table-cell office:value-type="float" office:value="0.000792143123684353" calcext:value-type="float">
            <text:p>0.0008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722912890699739" calcext:value-type="float">
            <text:p>-0.0072</text:p>
          </table:table-cell>
          <table:table-cell office:value-type="float" office:value="-0.0101801157508284" calcext:value-type="float">
            <text:p>-0.0102</text:p>
          </table:table-cell>
          <table:table-cell office:value-type="float" office:value="0.000145719135724428" calcext:value-type="float">
            <text:p>0.0001</text:p>
          </table:table-cell>
          <table:table-cell office:value-type="float" office:value="-0.000688863844889706" calcext:value-type="float">
            <text:p>-0.0007</text:p>
          </table:table-cell>
          <table:table-cell office:value-type="float" office:value="0.00147875929713749" calcext:value-type="float">
            <text:p>0.0015</text:p>
          </table:table-cell>
          <table:table-cell office:value-type="float" office:value="-0.000879590819912686" calcext:value-type="float">
            <text:p>-0.0009</text:p>
          </table:table-cell>
          <table:table-cell office:value-type="float" office:value="0.0016586392764017" calcext:value-type="float">
            <text:p>0.0017</text:p>
          </table:table-cell>
          <table:table-cell office:value-type="float" office:value="-0.000418756789165824" calcext:value-type="float">
            <text:p>-0.0004</text:p>
          </table:table-cell>
          <table:table-cell office:value-type="float" office:value="0.0014266164107464" calcext:value-type="float">
            <text:p>0.0014</text:p>
          </table:table-cell>
          <table:table-cell office:value-type="float" office:value="-0.000976734830196127" calcext:value-type="float">
            <text:p>-0.0010</text:p>
          </table:table-cell>
          <table:table-cell office:value-type="float" office:value="0.000889824573744946" calcext:value-type="float">
            <text:p>0.0009</text:p>
          </table:table-cell>
          <table:table-cell office:value-type="float" office:value="-0.000357700882068672" calcext:value-type="float">
            <text:p>-0.0004</text:p>
          </table:table-cell>
          <table:table-cell office:value-type="float" office:value="0.00148784185222317" calcext:value-type="float">
            <text:p>0.0015</text:p>
          </table:table-cell>
          <table:table-cell office:value-type="float" office:value="-0.000719338192760694" calcext:value-type="float">
            <text:p>-0.0007</text:p>
          </table:table-cell>
          <table:table-cell office:value-type="float" office:value="0.00171476255620698" calcext:value-type="float">
            <text:p>0.0017</text:p>
          </table:table-cell>
          <table:table-cell office:value-type="float" office:value="0.000553737689517164" calcext:value-type="float">
            <text:p>0.000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Hostility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848333333333334" calcext:value-type="float">
            <text:p>0.0085</text:p>
          </table:table-cell>
          <table:table-cell office:value-type="float" office:value="-0.0161292307692308" calcext:value-type="float">
            <text:p>-0.0161</text:p>
          </table:table-cell>
          <table:table-cell office:value-type="float" office:value="0.00808205128205128" calcext:value-type="float">
            <text:p>0.0081</text:p>
          </table:table-cell>
          <table:table-cell office:value-type="float" office:value="0.00792692307692308" calcext:value-type="float">
            <text:p>0.0079</text:p>
          </table:table-cell>
          <table:table-cell office:value-type="float" office:value="0.00742025641025643" calcext:value-type="float">
            <text:p>0.0074</text:p>
          </table:table-cell>
          <table:table-cell office:value-type="float" office:value="0.00398897435897435" calcext:value-type="float">
            <text:p>0.0040</text:p>
          </table:table-cell>
          <table:table-cell office:value-type="float" office:value="0.00710256410256408" calcext:value-type="float">
            <text:p>0.0071</text:p>
          </table:table-cell>
          <table:table-cell office:value-type="float" office:value="0.00619307692307691" calcext:value-type="float">
            <text:p>0.0062</text:p>
          </table:table-cell>
          <table:table-cell office:value-type="float" office:value="0.00598923076923073" calcext:value-type="float">
            <text:p>0.0060</text:p>
          </table:table-cell>
          <table:table-cell office:value-type="float" office:value="0.000788461538461536" calcext:value-type="float">
            <text:p>0.0008</text:p>
          </table:table-cell>
          <table:table-cell office:value-type="float" office:value="0.00584384615384612" calcext:value-type="float">
            <text:p>0.0058</text:p>
          </table:table-cell>
          <table:table-cell office:value-type="float" office:value="0.00506948717948715" calcext:value-type="float">
            <text:p>0.0051</text:p>
          </table:table-cell>
          <table:table-cell office:value-type="float" office:value="0.00506179487179484" calcext:value-type="float">
            <text:p>0.0051</text:p>
          </table:table-cell>
          <table:table-cell office:value-type="float" office:value="-0.00138128205128205" calcext:value-type="float">
            <text:p>-0.0014</text:p>
          </table:table-cell>
          <table:table-cell office:value-type="float" office:value="0.00433897435897436" calcext:value-type="float">
            <text:p>0.0043</text:p>
          </table:table-cell>
          <table:table-cell office:value-type="float" office:value="0.0032302564102564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357028937843336" calcext:value-type="float">
            <text:p>0.0036</text:p>
          </table:table-cell>
          <table:table-cell office:value-type="float" office:value="-0.0244342390367052" calcext:value-type="float">
            <text:p>-0.0244</text:p>
          </table:table-cell>
          <table:table-cell table:style-name="ce24" office:value-type="float" office:value="0.00961616116136761" calcext:value-type="float">
            <text:p>0.0096</text:p>
          </table:table-cell>
          <table:table-cell office:value-type="float" office:value="0.00445479852151708" calcext:value-type="float">
            <text:p>0.0045</text:p>
          </table:table-cell>
          <table:table-cell table:style-name="ce24" office:value-type="float" office:value="0.00892766442975482" calcext:value-type="float">
            <text:p>0.0089</text:p>
          </table:table-cell>
          <table:table-cell office:value-type="float" office:value="0.00489463426832235" calcext:value-type="float">
            <text:p>0.0049</text:p>
          </table:table-cell>
          <table:table-cell office:value-type="float" office:value="0.00592874253975168" calcext:value-type="float">
            <text:p>0.0059</text:p>
          </table:table-cell>
          <table:table-cell office:value-type="float" office:value="0.00531612075163069" calcext:value-type="float">
            <text:p>0.0053</text:p>
          </table:table-cell>
          <table:table-cell office:value-type="float" office:value="0.00594215204445183" calcext:value-type="float">
            <text:p>0.0059</text:p>
          </table:table-cell>
          <table:table-cell table:style-name="ce24" office:value-type="float" office:value="0.00842438266937142" calcext:value-type="float">
            <text:p>0.0084</text:p>
          </table:table-cell>
          <table:table-cell office:value-type="float" office:value="0.00686964358177733" calcext:value-type="float">
            <text:p>0.0069</text:p>
          </table:table-cell>
          <table:table-cell table:style-name="ce24" office:value-type="float" office:value="0.0105304096524492" calcext:value-type="float">
            <text:p>0.0105</text:p>
          </table:table-cell>
          <table:table-cell office:value-type="float" office:value="0.0034541442686369" calcext:value-type="float">
            <text:p>0.0035</text:p>
          </table:table-cell>
          <table:table-cell office:value-type="float" office:value="0.00341599781945831" calcext:value-type="float">
            <text:p>0.0034</text:p>
          </table:table-cell>
          <table:table-cell office:value-type="float" office:value="0.00322993111731943" calcext:value-type="float">
            <text:p>0.0032</text:p>
          </table:table-cell>
          <table:table-cell table:style-name="ce24" office:value-type="float" office:value="0.00789702237469111" calcext:value-type="float">
            <text:p>0.0079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02062360264547" calcext:value-type="float">
            <text:p>-0.0102</text:p>
          </table:table-cell>
          <table:table-cell office:value-type="float" office:value="-0.0201501065400143" calcext:value-type="float">
            <text:p>-0.0202</text:p>
          </table:table-cell>
          <table:table-cell office:value-type="float" office:value="-0.000529043321408414" calcext:value-type="float">
            <text:p>-0.0005</text:p>
          </table:table-cell>
          <table:table-cell office:value-type="float" office:value="-0.00230268643603955" calcext:value-type="float">
            <text:p>-0.0023</text:p>
          </table:table-cell>
          <table:table-cell office:value-type="float" office:value="0.00281582069386145" calcext:value-type="float">
            <text:p>0.0028</text:p>
          </table:table-cell>
          <table:table-cell office:value-type="float" office:value="0.0000953773938799022" calcext:value-type="float">
            <text:p>0.0001</text:p>
          </table:table-cell>
          <table:table-cell office:value-type="float" office:value="0.00364099033448901" calcext:value-type="float">
            <text:p>0.0036</text:p>
          </table:table-cell>
          <table:table-cell office:value-type="float" office:value="-0.00109937624759302" calcext:value-type="float">
            <text:p>-0.0011</text:p>
          </table:table-cell>
          <table:table-cell table:style-name="ce24" office:value-type="float" office:value="0.00450811455453619" calcext:value-type="float">
            <text:p>0.0045</text:p>
          </table:table-cell>
          <table:table-cell office:value-type="float" office:value="-0.00494265977242479" calcext:value-type="float">
            <text:p>-0.0049</text:p>
          </table:table-cell>
          <table:table-cell office:value-type="float" office:value="0.00371307668539921" calcext:value-type="float">
            <text:p>0.0037</text:p>
          </table:table-cell>
          <table:table-cell table:style-name="ce24" office:value-type="float" office:value="0.00598208863518546" calcext:value-type="float">
            <text:p>0.0060</text:p>
          </table:table-cell>
          <table:table-cell office:value-type="float" office:value="0.0032916992342945" calcext:value-type="float">
            <text:p>0.0033</text:p>
          </table:table-cell>
          <table:table-cell office:value-type="float" office:value="-0.0053974763306088" calcext:value-type="float">
            <text:p>-0.0054</text:p>
          </table:table-cell>
          <table:table-cell table:style-name="ce24" office:value-type="float" office:value="0.00511806525417303" calcext:value-type="float">
            <text:p>0.0051</text:p>
          </table:table-cell>
          <table:table-cell office:value-type="float" office:value="0.00254772592547775" calcext:value-type="float">
            <text:p>0.0025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8155390795493" calcext:value-type="float">
            <text:p>-0.0182</text:p>
          </table:table-cell>
          <table:table-cell office:value-type="float" office:value="-0.000847642261329924" calcext:value-type="float">
            <text:p>-0.0008</text:p>
          </table:table-cell>
          <table:table-cell office:value-type="float" office:value="-0.00397944792984949" calcext:value-type="float">
            <text:p>-0.0040</text:p>
          </table:table-cell>
          <table:table-cell office:value-type="float" office:value="-0.00606014447557488" calcext:value-type="float">
            <text:p>-0.0061</text:p>
          </table:table-cell>
          <table:table-cell office:value-type="float" office:value="-0.00199936452155807" calcext:value-type="float">
            <text:p>-0.0020</text:p>
          </table:table-cell>
          <table:table-cell office:value-type="float" office:value="-0.00197722098216903" calcext:value-type="float">
            <text:p>-0.0020</text:p>
          </table:table-cell>
          <table:table-cell office:value-type="float" office:value="-0.00244844487101178" calcext:value-type="float">
            <text:p>-0.0024</text:p>
          </table:table-cell>
          <table:table-cell office:value-type="float" office:value="-0.00238880144594201" calcext:value-type="float">
            <text:p>-0.0024</text:p>
          </table:table-cell>
          <table:table-cell office:value-type="float" office:value="-0.00176395970485107" calcext:value-type="float">
            <text:p>-0.0018</text:p>
          </table:table-cell>
          <table:table-cell office:value-type="float" office:value="-0.00126341439933061" calcext:value-type="float">
            <text:p>-0.0013</text:p>
          </table:table-cell>
          <table:table-cell office:value-type="float" office:value="-0.000973900165148153" calcext:value-type="float">
            <text:p>-0.0010</text:p>
          </table:table-cell>
          <table:table-cell office:value-type="float" office:value="-0.00069405118037518" calcext:value-type="float">
            <text:p>-0.0007</text:p>
          </table:table-cell>
          <table:table-cell office:value-type="float" office:value="-0.00130791929088928" calcext:value-type="float">
            <text:p>-0.0013</text:p>
          </table:table-cell>
          <table:table-cell office:value-type="float" office:value="0.00026765418723418" calcext:value-type="float">
            <text:p>0.0003</text:p>
          </table:table-cell>
          <table:table-cell office:value-type="float" office:value="-0.00170779879043392" calcext:value-type="float">
            <text:p>-0.0017</text:p>
          </table:table-cell>
          <table:table-cell office:value-type="float" office:value="-0.00127223313831003" calcext:value-type="float">
            <text:p>-0.001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kDN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77692307692308" calcext:value-type="float">
            <text:p>0.0068</text:p>
          </table:table-cell>
          <table:table-cell office:value-type="float" office:value="-0.0113666666666667" calcext:value-type="float">
            <text:p>-0.0114</text:p>
          </table:table-cell>
          <table:table-cell office:value-type="float" office:value="0.00662999999999999" calcext:value-type="float">
            <text:p>0.0066</text:p>
          </table:table-cell>
          <table:table-cell office:value-type="float" office:value="0.00862179487179486" calcext:value-type="float">
            <text:p>0.0086</text:p>
          </table:table-cell>
          <table:table-cell office:value-type="float" office:value="0.00732846153846152" calcext:value-type="float">
            <text:p>0.0073</text:p>
          </table:table-cell>
          <table:table-cell office:value-type="float" office:value="0.00602153846153844" calcext:value-type="float">
            <text:p>0.0060</text:p>
          </table:table-cell>
          <table:table-cell office:value-type="float" office:value="0.0063982051282051" calcext:value-type="float">
            <text:p>0.0064</text:p>
          </table:table-cell>
          <table:table-cell office:value-type="float" office:value="0.00721564102564104" calcext:value-type="float">
            <text:p>0.0072</text:p>
          </table:table-cell>
          <table:table-cell office:value-type="float" office:value="0.00585307692307693" calcext:value-type="float">
            <text:p>0.0059</text:p>
          </table:table-cell>
          <table:table-cell office:value-type="float" office:value="0.00389051282051279" calcext:value-type="float">
            <text:p>0.0039</text:p>
          </table:table-cell>
          <table:table-cell office:value-type="float" office:value="0.00599794871794874" calcext:value-type="float">
            <text:p>0.0060</text:p>
          </table:table-cell>
          <table:table-cell office:value-type="float" office:value="0.00450230769230766" calcext:value-type="float">
            <text:p>0.0045</text:p>
          </table:table-cell>
          <table:table-cell office:value-type="float" office:value="0.00576692307692307" calcext:value-type="float">
            <text:p>0.0058</text:p>
          </table:table-cell>
          <table:table-cell office:value-type="float" office:value="0.00185794871794871" calcext:value-type="float">
            <text:p>0.0019</text:p>
          </table:table-cell>
          <table:table-cell office:value-type="float" office:value="0.00540000000000002" calcext:value-type="float">
            <text:p>0.0054</text:p>
          </table:table-cell>
          <table:table-cell office:value-type="float" office:value="0.00487743589743586" calcext:value-type="float">
            <text:p>0.0049</text:p>
          </table:table-cell>
          <table:table-cell table:number-columns-repeated="1005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533495385221907" calcext:value-type="float">
            <text:p>-0.0053</text:p>
          </table:table-cell>
          <table:table-cell office:value-type="float" office:value="-0.0243145631128059" calcext:value-type="float">
            <text:p>-0.0243</text:p>
          </table:table-cell>
          <table:table-cell office:value-type="float" office:value="0.00406339665797356" calcext:value-type="float">
            <text:p>0.0041</text:p>
          </table:table-cell>
          <table:table-cell table:style-name="ce24" office:value-type="float" office:value="0.00629461078396796" calcext:value-type="float">
            <text:p>0.0063</text:p>
          </table:table-cell>
          <table:table-cell table:style-name="ce24" office:value-type="float" office:value="0.0060090891593017" calcext:value-type="float">
            <text:p>0.0060</text:p>
          </table:table-cell>
          <table:table-cell table:style-name="ce24" office:value-type="float" office:value="0.00571322162719198" calcext:value-type="float">
            <text:p>0.0057</text:p>
          </table:table-cell>
          <table:table-cell table:style-name="ce24" office:value-type="float" office:value="0.00625085083326347" calcext:value-type="float">
            <text:p>0.0063</text:p>
          </table:table-cell>
          <table:table-cell office:value-type="float" office:value="0.00442127130345467" calcext:value-type="float">
            <text:p>0.0044</text:p>
          </table:table-cell>
          <table:table-cell office:value-type="float" office:value="0.00439234414161016" calcext:value-type="float">
            <text:p>0.0044</text:p>
          </table:table-cell>
          <table:table-cell office:value-type="float" office:value="0.00350971323418578" calcext:value-type="float">
            <text:p>0.0035</text:p>
          </table:table-cell>
          <table:table-cell table:style-name="ce24" office:value-type="float" office:value="0.00540708296655026" calcext:value-type="float">
            <text:p>0.0054</text:p>
          </table:table-cell>
          <table:table-cell table:style-name="ce24" office:value-type="float" office:value="0.00805578995355621" calcext:value-type="float">
            <text:p>0.0081</text:p>
          </table:table-cell>
          <table:table-cell office:value-type="float" office:value="0.00309696875794142" calcext:value-type="float">
            <text:p>0.0031</text:p>
          </table:table-cell>
          <table:table-cell office:value-type="float" office:value="0.00290279286008777" calcext:value-type="float">
            <text:p>0.0029</text:p>
          </table:table-cell>
          <table:table-cell office:value-type="float" office:value="0.00314254916516813" calcext:value-type="float">
            <text:p>0.0031</text:p>
          </table:table-cell>
          <table:table-cell office:value-type="float" office:value="0.00315952067844705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71310090069347" calcext:value-type="float">
            <text:p>-0.0171</text:p>
          </table:table-cell>
          <table:table-cell office:value-type="float" office:value="-0.0195116863206811" calcext:value-type="float">
            <text:p>-0.0195</text:p>
          </table:table-cell>
          <table:table-cell office:value-type="float" office:value="-0.00178665738800686" calcext:value-type="float">
            <text:p>-0.0018</text:p>
          </table:table-cell>
          <table:table-cell office:value-type="float" office:value="-0.00640733300130916" calcext:value-type="float">
            <text:p>-0.0064</text:p>
          </table:table-cell>
          <table:table-cell office:value-type="float" office:value="0.000406304118148029" calcext:value-type="float">
            <text:p>0.0004</text:p>
          </table:table-cell>
          <table:table-cell office:value-type="float" office:value="-0.0000582209386969731" calcext:value-type="float">
            <text:p>-0.0001</text:p>
          </table:table-cell>
          <table:table-cell office:value-type="float" office:value="0.00198622663155822" calcext:value-type="float">
            <text:p>0.0020</text:p>
          </table:table-cell>
          <table:table-cell office:value-type="float" office:value="0.000757885518600079" calcext:value-type="float">
            <text:p>0.0008</text:p>
          </table:table-cell>
          <table:table-cell office:value-type="float" office:value="0.00122185073330497" calcext:value-type="float">
            <text:p>0.0012</text:p>
          </table:table-cell>
          <table:table-cell office:value-type="float" office:value="0.0015362714995134" calcext:value-type="float">
            <text:p>0.0015</text:p>
          </table:table-cell>
          <table:table-cell table:style-name="ce24" office:value-type="float" office:value="0.00382891481403338" calcext:value-type="float">
            <text:p>0.0038</text:p>
          </table:table-cell>
          <table:table-cell office:value-type="float" office:value="-0.00152079460903278" calcext:value-type="float">
            <text:p>-0.0015</text:p>
          </table:table-cell>
          <table:table-cell table:style-name="ce24" office:value-type="float" office:value="0.00301006605858461" calcext:value-type="float">
            <text:p>0.0030</text:p>
          </table:table-cell>
          <table:table-cell office:value-type="float" office:value="0.000658323649586127" calcext:value-type="float">
            <text:p>0.0007</text:p>
          </table:table-cell>
          <table:table-cell table:style-name="ce24" office:value-type="float" office:value="0.00221196477874429" calcext:value-type="float">
            <text:p>0.0022</text:p>
          </table:table-cell>
          <table:table-cell office:value-type="float" office:value="0.00122151093923234" calcext:value-type="float">
            <text:p>0.001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33607317731111" calcext:value-type="float">
            <text:p>-0.0134</text:p>
          </table:table-cell>
          <table:table-cell office:value-type="float" office:value="-0.00268556298885626" calcext:value-type="float">
            <text:p>-0.0027</text:p>
          </table:table-cell>
          <table:table-cell office:value-type="float" office:value="-0.00270491491988688" calcext:value-type="float">
            <text:p>-0.0027</text:p>
          </table:table-cell>
          <table:table-cell office:value-type="float" office:value="-0.00569962735708703" calcext:value-type="float">
            <text:p>-0.0057</text:p>
          </table:table-cell>
          <table:table-cell office:value-type="float" office:value="-0.00309058145997201" calcext:value-type="float">
            <text:p>-0.0031</text:p>
          </table:table-cell>
          <table:table-cell office:value-type="float" office:value="-0.00251165594163334" calcext:value-type="float">
            <text:p>-0.0025</text:p>
          </table:table-cell>
          <table:table-cell office:value-type="float" office:value="-0.000651289265933369" calcext:value-type="float">
            <text:p>-0.0007</text:p>
          </table:table-cell>
          <table:table-cell office:value-type="float" office:value="-0.00330771178533068" calcext:value-type="float">
            <text:p>-0.0033</text:p>
          </table:table-cell>
          <table:table-cell office:value-type="float" office:value="-0.00130631461134145" calcext:value-type="float">
            <text:p>-0.0013</text:p>
          </table:table-cell>
          <table:table-cell office:value-type="float" office:value="-0.00188917825594554" calcext:value-type="float">
            <text:p>-0.0019</text:p>
          </table:table-cell>
          <table:table-cell office:value-type="float" office:value="-0.000658147031302386" calcext:value-type="float">
            <text:p>-0.0007</text:p>
          </table:table-cell>
          <table:table-cell office:value-type="float" office:value="-0.0017787981093916" calcext:value-type="float">
            <text:p>-0.0018</text:p>
          </table:table-cell>
          <table:table-cell office:value-type="float" office:value="-0.00058776491618852" calcext:value-type="float">
            <text:p>-0.0006</text:p>
          </table:table-cell>
          <table:table-cell office:value-type="float" office:value="-0.000774551330064972" calcext:value-type="float">
            <text:p>-0.0008</text:p>
          </table:table-cell>
          <table:table-cell office:value-type="float" office:value="-0.000394234691803521" calcext:value-type="float">
            <text:p>-0.0004</text:p>
          </table:table-cell>
          <table:table-cell office:value-type="float" office:value="-0.000730818720532997" calcext:value-type="float">
            <text:p>-0.000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N1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743384615384616" calcext:value-type="float">
            <text:p>0.0074</text:p>
          </table:table-cell>
          <table:table-cell office:value-type="float" office:value="-0.010424358974359" calcext:value-type="float">
            <text:p>-0.0104</text:p>
          </table:table-cell>
          <table:table-cell office:value-type="float" office:value="0.00652487179487172" calcext:value-type="float">
            <text:p>0.0065</text:p>
          </table:table-cell>
          <table:table-cell office:value-type="float" office:value="0.00896128205128203" calcext:value-type="float">
            <text:p>0.0090</text:p>
          </table:table-cell>
          <table:table-cell office:value-type="float" office:value="0.00585358974358971" calcext:value-type="float">
            <text:p>0.0059</text:p>
          </table:table-cell>
          <table:table-cell office:value-type="float" office:value="0.00784128205128204" calcext:value-type="float">
            <text:p>0.0078</text:p>
          </table:table-cell>
          <table:table-cell office:value-type="float" office:value="0.00515948717948715" calcext:value-type="float">
            <text:p>0.0052</text:p>
          </table:table-cell>
          <table:table-cell office:value-type="float" office:value="0.00727307692307692" calcext:value-type="float">
            <text:p>0.0073</text:p>
          </table:table-cell>
          <table:table-cell office:value-type="float" office:value="0.00483615384615383" calcext:value-type="float">
            <text:p>0.0048</text:p>
          </table:table-cell>
          <table:table-cell office:value-type="float" office:value="0.00568435897435899" calcext:value-type="float">
            <text:p>0.0057</text:p>
          </table:table-cell>
          <table:table-cell office:value-type="float" office:value="0.00463948717948719" calcext:value-type="float">
            <text:p>0.0046</text:p>
          </table:table-cell>
          <table:table-cell office:value-type="float" office:value="0.00569153846153845" calcext:value-type="float">
            <text:p>0.0057</text:p>
          </table:table-cell>
          <table:table-cell office:value-type="float" office:value="0.00435102564102565" calcext:value-type="float">
            <text:p>0.0044</text:p>
          </table:table-cell>
          <table:table-cell office:value-type="float" office:value="0.00495102564102562" calcext:value-type="float">
            <text:p>0.0050</text:p>
          </table:table-cell>
          <table:table-cell office:value-type="float" office:value="0.00407897435897432" calcext:value-type="float">
            <text:p>0.0041</text:p>
          </table:table-cell>
          <table:table-cell office:value-type="float" office:value="0.00442230769230768" calcext:value-type="float">
            <text:p>0.0044</text:p>
          </table:table-cell>
          <table:table-cell table:number-columns-repeated="1005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139313070824104" calcext:value-type="float">
            <text:p>0.0014</text:p>
          </table:table-cell>
          <table:table-cell office:value-type="float" office:value="-0.0128589844481453" calcext:value-type="float">
            <text:p>-0.0129</text:p>
          </table:table-cell>
          <table:table-cell office:value-type="float" office:value="0.00239663388137114" calcext:value-type="float">
            <text:p>0.0024</text:p>
          </table:table-cell>
          <table:table-cell office:value-type="float" office:value="-0.000741450242730683" calcext:value-type="float">
            <text:p>-0.0007</text:p>
          </table:table-cell>
          <table:table-cell office:value-type="float" office:value="0.00363376402510328" calcext:value-type="float">
            <text:p>0.0036</text:p>
          </table:table-cell>
          <table:table-cell office:value-type="float" office:value="0.00262682994493236" calcext:value-type="float">
            <text:p>0.0026</text:p>
          </table:table-cell>
          <table:table-cell office:value-type="float" office:value="0.00416201524554648" calcext:value-type="float">
            <text:p>0.0042</text:p>
          </table:table-cell>
          <table:table-cell office:value-type="float" office:value="0.00272611126209877" calcext:value-type="float">
            <text:p>0.0027</text:p>
          </table:table-cell>
          <table:table-cell office:value-type="float" office:value="0.00229387955757988" calcext:value-type="float">
            <text:p>0.0023</text:p>
          </table:table-cell>
          <table:table-cell office:value-type="float" office:value="0.0031114027444275" calcext:value-type="float">
            <text:p>0.0031</text:p>
          </table:table-cell>
          <table:table-cell table:style-name="ce24" office:value-type="float" office:value="0.00436705830211307" calcext:value-type="float">
            <text:p>0.0044</text:p>
          </table:table-cell>
          <table:table-cell table:style-name="ce24" office:value-type="float" office:value="0.00657266976636943" calcext:value-type="float">
            <text:p>0.0066</text:p>
          </table:table-cell>
          <table:table-cell table:style-name="ce24" office:value-type="float" office:value="0.00448654666608054" calcext:value-type="float">
            <text:p>0.0045</text:p>
          </table:table-cell>
          <table:table-cell table:style-name="ce24" office:value-type="float" office:value="0.00637644540374806" calcext:value-type="float">
            <text:p>0.0064</text:p>
          </table:table-cell>
          <table:table-cell office:value-type="float" office:value="0.00350671816608126" calcext:value-type="float">
            <text:p>0.0035</text:p>
          </table:table-cell>
          <table:table-cell table:style-name="ce24" office:value-type="float" office:value="0.00516489036148092" calcext:value-type="float">
            <text:p>0.005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39837671512012" calcext:value-type="float">
            <text:p>-0.0140</text:p>
          </table:table-cell>
          <table:table-cell office:value-type="float" office:value="-0.0110604723199195" calcext:value-type="float">
            <text:p>-0.0111</text:p>
          </table:table-cell>
          <table:table-cell table:style-name="ce24" office:value-type="float" office:value="0.00404429062634661" calcext:value-type="float">
            <text:p>0.0040</text:p>
          </table:table-cell>
          <table:table-cell office:value-type="float" office:value="-0.000266908240736814" calcext:value-type="float">
            <text:p>-0.0003</text:p>
          </table:table-cell>
          <table:table-cell office:value-type="float" office:value="0.00173592659653744" calcext:value-type="float">
            <text:p>0.0017</text:p>
          </table:table-cell>
          <table:table-cell table:style-name="ce24" office:value-type="float" office:value="0.00287990658660549" calcext:value-type="float">
            <text:p>0.0029</text:p>
          </table:table-cell>
          <table:table-cell office:value-type="float" office:value="0.000671038872000498" calcext:value-type="float">
            <text:p>0.0007</text:p>
          </table:table-cell>
          <table:table-cell office:value-type="float" office:value="0.00103375257626105" calcext:value-type="float">
            <text:p>0.0010</text:p>
          </table:table-cell>
          <table:table-cell office:value-type="float" office:value="0.00202847203927971" calcext:value-type="float">
            <text:p>0.0020</text:p>
          </table:table-cell>
          <table:table-cell office:value-type="float" office:value="0.00106454869097159" calcext:value-type="float">
            <text:p>0.0011</text:p>
          </table:table-cell>
          <table:table-cell office:value-type="float" office:value="0.00226878540177191" calcext:value-type="float">
            <text:p>0.0023</text:p>
          </table:table-cell>
          <table:table-cell table:style-name="ce24" office:value-type="float" office:value="0.00289490571077341" calcext:value-type="float">
            <text:p>0.0029</text:p>
          </table:table-cell>
          <table:table-cell table:style-name="ce24" office:value-type="float" office:value="0.00402200296735508" calcext:value-type="float">
            <text:p>0.0040</text:p>
          </table:table-cell>
          <table:table-cell office:value-type="float" office:value="-0.00014447036718511" calcext:value-type="float">
            <text:p>-0.0001</text:p>
          </table:table-cell>
          <table:table-cell office:value-type="float" office:value="0.000104327170473401" calcext:value-type="float">
            <text:p>0.0001</text:p>
          </table:table-cell>
          <table:table-cell office:value-type="float" office:value="0.000718269279549136" calcext:value-type="float">
            <text:p>0.0007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668068286414196" calcext:value-type="float">
            <text:p>-0.0067</text:p>
          </table:table-cell>
          <table:table-cell office:value-type="float" office:value="-0.00140845523580162" calcext:value-type="float">
            <text:p>-0.0014</text:p>
          </table:table-cell>
          <table:table-cell office:value-type="float" office:value="-0.00242108742008768" calcext:value-type="float">
            <text:p>-0.0024</text:p>
          </table:table-cell>
          <table:table-cell office:value-type="float" office:value="-0.00372528177155249" calcext:value-type="float">
            <text:p>-0.0037</text:p>
          </table:table-cell>
          <table:table-cell office:value-type="float" office:value="-0.00139959170855678" calcext:value-type="float">
            <text:p>-0.0014</text:p>
          </table:table-cell>
          <table:table-cell office:value-type="float" office:value="-0.00268303533282791" calcext:value-type="float">
            <text:p>-0.0027</text:p>
          </table:table-cell>
          <table:table-cell office:value-type="float" office:value="-0.00109970265181771" calcext:value-type="float">
            <text:p>-0.0011</text:p>
          </table:table-cell>
          <table:table-cell office:value-type="float" office:value="-0.00221504752887948" calcext:value-type="float">
            <text:p>-0.0022</text:p>
          </table:table-cell>
          <table:table-cell office:value-type="float" office:value="-0.00238156085443236" calcext:value-type="float">
            <text:p>-0.0024</text:p>
          </table:table-cell>
          <table:table-cell office:value-type="float" office:value="-0.000707739533590062" calcext:value-type="float">
            <text:p>-0.0007</text:p>
          </table:table-cell>
          <table:table-cell office:value-type="float" office:value="-0.00222045943121399" calcext:value-type="float">
            <text:p>-0.0022</text:p>
          </table:table-cell>
          <table:table-cell office:value-type="float" office:value="-0.00157449314540552" calcext:value-type="float">
            <text:p>-0.0016</text:p>
          </table:table-cell>
          <table:table-cell office:value-type="float" office:value="-0.00015212154584987" calcext:value-type="float">
            <text:p>-0.0002</text:p>
          </table:table-cell>
          <table:table-cell office:value-type="float" office:value="-0.00157606891996371" calcext:value-type="float">
            <text:p>-0.0016</text:p>
          </table:table-cell>
          <table:table-cell office:value-type="float" office:value="-0.000523359427812642" calcext:value-type="float">
            <text:p>-0.0005</text:p>
          </table:table-cell>
          <table:table-cell office:value-type="float" office:value="-0.00182174706343838" calcext:value-type="float">
            <text:p>-0.001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N2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598487179487178" calcext:value-type="float">
            <text:p>0.0060</text:p>
          </table:table-cell>
          <table:table-cell office:value-type="float" office:value="-0.0102879487179487" calcext:value-type="float">
            <text:p>-0.0103</text:p>
          </table:table-cell>
          <table:table-cell office:value-type="float" office:value="0.00596974358974357" calcext:value-type="float">
            <text:p>0.0060</text:p>
          </table:table-cell>
          <table:table-cell office:value-type="float" office:value="0.0072953846153846" calcext:value-type="float">
            <text:p>0.0073</text:p>
          </table:table-cell>
          <table:table-cell office:value-type="float" office:value="0.00508076923076924" calcext:value-type="float">
            <text:p>0.0051</text:p>
          </table:table-cell>
          <table:table-cell office:value-type="float" office:value="0.00436871794871795" calcext:value-type="float">
            <text:p>0.0044</text:p>
          </table:table-cell>
          <table:table-cell office:value-type="float" office:value="0.00610025641025641" calcext:value-type="float">
            <text:p>0.0061</text:p>
          </table:table-cell>
          <table:table-cell office:value-type="float" office:value="0.00673820512820512" calcext:value-type="float">
            <text:p>0.0067</text:p>
          </table:table-cell>
          <table:table-cell office:value-type="float" office:value="0.00387102564102565" calcext:value-type="float">
            <text:p>0.0039</text:p>
          </table:table-cell>
          <table:table-cell office:value-type="float" office:value="0.0025346153846154" calcext:value-type="float">
            <text:p>0.0025</text:p>
          </table:table-cell>
          <table:table-cell office:value-type="float" office:value="0.00532794871794872" calcext:value-type="float">
            <text:p>0.0053</text:p>
          </table:table-cell>
          <table:table-cell office:value-type="float" office:value="0.00443461538461537" calcext:value-type="float">
            <text:p>0.0044</text:p>
          </table:table-cell>
          <table:table-cell office:value-type="float" office:value="0.00429846153846154" calcext:value-type="float">
            <text:p>0.0043</text:p>
          </table:table-cell>
          <table:table-cell office:value-type="float" office:value="0.000280256410256427" calcext:value-type="float">
            <text:p>0.0003</text:p>
          </table:table-cell>
          <table:table-cell office:value-type="float" office:value="0.00344897435897435" calcext:value-type="float">
            <text:p>0.0034</text:p>
          </table:table-cell>
          <table:table-cell office:value-type="float" office:value="0.00400256410256408" calcext:value-type="float">
            <text:p>0.0040</text:p>
          </table:table-cell>
          <table:table-cell table:number-columns-repeated="1005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93171431658137" calcext:value-type="float">
            <text:p>-0.0093</text:p>
          </table:table-cell>
          <table:table-cell office:value-type="float" office:value="-0.003728933056275" calcext:value-type="float">
            <text:p>-0.0037</text:p>
          </table:table-cell>
          <table:table-cell table:style-name="ce24" office:value-type="float" office:value="0.00460206819221986" calcext:value-type="float">
            <text:p>0.0046</text:p>
          </table:table-cell>
          <table:table-cell office:value-type="float" office:value="-0.00278725106022871" calcext:value-type="float">
            <text:p>-0.0028</text:p>
          </table:table-cell>
          <table:table-cell office:value-type="float" office:value="0.00304601279057404" calcext:value-type="float">
            <text:p>0.0030</text:p>
          </table:table-cell>
          <table:table-cell office:value-type="float" office:value="0.00183497443193124" calcext:value-type="float">
            <text:p>0.0018</text:p>
          </table:table-cell>
          <table:table-cell office:value-type="float" office:value="0.00167019061117268" calcext:value-type="float">
            <text:p>0.0017</text:p>
          </table:table-cell>
          <table:table-cell office:value-type="float" office:value="0.0000447581962143" calcext:value-type="float">
            <text:p>0.0000</text:p>
          </table:table-cell>
          <table:table-cell office:value-type="float" office:value="-0.000464145312966943" calcext:value-type="float">
            <text:p>-0.0005</text:p>
          </table:table-cell>
          <table:table-cell office:value-type="float" office:value="0.00190499256998881" calcext:value-type="float">
            <text:p>0.0019</text:p>
          </table:table-cell>
          <table:table-cell table:style-name="ce24" office:value-type="float" office:value="0.00350396193060084" calcext:value-type="float">
            <text:p>0.0035</text:p>
          </table:table-cell>
          <table:table-cell office:value-type="float" office:value="0.00179722981495659" calcext:value-type="float">
            <text:p>0.0018</text:p>
          </table:table-cell>
          <table:table-cell office:value-type="float" office:value="0.00257901816944546" calcext:value-type="float">
            <text:p>0.0026</text:p>
          </table:table-cell>
          <table:table-cell office:value-type="float" office:value="-0.00106747028799258" calcext:value-type="float">
            <text:p>-0.0011</text:p>
          </table:table-cell>
          <table:table-cell table:style-name="ce24" office:value-type="float" office:value="0.00327945319995284" calcext:value-type="float">
            <text:p>0.0033</text:p>
          </table:table-cell>
          <table:table-cell table:style-name="ce24" office:value-type="float" office:value="0.00439760054393241" calcext:value-type="float">
            <text:p>0.004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2654767241787" calcext:value-type="float">
            <text:p>-0.0127</text:p>
          </table:table-cell>
          <table:table-cell office:value-type="float" office:value="-0.00514783567644873" calcext:value-type="float">
            <text:p>-0.0051</text:p>
          </table:table-cell>
          <table:table-cell office:value-type="float" office:value="0.0026856917054156" calcext:value-type="float">
            <text:p>0.0027</text:p>
          </table:table-cell>
          <table:table-cell office:value-type="float" office:value="0.000730695598110364" calcext:value-type="float">
            <text:p>0.0007</text:p>
          </table:table-cell>
          <table:table-cell table:style-name="ce24" office:value-type="float" office:value="0.00460448662524081" calcext:value-type="float">
            <text:p>0.0046</text:p>
          </table:table-cell>
          <table:table-cell table:style-name="ce24" office:value-type="float" office:value="0.00475244430736289" calcext:value-type="float">
            <text:p>0.0048</text:p>
          </table:table-cell>
          <table:table-cell office:value-type="float" office:value="0.00270759521804681" calcext:value-type="float">
            <text:p>0.0027</text:p>
          </table:table-cell>
          <table:table-cell office:value-type="float" office:value="0.00200127444182769" calcext:value-type="float">
            <text:p>0.0020</text:p>
          </table:table-cell>
          <table:table-cell office:value-type="float" office:value="0.000812849922462823" calcext:value-type="float">
            <text:p>0.0008</text:p>
          </table:table-cell>
          <table:table-cell office:value-type="float" office:value="0.00297093267387047" calcext:value-type="float">
            <text:p>0.0030</text:p>
          </table:table-cell>
          <table:table-cell office:value-type="float" office:value="0.00282887671877887" calcext:value-type="float">
            <text:p>0.0028</text:p>
          </table:table-cell>
          <table:table-cell table:style-name="ce24" office:value-type="float" office:value="0.00529602117088441" calcext:value-type="float">
            <text:p>0.0053</text:p>
          </table:table-cell>
          <table:table-cell office:value-type="float" office:value="0.000125360941038527" calcext:value-type="float">
            <text:p>0.0001</text:p>
          </table:table-cell>
          <table:table-cell office:value-type="float" office:value="0.000564548893379907" calcext:value-type="float">
            <text:p>0.0006</text:p>
          </table:table-cell>
          <table:table-cell office:value-type="float" office:value="0.000064149853148165" calcext:value-type="float">
            <text:p>0.0001</text:p>
          </table:table-cell>
          <table:table-cell table:style-name="ce24" office:value-type="float" office:value="0.00324943061075305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39151623118377" calcext:value-type="float">
            <text:p>-0.0139</text:p>
          </table:table-cell>
          <table:table-cell office:value-type="float" office:value="-0.00303950932787098" calcext:value-type="float">
            <text:p>-0.0030</text:p>
          </table:table-cell>
          <table:table-cell office:value-type="float" office:value="-0.00108267804921445" calcext:value-type="float">
            <text:p>-0.0011</text:p>
          </table:table-cell>
          <table:table-cell office:value-type="float" office:value="-0.00204438853125028" calcext:value-type="float">
            <text:p>-0.0020</text:p>
          </table:table-cell>
          <table:table-cell office:value-type="float" office:value="-0.00109555310458737" calcext:value-type="float">
            <text:p>-0.0011</text:p>
          </table:table-cell>
          <table:table-cell office:value-type="float" office:value="-0.000115236074179102" calcext:value-type="float">
            <text:p>-0.0001</text:p>
          </table:table-cell>
          <table:table-cell office:value-type="float" office:value="-0.000451477558507908" calcext:value-type="float">
            <text:p>-0.0005</text:p>
          </table:table-cell>
          <table:table-cell office:value-type="float" office:value="0.000095506584433914" calcext:value-type="float">
            <text:p>0.0001</text:p>
          </table:table-cell>
          <table:table-cell office:value-type="float" office:value="-0.000666167221608519" calcext:value-type="float">
            <text:p>-0.0007</text:p>
          </table:table-cell>
          <table:table-cell office:value-type="float" office:value="0.000322717104286347" calcext:value-type="float">
            <text:p>0.0003</text:p>
          </table:table-cell>
          <table:table-cell office:value-type="float" office:value="0.000306134365912425" calcext:value-type="float">
            <text:p>0.0003</text:p>
          </table:table-cell>
          <table:table-cell office:value-type="float" office:value="0.000396222741979368" calcext:value-type="float">
            <text:p>0.0004</text:p>
          </table:table-cell>
          <table:table-cell office:value-type="float" office:value="-0.000494216304212868" calcext:value-type="float">
            <text:p>-0.0005</text:p>
          </table:table-cell>
          <table:table-cell office:value-type="float" office:value="-0.00073286107833543" calcext:value-type="float">
            <text:p>-0.0007</text:p>
          </table:table-cell>
          <table:table-cell office:value-type="float" office:value="-0.000368250281490042" calcext:value-type="float">
            <text:p>-0.0004</text:p>
          </table:table-cell>
          <table:table-cell office:value-type="float" office:value="0.0000375510009045868" calcext:value-type="float">
            <text:p>0.000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LSC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63179487179486" calcext:value-type="float">
            <text:p>0.0066</text:p>
          </table:table-cell>
          <table:table-cell office:value-type="float" office:value="-0.00902128205128208" calcext:value-type="float">
            <text:p>-0.0090</text:p>
          </table:table-cell>
          <table:table-cell office:value-type="float" office:value="0.00492435897435898" calcext:value-type="float">
            <text:p>0.0049</text:p>
          </table:table-cell>
          <table:table-cell office:value-type="float" office:value="0.00738564102564103" calcext:value-type="float">
            <text:p>0.0074</text:p>
          </table:table-cell>
          <table:table-cell office:value-type="float" office:value="0.00333666666666665" calcext:value-type="float">
            <text:p>0.0033</text:p>
          </table:table-cell>
          <table:table-cell office:value-type="float" office:value="0.00494333333333333" calcext:value-type="float">
            <text:p>0.0049</text:p>
          </table:table-cell>
          <table:table-cell office:value-type="float" office:value="0.00439769230769233" calcext:value-type="float">
            <text:p>0.0044</text:p>
          </table:table-cell>
          <table:table-cell office:value-type="float" office:value="0.00577794871794869" calcext:value-type="float">
            <text:p>0.0058</text:p>
          </table:table-cell>
          <table:table-cell office:value-type="float" office:value="0.0017707692307692" calcext:value-type="float">
            <text:p>0.0018</text:p>
          </table:table-cell>
          <table:table-cell office:value-type="float" office:value="0.00222666666666666" calcext:value-type="float">
            <text:p>0.0022</text:p>
          </table:table-cell>
          <table:table-cell office:value-type="float" office:value="0.00357948717948713" calcext:value-type="float">
            <text:p>0.0036</text:p>
          </table:table-cell>
          <table:table-cell office:value-type="float" office:value="0.00513717948717951" calcext:value-type="float">
            <text:p>0.0051</text:p>
          </table:table-cell>
          <table:table-cell office:value-type="float" office:value="0.00214923076923077" calcext:value-type="float">
            <text:p>0.0021</text:p>
          </table:table-cell>
          <table:table-cell office:value-type="float" office:value="0.00131153846153846" calcext:value-type="float">
            <text:p>0.0013</text:p>
          </table:table-cell>
          <table:table-cell office:value-type="float" office:value="0.00450051282051282" calcext:value-type="float">
            <text:p>0.0045</text:p>
          </table:table-cell>
          <table:table-cell office:value-type="float" office:value="0.00398564102564101" calcext:value-type="float">
            <text:p>0.0040</text:p>
          </table:table-cell>
          <table:table-cell table:number-columns-repeated="1005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589271242186303" calcext:value-type="float">
            <text:p>-0.0059</text:p>
          </table:table-cell>
          <table:table-cell office:value-type="float" office:value="-0.00850106437357765" calcext:value-type="float">
            <text:p>-0.0085</text:p>
          </table:table-cell>
          <table:table-cell table:style-name="ce24" office:value-type="float" office:value="0.00578095491731018" calcext:value-type="float">
            <text:p>0.0058</text:p>
          </table:table-cell>
          <table:table-cell office:value-type="float" office:value="0.00236234087955617" calcext:value-type="float">
            <text:p>0.0024</text:p>
          </table:table-cell>
          <table:table-cell office:value-type="float" office:value="0.00138271238818662" calcext:value-type="float">
            <text:p>0.0014</text:p>
          </table:table-cell>
          <table:table-cell office:value-type="float" office:value="0.00318880975008525" calcext:value-type="float">
            <text:p>0.0032</text:p>
          </table:table-cell>
          <table:table-cell office:value-type="float" office:value="0.00217372838629684" calcext:value-type="float">
            <text:p>0.0022</text:p>
          </table:table-cell>
          <table:table-cell table:style-name="ce24" office:value-type="float" office:value="0.00501634814457861" calcext:value-type="float">
            <text:p>0.0050</text:p>
          </table:table-cell>
          <table:table-cell table:style-name="ce24" office:value-type="float" office:value="0.00446575947960749" calcext:value-type="float">
            <text:p>0.0045</text:p>
          </table:table-cell>
          <table:table-cell office:value-type="float" office:value="0.00316505235739406" calcext:value-type="float">
            <text:p>0.0032</text:p>
          </table:table-cell>
          <table:table-cell table:style-name="ce24" office:value-type="float" office:value="0.0045002151971092" calcext:value-type="float">
            <text:p>0.0045</text:p>
          </table:table-cell>
          <table:table-cell office:value-type="float" office:value="0.0030897689560147" calcext:value-type="float">
            <text:p>0.0031</text:p>
          </table:table-cell>
          <table:table-cell office:value-type="float" office:value="0.0024580231521137" calcext:value-type="float">
            <text:p>0.0025</text:p>
          </table:table-cell>
          <table:table-cell office:value-type="float" office:value="0.00107059259843258" calcext:value-type="float">
            <text:p>0.0011</text:p>
          </table:table-cell>
          <table:table-cell office:value-type="float" office:value="0.00240436082416195" calcext:value-type="float">
            <text:p>0.0024</text:p>
          </table:table-cell>
          <table:table-cell table:style-name="ce24" office:value-type="float" office:value="0.00526898796936367" calcext:value-type="float">
            <text:p>0.0053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42659308086043" calcext:value-type="float">
            <text:p>-0.0143</text:p>
          </table:table-cell>
          <table:table-cell office:value-type="float" office:value="-0.0109744487296491" calcext:value-type="float">
            <text:p>-0.0110</text:p>
          </table:table-cell>
          <table:table-cell office:value-type="float" office:value="0.0000495712342117545" calcext:value-type="float">
            <text:p>0.0000</text:p>
          </table:table-cell>
          <table:table-cell office:value-type="float" office:value="-0.00400377192056619" calcext:value-type="float">
            <text:p>-0.0040</text:p>
          </table:table-cell>
          <table:table-cell office:value-type="float" office:value="0.000338976414035902" calcext:value-type="float">
            <text:p>0.0003</text:p>
          </table:table-cell>
          <table:table-cell office:value-type="float" office:value="-0.00262456032760706" calcext:value-type="float">
            <text:p>-0.0026</text:p>
          </table:table-cell>
          <table:table-cell office:value-type="float" office:value="0.000787161889009939" calcext:value-type="float">
            <text:p>0.0008</text:p>
          </table:table-cell>
          <table:table-cell office:value-type="float" office:value="-0.000310358391207297" calcext:value-type="float">
            <text:p>-0.0003</text:p>
          </table:table-cell>
          <table:table-cell table:style-name="ce24" office:value-type="float" office:value="0.00373011432952462" calcext:value-type="float">
            <text:p>0.0037</text:p>
          </table:table-cell>
          <table:table-cell office:value-type="float" office:value="-0.00127894707500683" calcext:value-type="float">
            <text:p>-0.0013</text:p>
          </table:table-cell>
          <table:table-cell office:value-type="float" office:value="-0.00187874295984576" calcext:value-type="float">
            <text:p>-0.0019</text:p>
          </table:table-cell>
          <table:table-cell office:value-type="float" office:value="0.00266238940594988" calcext:value-type="float">
            <text:p>0.0027</text:p>
          </table:table-cell>
          <table:table-cell office:value-type="float" office:value="-0.00104302854094324" calcext:value-type="float">
            <text:p>-0.0010</text:p>
          </table:table-cell>
          <table:table-cell office:value-type="float" office:value="-0.00108281937871534" calcext:value-type="float">
            <text:p>-0.0011</text:p>
          </table:table-cell>
          <table:table-cell office:value-type="float" office:value="-0.00120374089359282" calcext:value-type="float">
            <text:p>-0.0012</text:p>
          </table:table-cell>
          <table:table-cell office:value-type="float" office:value="-0.000439699250440645" calcext:value-type="float">
            <text:p>-0.000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46892982051896" calcext:value-type="float">
            <text:p>-0.0147</text:p>
          </table:table-cell>
          <table:table-cell office:value-type="float" office:value="-0.0039122567401622" calcext:value-type="float">
            <text:p>-0.0039</text:p>
          </table:table-cell>
          <table:table-cell office:value-type="float" office:value="-0.00145859453079279" calcext:value-type="float">
            <text:p>-0.0015</text:p>
          </table:table-cell>
          <table:table-cell office:value-type="float" office:value="-0.00280287009575218" calcext:value-type="float">
            <text:p>-0.0028</text:p>
          </table:table-cell>
          <table:table-cell office:value-type="float" office:value="-0.00155193311113484" calcext:value-type="float">
            <text:p>-0.0016</text:p>
          </table:table-cell>
          <table:table-cell office:value-type="float" office:value="0.000248753747360916" calcext:value-type="float">
            <text:p>0.0002</text:p>
          </table:table-cell>
          <table:table-cell office:value-type="float" office:value="-0.00136757403523786" calcext:value-type="float">
            <text:p>-0.0014</text:p>
          </table:table-cell>
          <table:table-cell office:value-type="float" office:value="-0.00207796709451648" calcext:value-type="float">
            <text:p>-0.0021</text:p>
          </table:table-cell>
          <table:table-cell office:value-type="float" office:value="-0.000557785643672959" calcext:value-type="float">
            <text:p>-0.0006</text:p>
          </table:table-cell>
          <table:table-cell office:value-type="float" office:value="0.000776979352080384" calcext:value-type="float">
            <text:p>0.0008</text:p>
          </table:table-cell>
          <table:table-cell office:value-type="float" office:value="-0.000111866546170428" calcext:value-type="float">
            <text:p>-0.0001</text:p>
          </table:table-cell>
          <table:table-cell office:value-type="float" office:value="0.00110068843822952" calcext:value-type="float">
            <text:p>0.0011</text:p>
          </table:table-cell>
          <table:table-cell office:value-type="float" office:value="-0.000633472803992603" calcext:value-type="float">
            <text:p>-0.0006</text:p>
          </table:table-cell>
          <table:table-cell office:value-type="float" office:value="0.000147597868597494" calcext:value-type="float">
            <text:p>0.0001</text:p>
          </table:table-cell>
          <table:table-cell office:value-type="float" office:value="-0.00115440832950731" calcext:value-type="float">
            <text:p>-0.0012</text:p>
          </table:table-cell>
          <table:table-cell office:value-type="float" office:value="0.00130631308851265" calcext:value-type="float">
            <text:p>0.001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DCP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11692307692306" calcext:value-type="float">
            <text:p>0.0061</text:p>
          </table:table-cell>
          <table:table-cell office:value-type="float" office:value="-0.0235638461538462" calcext:value-type="float">
            <text:p>-0.0236</text:p>
          </table:table-cell>
          <table:table-cell office:value-type="float" office:value="0.00738692307692306" calcext:value-type="float">
            <text:p>0.0074</text:p>
          </table:table-cell>
          <table:table-cell office:value-type="float" office:value="0.00699256410256407" calcext:value-type="float">
            <text:p>0.0070</text:p>
          </table:table-cell>
          <table:table-cell office:value-type="float" office:value="0.00660153846153845" calcext:value-type="float">
            <text:p>0.0066</text:p>
          </table:table-cell>
          <table:table-cell office:value-type="float" office:value="0.00366666666666663" calcext:value-type="float">
            <text:p>0.0037</text:p>
          </table:table-cell>
          <table:table-cell office:value-type="float" office:value="0.00639641025641025" calcext:value-type="float">
            <text:p>0.0064</text:p>
          </table:table-cell>
          <table:table-cell office:value-type="float" office:value="0.00619820512820513" calcext:value-type="float">
            <text:p>0.0062</text:p>
          </table:table-cell>
          <table:table-cell office:value-type="float" office:value="0.00607589743589744" calcext:value-type="float">
            <text:p>0.0061</text:p>
          </table:table-cell>
          <table:table-cell office:value-type="float" office:value="0.000468461538461542" calcext:value-type="float">
            <text:p>0.0005</text:p>
          </table:table-cell>
          <table:table-cell office:value-type="float" office:value="0.00515179487179487" calcext:value-type="float">
            <text:p>0.0052</text:p>
          </table:table-cell>
          <table:table-cell office:value-type="float" office:value="0.0039138461538461" calcext:value-type="float">
            <text:p>0.0039</text:p>
          </table:table-cell>
          <table:table-cell office:value-type="float" office:value="0.00482717948717948" calcext:value-type="float">
            <text:p>0.0048</text:p>
          </table:table-cell>
          <table:table-cell office:value-type="float" office:value="-0.00105153846153845" calcext:value-type="float">
            <text:p>-0.0011</text:p>
          </table:table-cell>
          <table:table-cell office:value-type="float" office:value="0.00499794871794875" calcext:value-type="float">
            <text:p>0.0050</text:p>
          </table:table-cell>
          <table:table-cell office:value-type="float" office:value="0.00432153846153844" calcext:value-type="float">
            <text:p>0.0043</text:p>
          </table:table-cell>
          <table:table-cell table:number-columns-repeated="1005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489979199306684" calcext:value-type="float">
            <text:p>-0.0049</text:p>
          </table:table-cell>
          <table:table-cell office:value-type="float" office:value="-0.0317550440936629" calcext:value-type="float">
            <text:p>-0.0318</text:p>
          </table:table-cell>
          <table:table-cell office:value-type="float" office:value="0.00346634896838037" calcext:value-type="float">
            <text:p>0.0035</text:p>
          </table:table-cell>
          <table:table-cell office:value-type="float" office:value="0.00401535560458431" calcext:value-type="float">
            <text:p>0.0040</text:p>
          </table:table-cell>
          <table:table-cell table:style-name="ce24" office:value-type="float" office:value="0.0067994567036573" calcext:value-type="float">
            <text:p>0.0068</text:p>
          </table:table-cell>
          <table:table-cell office:value-type="float" office:value="0.000444303726080593" calcext:value-type="float">
            <text:p>0.0004</text:p>
          </table:table-cell>
          <table:table-cell office:value-type="float" office:value="0.00286158911399388" calcext:value-type="float">
            <text:p>0.0029</text:p>
          </table:table-cell>
          <table:table-cell table:style-name="ce24" office:value-type="float" office:value="0.00540479782815666" calcext:value-type="float">
            <text:p>0.0054</text:p>
          </table:table-cell>
          <table:table-cell table:style-name="ce24" office:value-type="float" office:value="0.00787972563083035" calcext:value-type="float">
            <text:p>0.0079</text:p>
          </table:table-cell>
          <table:table-cell office:value-type="float" office:value="-0.00314208095470303" calcext:value-type="float">
            <text:p>-0.0031</text:p>
          </table:table-cell>
          <table:table-cell table:style-name="ce24" office:value-type="float" office:value="0.0063534306321497" calcext:value-type="float">
            <text:p>0.0064</text:p>
          </table:table-cell>
          <table:table-cell table:style-name="ce24" office:value-type="float" office:value="0.00479289481740627" calcext:value-type="float">
            <text:p>0.0048</text:p>
          </table:table-cell>
          <table:table-cell office:value-type="float" office:value="0.00348968345639672" calcext:value-type="float">
            <text:p>0.0035</text:p>
          </table:table-cell>
          <table:table-cell office:value-type="float" office:value="0.000668575924940574" calcext:value-type="float">
            <text:p>0.0007</text:p>
          </table:table-cell>
          <table:table-cell table:style-name="ce24" office:value-type="float" office:value="0.00497964727934644" calcext:value-type="float">
            <text:p>0.0050</text:p>
          </table:table-cell>
          <table:table-cell table:style-name="ce24" office:value-type="float" office:value="0.00546088589158772" calcext:value-type="float">
            <text:p>0.0055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01806315078729" calcext:value-type="float">
            <text:p>-0.0102</text:p>
          </table:table-cell>
          <table:table-cell office:value-type="float" office:value="-0.0309742238512808" calcext:value-type="float">
            <text:p>-0.0310</text:p>
          </table:table-cell>
          <table:table-cell office:value-type="float" office:value="0.00121940227038259" calcext:value-type="float">
            <text:p>0.0012</text:p>
          </table:table-cell>
          <table:table-cell office:value-type="float" office:value="-0.00264538845075921" calcext:value-type="float">
            <text:p>-0.0026</text:p>
          </table:table-cell>
          <table:table-cell table:style-name="ce24" office:value-type="float" office:value="0.00495713698775563" calcext:value-type="float">
            <text:p>0.0050</text:p>
          </table:table-cell>
          <table:table-cell office:value-type="float" office:value="0.00124673961368177" calcext:value-type="float">
            <text:p>0.0012</text:p>
          </table:table-cell>
          <table:table-cell office:value-type="float" office:value="0.00287589525863345" calcext:value-type="float">
            <text:p>0.0029</text:p>
          </table:table-cell>
          <table:table-cell office:value-type="float" office:value="0.0011929905933658" calcext:value-type="float">
            <text:p>0.0012</text:p>
          </table:table-cell>
          <table:table-cell table:style-name="ce24" office:value-type="float" office:value="0.0051648177874014" calcext:value-type="float">
            <text:p>0.0052</text:p>
          </table:table-cell>
          <table:table-cell office:value-type="float" office:value="0.00106249789525455" calcext:value-type="float">
            <text:p>0.0011</text:p>
          </table:table-cell>
          <table:table-cell office:value-type="float" office:value="0.000896599167452922" calcext:value-type="float">
            <text:p>0.0009</text:p>
          </table:table-cell>
          <table:table-cell office:value-type="float" office:value="0.000553963004459972" calcext:value-type="float">
            <text:p>0.0006</text:p>
          </table:table-cell>
          <table:table-cell office:value-type="float" office:value="0.00158133918563332" calcext:value-type="float">
            <text:p>0.0016</text:p>
          </table:table-cell>
          <table:table-cell office:value-type="float" office:value="0.00079322731474963" calcext:value-type="float">
            <text:p>0.0008</text:p>
          </table:table-cell>
          <table:table-cell table:style-name="ce24" office:value-type="float" office:value="0.00323368392537011" calcext:value-type="float">
            <text:p>0.0032</text:p>
          </table:table-cell>
          <table:table-cell table:style-name="ce24" office:value-type="float" office:value="0.00400546579753484" calcext:value-type="float">
            <text:p>0.0040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210438100135048" calcext:value-type="float">
            <text:p>-0.0210</text:p>
          </table:table-cell>
          <table:table-cell office:value-type="float" office:value="-0.00758324311979519" calcext:value-type="float">
            <text:p>-0.0076</text:p>
          </table:table-cell>
          <table:table-cell office:value-type="float" office:value="-0.00714353834004345" calcext:value-type="float">
            <text:p>-0.0071</text:p>
          </table:table-cell>
          <table:table-cell office:value-type="float" office:value="-0.00525843813996202" calcext:value-type="float">
            <text:p>-0.0053</text:p>
          </table:table-cell>
          <table:table-cell office:value-type="float" office:value="-0.00251304741864594" calcext:value-type="float">
            <text:p>-0.0025</text:p>
          </table:table-cell>
          <table:table-cell office:value-type="float" office:value="0.0000307707449301864" calcext:value-type="float">
            <text:p>0.0000</text:p>
          </table:table-cell>
          <table:table-cell office:value-type="float" office:value="-0.00243742765514837" calcext:value-type="float">
            <text:p>-0.0024</text:p>
          </table:table-cell>
          <table:table-cell office:value-type="float" office:value="-0.00217844888326126" calcext:value-type="float">
            <text:p>-0.0022</text:p>
          </table:table-cell>
          <table:table-cell office:value-type="float" office:value="-0.00116945060638204" calcext:value-type="float">
            <text:p>-0.0012</text:p>
          </table:table-cell>
          <table:table-cell office:value-type="float" office:value="0.000406871923816245" calcext:value-type="float">
            <text:p>0.0004</text:p>
          </table:table-cell>
          <table:table-cell office:value-type="float" office:value="-0.0020278525587653" calcext:value-type="float">
            <text:p>-0.0020</text:p>
          </table:table-cell>
          <table:table-cell office:value-type="float" office:value="0.000185724006914349" calcext:value-type="float">
            <text:p>0.0002</text:p>
          </table:table-cell>
          <table:table-cell office:value-type="float" office:value="-0.00151314569832517" calcext:value-type="float">
            <text:p>-0.0015</text:p>
          </table:table-cell>
          <table:table-cell office:value-type="float" office:value="0.00106881037965417" calcext:value-type="float">
            <text:p>0.0011</text:p>
          </table:table-cell>
          <table:table-cell office:value-type="float" office:value="-0.00217157423735692" calcext:value-type="float">
            <text:p>-0.0022</text:p>
          </table:table-cell>
          <table:table-cell office:value-type="float" office:value="0.0000835105954020285" calcext:value-type="float">
            <text:p>0.0001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CLD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-0.000815897435897434" calcext:value-type="float">
            <text:p>-0.0008</text:p>
          </table:table-cell>
          <table:table-cell office:value-type="float" office:value="-0.0246902564102564" calcext:value-type="float">
            <text:p>-0.0247</text:p>
          </table:table-cell>
          <table:table-cell office:value-type="float" office:value="0.00714512820512818" calcext:value-type="float">
            <text:p>0.0071</text:p>
          </table:table-cell>
          <table:table-cell office:value-type="float" office:value="0.00495076923076923" calcext:value-type="float">
            <text:p>0.0050</text:p>
          </table:table-cell>
          <table:table-cell office:value-type="float" office:value="0.00646923076923077" calcext:value-type="float">
            <text:p>0.0065</text:p>
          </table:table-cell>
          <table:table-cell office:value-type="float" office:value="0.000574615384615409" calcext:value-type="float">
            <text:p>0.0006</text:p>
          </table:table-cell>
          <table:table-cell office:value-type="float" office:value="0.00699128205128204" calcext:value-type="float">
            <text:p>0.0070</text:p>
          </table:table-cell>
          <table:table-cell office:value-type="float" office:value="0.00508025641025637" calcext:value-type="float">
            <text:p>0.0051</text:p>
          </table:table-cell>
          <table:table-cell office:value-type="float" office:value="0.00544641025641023" calcext:value-type="float">
            <text:p>0.0054</text:p>
          </table:table-cell>
          <table:table-cell office:value-type="float" office:value="-0.00193025641025643" calcext:value-type="float">
            <text:p>-0.0019</text:p>
          </table:table-cell>
          <table:table-cell office:value-type="float" office:value="0.00566102564102562" calcext:value-type="float">
            <text:p>0.0057</text:p>
          </table:table-cell>
          <table:table-cell office:value-type="float" office:value="0.00384717948717948" calcext:value-type="float">
            <text:p>0.0038</text:p>
          </table:table-cell>
          <table:table-cell office:value-type="float" office:value="0.00532641025641021" calcext:value-type="float">
            <text:p>0.0053</text:p>
          </table:table-cell>
          <table:table-cell office:value-type="float" office:value="-0.00398051282051284" calcext:value-type="float">
            <text:p>-0.0040</text:p>
          </table:table-cell>
          <table:table-cell office:value-type="float" office:value="0.00473307692307694" calcext:value-type="float">
            <text:p>0.0047</text:p>
          </table:table-cell>
          <table:table-cell office:value-type="float" office:value="0.00309410256410255" calcext:value-type="float">
            <text:p>0.0031</text:p>
          </table:table-cell>
          <table:table-cell table:number-columns-repeated="1005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4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121488943167955" calcext:value-type="float">
            <text:p>-0.0121</text:p>
          </table:table-cell>
          <table:table-cell office:value-type="float" office:value="-0.0603473657260708" calcext:value-type="float">
            <text:p>-0.0603</text:p>
          </table:table-cell>
          <table:table-cell office:value-type="float" office:value="0.0059441585453996" calcext:value-type="float">
            <text:p>0.0059</text:p>
          </table:table-cell>
          <table:table-cell office:value-type="float" office:value="0.00280810302066914" calcext:value-type="float">
            <text:p>0.0028</text:p>
          </table:table-cell>
          <table:table-cell table:style-name="ce24" office:value-type="float" office:value="0.0102763928313278" calcext:value-type="float">
            <text:p>0.0103</text:p>
          </table:table-cell>
          <table:table-cell office:value-type="float" office:value="0.00414794391516514" calcext:value-type="float">
            <text:p>0.0041</text:p>
          </table:table-cell>
          <table:table-cell office:value-type="float" office:value="0.00554168120970903" calcext:value-type="float">
            <text:p>0.0055</text:p>
          </table:table-cell>
          <table:table-cell office:value-type="float" office:value="0.00618310566804816" calcext:value-type="float">
            <text:p>0.0062</text:p>
          </table:table-cell>
          <table:table-cell table:style-name="ce24" office:value-type="float" office:value="0.0102947189196617" calcext:value-type="float">
            <text:p>0.0103</text:p>
          </table:table-cell>
          <table:table-cell office:value-type="float" office:value="0.00403375344632374" calcext:value-type="float">
            <text:p>0.0040</text:p>
          </table:table-cell>
          <table:table-cell office:value-type="float" office:value="0.00632793000801847" calcext:value-type="float">
            <text:p>0.0063</text:p>
          </table:table-cell>
          <table:table-cell table:style-name="ce24" office:value-type="float" office:value="0.0079631777565987" calcext:value-type="float">
            <text:p>0.0080</text:p>
          </table:table-cell>
          <table:table-cell table:style-name="ce24" office:value-type="float" office:value="0.00820850566404234" calcext:value-type="float">
            <text:p>0.0082</text:p>
          </table:table-cell>
          <table:table-cell office:value-type="float" office:value="0.00410293678401168" calcext:value-type="float">
            <text:p>0.0041</text:p>
          </table:table-cell>
          <table:table-cell table:style-name="ce24" office:value-type="float" office:value="0.0072450779409163" calcext:value-type="float">
            <text:p>0.0072</text:p>
          </table:table-cell>
          <table:table-cell table:style-name="ce24" office:value-type="float" office:value="0.00963956465860637" calcext:value-type="float">
            <text:p>0.0096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971504169182659" calcext:value-type="float">
            <text:p>-0.0097</text:p>
          </table:table-cell>
          <table:table-cell office:value-type="float" office:value="-0.0443869368075835" calcext:value-type="float">
            <text:p>-0.0444</text:p>
          </table:table-cell>
          <table:table-cell office:value-type="float" office:value="0.000846415382958868" calcext:value-type="float">
            <text:p>0.0008</text:p>
          </table:table-cell>
          <table:table-cell office:value-type="float" office:value="-0.0108151591197171" calcext:value-type="float">
            <text:p>-0.0108</text:p>
          </table:table-cell>
          <table:table-cell table:style-name="ce24" office:value-type="float" office:value="0.00698881332901582" calcext:value-type="float">
            <text:p>0.0070</text:p>
          </table:table-cell>
          <table:table-cell office:value-type="float" office:value="-0.00828815333595102" calcext:value-type="float">
            <text:p>-0.0083</text:p>
          </table:table-cell>
          <table:table-cell table:style-name="ce24" office:value-type="float" office:value="0.00691119428448034" calcext:value-type="float">
            <text:p>0.0069</text:p>
          </table:table-cell>
          <table:table-cell office:value-type="float" office:value="0.000738895776167372" calcext:value-type="float">
            <text:p>0.0007</text:p>
          </table:table-cell>
          <table:table-cell table:style-name="ce24" office:value-type="float" office:value="0.00772286146248695" calcext:value-type="float">
            <text:p>0.0077</text:p>
          </table:table-cell>
          <table:table-cell office:value-type="float" office:value="-0.00892290499257833" calcext:value-type="float">
            <text:p>-0.0089</text:p>
          </table:table-cell>
          <table:table-cell office:value-type="float" office:value="0.00857785107982313" calcext:value-type="float">
            <text:p>0.0086</text:p>
          </table:table-cell>
          <table:table-cell office:value-type="float" office:value="-0.000460470929682277" calcext:value-type="float">
            <text:p>-0.0005</text:p>
          </table:table-cell>
          <table:table-cell office:value-type="float" office:value="0.0051821733125494" calcext:value-type="float">
            <text:p>0.0052</text:p>
          </table:table-cell>
          <table:table-cell office:value-type="float" office:value="-0.0128029537120548" calcext:value-type="float">
            <text:p>-0.0128</text:p>
          </table:table-cell>
          <table:table-cell office:value-type="float" office:value="0.00415740674106781" calcext:value-type="float">
            <text:p>0.0042</text:p>
          </table:table-cell>
          <table:table-cell office:value-type="float" office:value="0.00374220124049027" calcext:value-type="float">
            <text:p>0.0037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259525049514034" calcext:value-type="float">
            <text:p>-0.0260</text:p>
          </table:table-cell>
          <table:table-cell office:value-type="float" office:value="0.0000125508059012349" calcext:value-type="float">
            <text:p>0.0000</text:p>
          </table:table-cell>
          <table:table-cell office:value-type="float" office:value="-0.00430809049878554" calcext:value-type="float">
            <text:p>-0.0043</text:p>
          </table:table-cell>
          <table:table-cell office:value-type="float" office:value="-0.00597374532678598" calcext:value-type="float">
            <text:p>-0.0060</text:p>
          </table:table-cell>
          <table:table-cell office:value-type="float" office:value="-0.00278394244993285" calcext:value-type="float">
            <text:p>-0.0028</text:p>
          </table:table-cell>
          <table:table-cell office:value-type="float" office:value="-0.0017204519501941" calcext:value-type="float">
            <text:p>-0.0017</text:p>
          </table:table-cell>
          <table:table-cell office:value-type="float" office:value="-0.00108612082723653" calcext:value-type="float">
            <text:p>-0.0011</text:p>
          </table:table-cell>
          <table:table-cell office:value-type="float" office:value="-0.00104766326091681" calcext:value-type="float">
            <text:p>-0.0010</text:p>
          </table:table-cell>
          <table:table-cell office:value-type="float" office:value="-0.00116111136287119" calcext:value-type="float">
            <text:p>-0.0012</text:p>
          </table:table-cell>
          <table:table-cell office:value-type="float" office:value="-0.000267604148086672" calcext:value-type="float">
            <text:p>-0.0003</text:p>
          </table:table-cell>
          <table:table-cell office:value-type="float" office:value="0.000491239363225943" calcext:value-type="float">
            <text:p>0.0005</text:p>
          </table:table-cell>
          <table:table-cell office:value-type="float" office:value="0.000719121718358037" calcext:value-type="float">
            <text:p>0.0007</text:p>
          </table:table-cell>
          <table:table-cell office:value-type="float" office:value="-0.000138909273559146" calcext:value-type="float">
            <text:p>-0.0001</text:p>
          </table:table-cell>
          <table:table-cell office:value-type="float" office:value="-0.00194478804884905" calcext:value-type="float">
            <text:p>-0.0019</text:p>
          </table:table-cell>
          <table:table-cell office:value-type="float" office:value="-0.0000135613497285507" calcext:value-type="float">
            <text:p>0.0000</text:p>
          </table:table-cell>
          <table:table-cell office:value-type="float" office:value="0.00165641125763359" calcext:value-type="float">
            <text:p>0.001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1" table:number-rows-spanned="6">
            <text:p>F1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190794871794872" calcext:value-type="float">
            <text:p>0.0019</text:p>
          </table:table-cell>
          <table:table-cell office:value-type="float" office:value="-0.0021897435897436" calcext:value-type="float">
            <text:p>-0.0022</text:p>
          </table:table-cell>
          <table:table-cell office:value-type="float" office:value="0.00081923076923078" calcext:value-type="float">
            <text:p>0.0008</text:p>
          </table:table-cell>
          <table:table-cell office:value-type="float" office:value="0.00322641025641022" calcext:value-type="float">
            <text:p>0.0032</text:p>
          </table:table-cell>
          <table:table-cell office:value-type="float" office:value="0.00132487179487181" calcext:value-type="float">
            <text:p>0.0013</text:p>
          </table:table-cell>
          <table:table-cell office:value-type="float" office:value="0.00171615384615385" calcext:value-type="float">
            <text:p>0.0017</text:p>
          </table:table-cell>
          <table:table-cell office:value-type="float" office:value="0.00020282051282056" calcext:value-type="float">
            <text:p>0.0002</text:p>
          </table:table-cell>
          <table:table-cell office:value-type="float" office:value="0.00152256410256407" calcext:value-type="float">
            <text:p>0.0015</text:p>
          </table:table-cell>
          <table:table-cell office:value-type="float" office:value="0.000799230769230753" calcext:value-type="float">
            <text:p>0.0008</text:p>
          </table:table-cell>
          <table:table-cell office:value-type="float" office:value="0.00185205128205129" calcext:value-type="float">
            <text:p>0.0019</text:p>
          </table:table-cell>
          <table:table-cell office:value-type="float" office:value="0.000440769230769231" calcext:value-type="float">
            <text:p>0.0004</text:p>
          </table:table-cell>
          <table:table-cell office:value-type="float" office:value="0.00227384615384613" calcext:value-type="float">
            <text:p>0.0023</text:p>
          </table:table-cell>
          <table:table-cell office:value-type="float" office:value="0.00101102564102562" calcext:value-type="float">
            <text:p>0.0010</text:p>
          </table:table-cell>
          <table:table-cell office:value-type="float" office:value="0.00217128205128204" calcext:value-type="float">
            <text:p>0.0022</text:p>
          </table:table-cell>
          <table:table-cell office:value-type="float" office:value="0.00148974358974358" calcext:value-type="float">
            <text:p>0.0015</text:p>
          </table:table-cell>
          <table:table-cell office:value-type="float" office:value="0.00161717948717951" calcext:value-type="float">
            <text:p>0.0016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497914874108704" calcext:value-type="float">
            <text:p>0.0050</text:p>
          </table:table-cell>
          <table:table-cell office:value-type="float" office:value="-0.0122572411701716" calcext:value-type="float">
            <text:p>-0.0123</text:p>
          </table:table-cell>
          <table:table-cell office:value-type="float" office:value="0.000928403794108879" calcext:value-type="float">
            <text:p>0.0009</text:p>
          </table:table-cell>
          <table:table-cell table:style-name="ce24" office:value-type="float" office:value="0.00740048121129817" calcext:value-type="float">
            <text:p>0.0074</text:p>
          </table:table-cell>
          <table:table-cell office:value-type="float" office:value="0.000582013971698281" calcext:value-type="float">
            <text:p>0.0006</text:p>
          </table:table-cell>
          <table:table-cell office:value-type="float" office:value="0.00108143893132472" calcext:value-type="float">
            <text:p>0.0011</text:p>
          </table:table-cell>
          <table:table-cell table:style-name="ce24" office:value-type="float" office:value="0.00441860624435852" calcext:value-type="float">
            <text:p>0.0044</text:p>
          </table:table-cell>
          <table:table-cell table:style-name="ce24" office:value-type="float" office:value="0.00423350396320748" calcext:value-type="float">
            <text:p>0.0042</text:p>
          </table:table-cell>
          <table:table-cell office:value-type="float" office:value="-0.00104707116106903" calcext:value-type="float">
            <text:p>-0.0010</text:p>
          </table:table-cell>
          <table:table-cell office:value-type="float" office:value="0.00193228722004969" calcext:value-type="float">
            <text:p>0.0019</text:p>
          </table:table-cell>
          <table:table-cell office:value-type="float" office:value="0.000991478114685346" calcext:value-type="float">
            <text:p>0.0010</text:p>
          </table:table-cell>
          <table:table-cell table:style-name="ce24" office:value-type="float" office:value="0.00468041819207671" calcext:value-type="float">
            <text:p>0.0047</text:p>
          </table:table-cell>
          <table:table-cell office:value-type="float" office:value="0.00212895216333589" calcext:value-type="float">
            <text:p>0.0021</text:p>
          </table:table-cell>
          <table:table-cell office:value-type="float" office:value="0.00176428456671324" calcext:value-type="float">
            <text:p>0.0018</text:p>
          </table:table-cell>
          <table:table-cell table:style-name="ce24" office:value-type="float" office:value="0.00442550729130244" calcext:value-type="float">
            <text:p>0.0044</text:p>
          </table:table-cell>
          <table:table-cell office:value-type="float" office:value="0.000849249310241253" calcext:value-type="float">
            <text:p>0.0008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597361256391152" calcext:value-type="float">
            <text:p>-0.0060</text:p>
          </table:table-cell>
          <table:table-cell office:value-type="float" office:value="-0.00744108472800187" calcext:value-type="float">
            <text:p>-0.0074</text:p>
          </table:table-cell>
          <table:table-cell office:value-type="float" office:value="-0.00141123953688705" calcext:value-type="float">
            <text:p>-0.0014</text:p>
          </table:table-cell>
          <table:table-cell office:value-type="float" office:value="0.000123839040040093" calcext:value-type="float">
            <text:p>0.0001</text:p>
          </table:table-cell>
          <table:table-cell office:value-type="float" office:value="0.00129791328121505" calcext:value-type="float">
            <text:p>0.0013</text:p>
          </table:table-cell>
          <table:table-cell office:value-type="float" office:value="0.0012890466343623" calcext:value-type="float">
            <text:p>0.0013</text:p>
          </table:table-cell>
          <table:table-cell office:value-type="float" office:value="-0.000352372882749238" calcext:value-type="float">
            <text:p>-0.0004</text:p>
          </table:table-cell>
          <table:table-cell office:value-type="float" office:value="0.00310090156541284" calcext:value-type="float">
            <text:p>0.0031</text:p>
          </table:table-cell>
          <table:table-cell office:value-type="float" office:value="0.00141558359399272" calcext:value-type="float">
            <text:p>0.0014</text:p>
          </table:table-cell>
          <table:table-cell table:style-name="ce24" office:value-type="float" office:value="0.00333911673119327" calcext:value-type="float">
            <text:p>0.0033</text:p>
          </table:table-cell>
          <table:table-cell office:value-type="float" office:value="0.0016270524233628" calcext:value-type="float">
            <text:p>0.0016</text:p>
          </table:table-cell>
          <table:table-cell office:value-type="float" office:value="0.00191701871548741" calcext:value-type="float">
            <text:p>0.0019</text:p>
          </table:table-cell>
          <table:table-cell office:value-type="float" office:value="0.000570997534299565" calcext:value-type="float">
            <text:p>0.0006</text:p>
          </table:table-cell>
          <table:table-cell office:value-type="float" office:value="0.00182417761595881" calcext:value-type="float">
            <text:p>0.0018</text:p>
          </table:table-cell>
          <table:table-cell office:value-type="float" office:value="0.00142699488188755" calcext:value-type="float">
            <text:p>0.0014</text:p>
          </table:table-cell>
          <table:table-cell office:value-type="float" office:value="0.00201460187194035" calcext:value-type="float">
            <text:p>0.0020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581364577905695" calcext:value-type="float">
            <text:p>-0.0058</text:p>
          </table:table-cell>
          <table:table-cell office:value-type="float" office:value="0.00155315498075783" calcext:value-type="float">
            <text:p>0.0016</text:p>
          </table:table-cell>
          <table:table-cell office:value-type="float" office:value="0.0010775325889995" calcext:value-type="float">
            <text:p>0.0011</text:p>
          </table:table-cell>
          <table:table-cell office:value-type="float" office:value="0.00114777793613157" calcext:value-type="float">
            <text:p>0.0011</text:p>
          </table:table-cell>
          <table:table-cell office:value-type="float" office:value="0.00103742698321084" calcext:value-type="float">
            <text:p>0.0010</text:p>
          </table:table-cell>
          <table:table-cell office:value-type="float" office:value="0.00014000930741877" calcext:value-type="float">
            <text:p>0.0001</text:p>
          </table:table-cell>
          <table:table-cell office:value-type="float" office:value="0.000613093284975577" calcext:value-type="float">
            <text:p>0.0006</text:p>
          </table:table-cell>
          <table:table-cell office:value-type="float" office:value="0.000140424662064541" calcext:value-type="float">
            <text:p>0.0001</text:p>
          </table:table-cell>
          <table:table-cell office:value-type="float" office:value="-0.000103352755489545" calcext:value-type="float">
            <text:p>-0.0001</text:p>
          </table:table-cell>
          <table:table-cell office:value-type="float" office:value="0.00153931645027853" calcext:value-type="float">
            <text:p>0.0015</text:p>
          </table:table-cell>
          <table:table-cell office:value-type="float" office:value="0.000619624986104365" calcext:value-type="float">
            <text:p>0.0006</text:p>
          </table:table-cell>
          <table:table-cell office:value-type="float" office:value="0.000183387676332273" calcext:value-type="float">
            <text:p>0.0002</text:p>
          </table:table-cell>
          <table:table-cell office:value-type="float" office:value="0.00107302697516306" calcext:value-type="float">
            <text:p>0.0011</text:p>
          </table:table-cell>
          <table:table-cell office:value-type="float" office:value="-0.000611694290246513" calcext:value-type="float">
            <text:p>-0.0006</text:p>
          </table:table-cell>
          <table:table-cell office:value-type="float" office:value="0.000218807712536129" calcext:value-type="float">
            <text:p>0.0002</text:p>
          </table:table-cell>
          <table:table-cell office:value-type="float" office:value="0.000231820316229085" calcext:value-type="float">
            <text:p>0.0002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20" table:number-columns-repeated="16"/>
          <table:table-cell table:style-name="ce25"/>
          <table:table-cell table:style-name="ce26"/>
          <table:table-cell table:style-name="ce3"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formula="of:=AVERAGE([.D7];[.D15];[.D23];[.D31];[.D39];[.D47];[.D55];[.D63];[.D71])" office:value-type="float" office:value="-0.00317225067724052" calcext:value-type="float">
            <text:p>-0.0032</text:p>
          </table:table-cell>
          <table:table-cell table:formula="of:=AVERAGE([.E7];[.E15];[.E23];[.E31];[.E39];[.E47];[.E55];[.E63];[.E71])" office:value-type="float" office:value="-0.0214485586616982" calcext:value-type="float">
            <text:p>-0.0214</text:p>
          </table:table-cell>
          <table:table-cell table:formula="of:=AVERAGE([.F7];[.F15];[.F23];[.F31];[.F39];[.F47];[.F55];[.F63];[.F71])" office:value-type="float" office:value="0.00436255503157522" calcext:value-type="float">
            <text:p>0.0044</text:p>
          </table:table-cell>
          <table:table-cell table:formula="of:=AVERAGE([.G7];[.G15];[.G23];[.G31];[.G39];[.G47];[.G55];[.G63];[.G71])" office:value-type="float" office:value="0.0027868242717887" calcext:value-type="float">
            <text:p>0.0028</text:p>
          </table:table-cell>
          <table:table-cell table:style-name="ce24" table:formula="of:=AVERAGE([.H7];[.H15];[.H23];[.H31];[.H39];[.H47];[.H55];[.H63];[.H71])" office:value-type="float" office:value="0.00473120434279719" calcext:value-type="float">
            <text:p>0.0047</text:p>
          </table:table-cell>
          <table:table-cell table:formula="of:=AVERAGE([.I7];[.I15];[.I23];[.I31];[.I39];[.I47];[.I55];[.I63];[.I71])" office:value-type="float" office:value="0.00238058674043588" calcext:value-type="float">
            <text:p>0.0024</text:p>
          </table:table-cell>
          <table:table-cell table:style-name="ce24" table:formula="of:=AVERAGE([.J7];[.J15];[.J23];[.J31];[.J39];[.J47];[.J55];[.J63];[.J71])" office:value-type="float" office:value="0.00417352994293118" calcext:value-type="float">
            <text:p>0.0042</text:p>
          </table:table-cell>
          <table:table-cell table:formula="of:=AVERAGE([.K7];[.K15];[.K23];[.K31];[.K39];[.K47];[.K55];[.K63];[.K71])" office:value-type="float" office:value="0.00373590710571423" calcext:value-type="float">
            <text:p>0.0037</text:p>
          </table:table-cell>
          <table:table-cell table:formula="of:=AVERAGE([.L7];[.L15];[.L23];[.L31];[.L39];[.L47];[.L55];[.L63];[.L71])" office:value-type="float" office:value="0.00373748905460531" calcext:value-type="float">
            <text:p>0.0037</text:p>
          </table:table-cell>
          <table:table-cell table:formula="of:=AVERAGE([.M7];[.M15];[.M23];[.M31];[.M39];[.M47];[.M55];[.M63];[.M71])" office:value-type="float" office:value="0.00230499868513402" calcext:value-type="float">
            <text:p>0.0023</text:p>
          </table:table-cell>
          <table:table-cell table:style-name="ce24" table:formula="of:=AVERAGE([.N7];[.N15];[.N23];[.N31];[.N39];[.N47];[.N55];[.N63];[.N71])" office:value-type="float" office:value="0.00480231787844662" calcext:value-type="float">
            <text:p>0.0048</text:p>
          </table:table-cell>
          <table:table-cell table:style-name="ce24" table:formula="of:=AVERAGE([.O7];[.O15];[.O23];[.O31];[.O39];[.O47];[.O55];[.O63];[.O71])" office:value-type="float" office:value="0.00550280769224864" calcext:value-type="float">
            <text:p>0.0055</text:p>
          </table:table-cell>
          <table:table-cell table:formula="of:=AVERAGE([.P7];[.P15];[.P23];[.P31];[.P39];[.P47];[.P55];[.P63];[.P71])" office:value-type="float" office:value="0.00372728049188488" calcext:value-type="float">
            <text:p>0.0037</text:p>
          </table:table-cell>
          <table:table-cell table:formula="of:=AVERAGE([.Q7];[.Q15];[.Q23];[.Q31];[.Q39];[.Q47];[.Q55];[.Q63];[.Q71])" office:value-type="float" office:value="0.00187099694827275" calcext:value-type="float">
            <text:p>0.0019</text:p>
          </table:table-cell>
          <table:table-cell table:formula="of:=AVERAGE([.R7];[.R15];[.R23];[.R31];[.R39];[.R47];[.R55];[.R63];[.R71])" office:value-type="float" office:value="0.00379085170135308" calcext:value-type="float">
            <text:p>0.0038</text:p>
          </table:table-cell>
          <table:table-cell table:style-name="ce24" table:formula="of:=AVERAGE([.S7];[.S15];[.S23];[.S31];[.S39];[.S47];[.S55];[.S63];[.S71])" office:value-type="float" office:value="0.00476924004705338" calcext:value-type="float">
            <text:p>0.004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formula="of:=AVERAGE([.D8];[.D16];[.D24];[.D32];[.D40];[.D48];[.D56];[.D64];[.D72])" office:value-type="float" office:value="-0.0110475840888835" calcext:value-type="float">
            <text:p>-0.0110</text:p>
          </table:table-cell>
          <table:table-cell table:formula="of:=AVERAGE([.E8];[.E16];[.E24];[.E32];[.E40];[.E48];[.E56];[.E64];[.E72])" office:value-type="float" office:value="-0.0186016022963433" calcext:value-type="float">
            <text:p>-0.0186</text:p>
          </table:table-cell>
          <table:table-cell table:formula="of:=AVERAGE([.F8];[.F16];[.F24];[.F32];[.F40];[.F48];[.F56];[.F64];[.F72])" office:value-type="float" office:value="0.000657427584257069" calcext:value-type="float">
            <text:p>0.0007</text:p>
          </table:table-cell>
          <table:table-cell table:formula="of:=AVERAGE([.G8];[.G16];[.G24];[.G32];[.G40];[.G48];[.G56];[.G64];[.G72])" office:value-type="float" office:value="-0.0030251235564437" calcext:value-type="float">
            <text:p>-0.0030</text:p>
          </table:table-cell>
          <table:table-cell table:style-name="ce24" table:formula="of:=AVERAGE([.H8];[.H16];[.H24];[.H32];[.H40];[.H48];[.H56];[.H64];[.H72])" office:value-type="float" office:value="0.00299655724285265" calcext:value-type="float">
            <text:p>0.0030</text:p>
          </table:table-cell>
          <table:table-cell table:formula="of:=AVERAGE([.I8];[.I16];[.I24];[.I32];[.I40];[.I48];[.I56];[.I64];[.I72])" office:value-type="float" office:value="-0.000149185625372484" calcext:value-type="float">
            <text:p>-0.0001</text:p>
          </table:table-cell>
          <table:table-cell table:style-name="ce24" table:formula="of:=AVERAGE([.J8];[.J16];[.J24];[.J32];[.J40];[.J48];[.J56];[.J64];[.J72])" office:value-type="float" office:value="0.00265354030697761" calcext:value-type="float">
            <text:p>0.0027</text:p>
          </table:table-cell>
          <table:table-cell table:formula="of:=AVERAGE([.K8];[.K16];[.K24];[.K32];[.K40];[.K48];[.K56];[.K64];[.K72])" office:value-type="float" office:value="0.000673585683795496" calcext:value-type="float">
            <text:p>0.0007</text:p>
          </table:table-cell>
          <table:table-cell table:formula="of:=AVERAGE([.L8];[.L16];[.L24];[.L32];[.L40];[.L48];[.L56];[.L64];[.L72])" office:value-type="float" office:value="0.00291824027139824" calcext:value-type="float">
            <text:p>0.0029</text:p>
          </table:table-cell>
          <table:table-cell table:formula="of:=AVERAGE([.M8];[.M16];[.M24];[.M32];[.M40];[.M48];[.M56];[.M64];[.M72])" office:value-type="float" office:value="-0.000826479928859608" calcext:value-type="float">
            <text:p>-0.0008</text:p>
          </table:table-cell>
          <table:table-cell table:style-name="ce24" table:formula="of:=AVERAGE([.N8];[.N16];[.N24];[.N32];[.N40];[.N48];[.N56];[.N64];[.N72])" office:value-type="float" office:value="0.00278815784726848" calcext:value-type="float">
            <text:p>0.0028</text:p>
          </table:table-cell>
          <table:table-cell table:style-name="ce24" table:formula="of:=AVERAGE([.O8];[.O16];[.O24];[.O32];[.O40];[.O48];[.O56];[.O64];[.O72])" office:value-type="float" office:value="0.00190262318944297" calcext:value-type="float">
            <text:p>0.0019</text:p>
          </table:table-cell>
          <table:table-cell table:formula="of:=AVERAGE([.P8];[.P16];[.P24];[.P32];[.P40];[.P48];[.P56];[.P64];[.P72])" office:value-type="float" office:value="0.00189523486801809" calcext:value-type="float">
            <text:p>0.0019</text:p>
          </table:table-cell>
          <table:table-cell table:formula="of:=AVERAGE([.Q8];[.Q16];[.Q24];[.Q32];[.Q40];[.Q48];[.Q56];[.Q64];[.Q72])" office:value-type="float" office:value="-0.00186283712386378" calcext:value-type="float">
            <text:p>-0.0019</text:p>
          </table:table-cell>
          <table:table-cell table:formula="of:=AVERAGE([.R8];[.R16];[.R24];[.R32];[.R40];[.R48];[.R56];[.R64];[.R72])" office:value-type="float" office:value="0.00211469481679611" calcext:value-type="float">
            <text:p>0.0021</text:p>
          </table:table-cell>
          <table:table-cell table:style-name="ce24" table:formula="of:=AVERAGE([.S8];[.S16];[.S24];[.S32];[.S40];[.S48];[.S56];[.S64];[.S72])" office:value-type="float" office:value="0.00198351661535794" calcext:value-type="float">
            <text:p>0.00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formula="of:=AVERAGE([.D9];[.D17];[.D25];[.D33];[.D41];[.D49];[.D57];[.D65];[.D73])" office:value-type="float" office:value="-0.0140933728445262" calcext:value-type="float">
            <text:p>-0.0141</text:p>
          </table:table-cell>
          <table:table-cell table:formula="of:=AVERAGE([.E9];[.E17];[.E25];[.E33];[.E41];[.E49];[.E57];[.E65];[.E73])" office:value-type="float" office:value="-0.00312123107088728" calcext:value-type="float">
            <text:p>-0.0031</text:p>
          </table:table-cell>
          <table:table-cell table:formula="of:=AVERAGE([.F9];[.F17];[.F25];[.F33];[.F41];[.F49];[.F57];[.F65];[.F73])" office:value-type="float" office:value="-0.00243056666265959" calcext:value-type="float">
            <text:p>-0.0024</text:p>
          </table:table-cell>
          <table:table-cell table:formula="of:=AVERAGE([.G9];[.G17];[.G25];[.G33];[.G41];[.G49];[.G57];[.G65];[.G73])" office:value-type="float" office:value="-0.00345617573408033" calcext:value-type="float">
            <text:p>-0.0035</text:p>
          </table:table-cell>
          <table:table-cell table:formula="of:=AVERAGE([.H9];[.H17];[.H25];[.H33];[.H41];[.H49];[.H57];[.H65];[.H73])" office:value-type="float" office:value="-0.00132420305489328" calcext:value-type="float">
            <text:p>-0.0013</text:p>
          </table:table-cell>
          <table:table-cell table:formula="of:=AVERAGE([.I9];[.I17];[.I25];[.I33];[.I41];[.I49];[.I57];[.I65];[.I73])" office:value-type="float" office:value="-0.00105196192235626" calcext:value-type="float">
            <text:p>-0.0011</text:p>
          </table:table-cell>
          <table:table-cell table:formula="of:=AVERAGE([.J9];[.J17];[.J25];[.J33];[.J41];[.J49];[.J57];[.J65];[.J73])" office:value-type="float" office:value="-0.000807811589279583" calcext:value-type="float">
            <text:p>-0.0008</text:p>
          </table:table-cell>
          <table:table-cell table:formula="of:=AVERAGE([.K9];[.K17];[.K25];[.K33];[.K41];[.K49];[.K57];[.K65];[.K73])" office:value-type="float" office:value="-0.00148871839350157" calcext:value-type="float">
            <text:p>-0.0015</text:p>
          </table:table-cell>
          <table:table-cell table:formula="of:=AVERAGE([.L9];[.L17];[.L25];[.L33];[.L41];[.L49];[.L57];[.L65];[.L73])" office:value-type="float" office:value="-0.000853676261100304" calcext:value-type="float">
            <text:p>-0.0009</text:p>
          </table:table-cell>
          <table:table-cell table:formula="of:=AVERAGE([.M9];[.M17];[.M25];[.M33];[.M41];[.M49];[.M57];[.M65];[.M73])" office:value-type="float" office:value="-0.000228754037409723" calcext:value-type="float">
            <text:p>-0.0002</text:p>
          </table:table-cell>
          <table:table-cell table:formula="of:=AVERAGE([.N9];[.N17];[.N25];[.N33];[.N41];[.N49];[.N57];[.N65];[.N73])" office:value-type="float" office:value="-0.000409489160401398" calcext:value-type="float">
            <text:p>-0.0004</text:p>
          </table:table-cell>
          <table:table-cell table:formula="of:=AVERAGE([.O9];[.O17];[.O25];[.O33];[.O41];[.O49];[.O57];[.O65];[.O73])" office:value-type="float" office:value="-0.000202210970603047" calcext:value-type="float">
            <text:p>-0.0002</text:p>
          </table:table-cell>
          <table:table-cell table:formula="of:=AVERAGE([.P9];[.P17];[.P25];[.P33];[.P41];[.P49];[.P57];[.P65];[.P73])" office:value-type="float" office:value="-0.000251853445070136" calcext:value-type="float">
            <text:p>-0.0003</text:p>
          </table:table-cell>
          <table:table-cell table:formula="of:=AVERAGE([.Q9];[.Q17];[.Q25];[.Q33];[.Q41];[.Q49];[.Q57];[.Q65];[.Q73])" office:value-type="float" office:value="-0.000541693269414947" calcext:value-type="float">
            <text:p>-0.0005</text:p>
          </table:table-cell>
          <table:table-cell table:formula="of:=AVERAGE([.R9];[.R17];[.R25];[.R33];[.R41];[.R49];[.R57];[.R65];[.R73])" office:value-type="float" office:value="-0.000488846315487755" calcext:value-type="float">
            <text:p>-0.0005</text:p>
          </table:table-cell>
          <table:table-cell table:formula="of:=AVERAGE([.S9];[.S17];[.S25];[.S33];[.S41];[.S49];[.S57];[.S65];[.S73])" office:value-type="float" office:value="0.00000494944732418857" calcext:value-type="float">
            <text:p>0.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formula="of:=STDEV([.D7];[.D15];[.D23];[.D31];[.D39];[.D47];[.D55];[.D63];[.D71])" office:value-type="float" office:value="0.00582364221396975" calcext:value-type="float">
            <text:p>0.0058</text:p>
          </table:table-cell>
          <table:table-cell table:formula="of:=STDEV([.E7];[.E15];[.E23];[.E31];[.E39];[.E47];[.E55];[.E63];[.E71])" office:value-type="float" office:value="0.0170295015050436" calcext:value-type="float">
            <text:p>0.0170</text:p>
          </table:table-cell>
          <table:table-cell table:formula="of:=STDEV([.F7];[.F15];[.F23];[.F31];[.F39];[.F47];[.F55];[.F63];[.F71])" office:value-type="float" office:value="0.00255742070275291" calcext:value-type="float">
            <text:p>0.0026</text:p>
          </table:table-cell>
          <table:table-cell table:formula="of:=STDEV([.G7];[.G15];[.G23];[.G31];[.G39];[.G47];[.G55];[.G63];[.G71])" office:value-type="float" office:value="0.00323783949868342" calcext:value-type="float">
            <text:p>0.0032</text:p>
          </table:table-cell>
          <table:table-cell table:formula="of:=STDEV([.H7];[.H15];[.H23];[.H31];[.H39];[.H47];[.H55];[.H63];[.H71])" office:value-type="float" office:value="0.00343919270207683" calcext:value-type="float">
            <text:p>0.0034</text:p>
          </table:table-cell>
          <table:table-cell table:formula="of:=STDEV([.I7];[.I15];[.I23];[.I31];[.I39];[.I47];[.I55];[.I63];[.I71])" office:value-type="float" office:value="0.00252205925018631" calcext:value-type="float">
            <text:p>0.0025</text:p>
          </table:table-cell>
          <table:table-cell table:style-name="ce24" table:formula="of:=STDEV([.J7];[.J15];[.J23];[.J31];[.J39];[.J47];[.J55];[.J63];[.J71])" office:value-type="float" office:value="0.00163784174286722" calcext:value-type="float">
            <text:p>0.0016</text:p>
          </table:table-cell>
          <table:table-cell table:style-name="ce24" table:formula="of:=STDEV([.K7];[.K15];[.K23];[.K31];[.K39];[.K47];[.K55];[.K63];[.K71])" office:value-type="float" office:value="0.00224263234611221" calcext:value-type="float">
            <text:p>0.0022</text:p>
          </table:table-cell>
          <table:table-cell table:formula="of:=STDEV([.L7];[.L15];[.L23];[.L31];[.L39];[.L47];[.L55];[.L63];[.L71])" office:value-type="float" office:value="0.00392881697537239" calcext:value-type="float">
            <text:p>0.0039</text:p>
          </table:table-cell>
          <table:table-cell table:formula="of:=STDEV([.M7];[.M15];[.M23];[.M31];[.M39];[.M47];[.M55];[.M63];[.M71])" office:value-type="float" office:value="0.00341855214533051" calcext:value-type="float">
            <text:p>0.0034</text:p>
          </table:table-cell>
          <table:table-cell table:style-name="ce24" table:formula="of:=STDEV([.N7];[.N15];[.N23];[.N31];[.N39];[.N47];[.N55];[.N63];[.N71])" office:value-type="float" office:value="0.0017983158050457" calcext:value-type="float">
            <text:p>0.0018</text:p>
          </table:table-cell>
          <table:table-cell table:formula="of:=STDEV([.O7];[.O15];[.O23];[.O31];[.O39];[.O47];[.O55];[.O63];[.O71])" office:value-type="float" office:value="0.00299369711969886" calcext:value-type="float">
            <text:p>0.0030</text:p>
          </table:table-cell>
          <table:table-cell table:style-name="ce24" table:formula="of:=STDEV([.P7];[.P15];[.P23];[.P31];[.P39];[.P47];[.P55];[.P63];[.P71])" office:value-type="float" office:value="0.0018261084128669" calcext:value-type="float">
            <text:p>0.0018</text:p>
          </table:table-cell>
          <table:table-cell table:formula="of:=STDEV([.Q7];[.Q15];[.Q23];[.Q31];[.Q39];[.Q47];[.Q55];[.Q63];[.Q71])" office:value-type="float" office:value="0.00268479479860486" calcext:value-type="float">
            <text:p>0.0027</text:p>
          </table:table-cell>
          <table:table-cell table:style-name="ce24" table:formula="of:=STDEV([.R7];[.R15];[.R23];[.R31];[.R39];[.R47];[.R55];[.R63];[.R71])" office:value-type="float" office:value="0.00159318353503637" calcext:value-type="float">
            <text:p>0.0016</text:p>
          </table:table-cell>
          <table:table-cell table:formula="of:=STDEV([.S7];[.S15];[.S23];[.S31];[.S39];[.S47];[.S55];[.S63];[.S71])" office:value-type="float" office:value="0.00287345127476376" calcext:value-type="float">
            <text:p>0.0029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formula="of:=STDEV([.D8];[.D16];[.D24];[.D32];[.D40];[.D48];[.D56];[.D64];[.D72])" office:value-type="float" office:value="0.0038792228216475" calcext:value-type="float">
            <text:p>0.0039</text:p>
          </table:table-cell>
          <table:table-cell table:formula="of:=STDEV([.E8];[.E16];[.E24];[.E32];[.E40];[.E48];[.E56];[.E64];[.E72])" office:value-type="float" office:value="0.0124623933135025" calcext:value-type="float">
            <text:p>0.0125</text:p>
          </table:table-cell>
          <table:table-cell table:formula="of:=STDEV([.F8];[.F16];[.F24];[.F32];[.F40];[.F48];[.F56];[.F64];[.F72])" office:value-type="float" office:value="0.00187036908806743" calcext:value-type="float">
            <text:p>0.0019</text:p>
          </table:table-cell>
          <table:table-cell table:formula="of:=STDEV([.G8];[.G16];[.G24];[.G32];[.G40];[.G48];[.G56];[.G64];[.G72])" office:value-type="float" office:value="0.00366227367010413" calcext:value-type="float">
            <text:p>0.0037</text:p>
          </table:table-cell>
          <table:table-cell table:formula="of:=STDEV([.H8];[.H16];[.H24];[.H32];[.H40];[.H48];[.H56];[.H64];[.H72])" office:value-type="float" office:value="0.00227296264254201" calcext:value-type="float">
            <text:p>0.0023</text:p>
          </table:table-cell>
          <table:table-cell table:formula="of:=STDEV([.I8];[.I16];[.I24];[.I32];[.I40];[.I48];[.I56];[.I64];[.I72])" office:value-type="float" office:value="0.00370629725955776" calcext:value-type="float">
            <text:p>0.0037</text:p>
          </table:table-cell>
          <table:table-cell table:style-name="ce24" table:formula="of:=STDEV([.J8];[.J16];[.J24];[.J32];[.J40];[.J48];[.J56];[.J64];[.J72])" office:value-type="float" office:value="0.00223751850115563" calcext:value-type="float">
            <text:p>0.0022</text:p>
          </table:table-cell>
          <table:table-cell table:style-name="ce24" table:formula="of:=STDEV([.K8];[.K16];[.K24];[.K32];[.K40];[.K48];[.K56];[.K64];[.K72])" office:value-type="float" office:value="0.0014268364906818" calcext:value-type="float">
            <text:p>0.0014</text:p>
          </table:table-cell>
          <table:table-cell table:formula="of:=STDEV([.L8];[.L16];[.L24];[.L32];[.L40];[.L48];[.L56];[.L64];[.L72])" office:value-type="float" office:value="0.00255679992116078" calcext:value-type="float">
            <text:p>0.0026</text:p>
          </table:table-cell>
          <table:table-cell table:formula="of:=STDEV([.M8];[.M16];[.M24];[.M32];[.M40];[.M48];[.M56];[.M64];[.M72])" office:value-type="float" office:value="0.00401986820269937" calcext:value-type="float">
            <text:p>0.0040</text:p>
          </table:table-cell>
          <table:table-cell table:formula="of:=STDEV([.N8];[.N16];[.N24];[.N32];[.N40];[.N48];[.N56];[.N64];[.N72])" office:value-type="float" office:value="0.0027980538377776" calcext:value-type="float">
            <text:p>0.0028</text:p>
          </table:table-cell>
          <table:table-cell table:formula="of:=STDEV([.O8];[.O16];[.O24];[.O32];[.O40];[.O48];[.O56];[.O64];[.O72])" office:value-type="float" office:value="0.00258044421632569" calcext:value-type="float">
            <text:p>0.0026</text:p>
          </table:table-cell>
          <table:table-cell table:style-name="ce24" table:formula="of:=STDEV([.P8];[.P16];[.P24];[.P32];[.P40];[.P48];[.P56];[.P64];[.P72])" office:value-type="float" office:value="0.00208057812649998" calcext:value-type="float">
            <text:p>0.0021</text:p>
          </table:table-cell>
          <table:table-cell table:formula="of:=STDEV([.Q8];[.Q16];[.Q24];[.Q32];[.Q40];[.Q48];[.Q56];[.Q64];[.Q72])" office:value-type="float" office:value="0.00459765054067042" calcext:value-type="float">
            <text:p>0.0046</text:p>
          </table:table-cell>
          <table:table-cell table:style-name="ce24" table:formula="of:=STDEV([.R8];[.R16];[.R24];[.R32];[.R40];[.R48];[.R56];[.R64];[.R72])" office:value-type="float" office:value="0.00216340964288409" calcext:value-type="float">
            <text:p>0.0022</text:p>
          </table:table-cell>
          <table:table-cell table:style-name="ce24" table:formula="of:=STDEV([.S8];[.S16];[.S24];[.S32];[.S40];[.S48];[.S56];[.S64];[.S72])" office:value-type="float" office:value="0.00152380839464243" calcext:value-type="float">
            <text:p>0.00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formula="of:=STDEV([.D9];[.D17];[.D25];[.D33];[.D41];[.D49];[.D57];[.D65];[.D73])" office:value-type="float" office:value="0.00686468251113155" calcext:value-type="float">
            <text:p>0.0069</text:p>
          </table:table-cell>
          <table:table-cell table:formula="of:=STDEV([.E9];[.E17];[.E25];[.E33];[.E41];[.E49];[.E57];[.E65];[.E73])" office:value-type="float" office:value="0.0037137059005635" calcext:value-type="float">
            <text:p>0.0037</text:p>
          </table:table-cell>
          <table:table-cell table:formula="of:=STDEV([.F9];[.F17];[.F25];[.F33];[.F41];[.F49];[.F57];[.F65];[.F73])" office:value-type="float" office:value="0.00249792739593762" calcext:value-type="float">
            <text:p>0.0025</text:p>
          </table:table-cell>
          <table:table-cell table:formula="of:=STDEV([.G9];[.G17];[.G25];[.G33];[.G41];[.G49];[.G57];[.G65];[.G73])" office:value-type="float" office:value="0.00256775214772781" calcext:value-type="float">
            <text:p>0.0026</text:p>
          </table:table-cell>
          <table:table-cell table:formula="of:=STDEV([.H9];[.H17];[.H25];[.H33];[.H41];[.H49];[.H57];[.H65];[.H73])" office:value-type="float" office:value="0.00160716541268408" calcext:value-type="float">
            <text:p>0.0016</text:p>
          </table:table-cell>
          <table:table-cell table:formula="of:=STDEV([.I9];[.I17];[.I25];[.I33];[.I41];[.I49];[.I57];[.I65];[.I73])" office:value-type="float" office:value="0.00118776176861221" calcext:value-type="float">
            <text:p>0.0012</text:p>
          </table:table-cell>
          <table:table-cell table:formula="of:=STDEV([.J9];[.J17];[.J25];[.J33];[.J41];[.J49];[.J57];[.J65];[.J73])" office:value-type="float" office:value="0.00132651518183857" calcext:value-type="float">
            <text:p>0.0013</text:p>
          </table:table-cell>
          <table:table-cell table:formula="of:=STDEV([.K9];[.K17];[.K25];[.K33];[.K41];[.K49];[.K57];[.K65];[.K73])" office:value-type="float" office:value="0.00122334612818722" calcext:value-type="float">
            <text:p>0.0012</text:p>
          </table:table-cell>
          <table:table-cell table:formula="of:=STDEV([.L9];[.L17];[.L25];[.L33];[.L41];[.L49];[.L57];[.L65];[.L73])" office:value-type="float" office:value="0.00108671462809232" calcext:value-type="float">
            <text:p>0.0011</text:p>
          </table:table-cell>
          <table:table-cell table:formula="of:=STDEV([.M9];[.M17];[.M25];[.M33];[.M41];[.M49];[.M57];[.M65];[.M73])" office:value-type="float" office:value="0.00108763826913731" calcext:value-type="float">
            <text:p>0.0011</text:p>
          </table:table-cell>
          <table:table-cell table:formula="of:=STDEV([.N9];[.N17];[.N25];[.N33];[.N41];[.N49];[.N57];[.N65];[.N73])" office:value-type="float" office:value="0.00114227865259764" calcext:value-type="float">
            <text:p>0.0011</text:p>
          </table:table-cell>
          <table:table-cell table:formula="of:=STDEV([.O9];[.O17];[.O25];[.O33];[.O41];[.O49];[.O57];[.O65];[.O73])" office:value-type="float" office:value="0.000989859386663696" calcext:value-type="float">
            <text:p>0.0010</text:p>
          </table:table-cell>
          <table:table-cell table:formula="of:=STDEV([.P9];[.P17];[.P25];[.P33];[.P41];[.P49];[.P57];[.P65];[.P73])" office:value-type="float" office:value="0.000989184861312216" calcext:value-type="float">
            <text:p>0.0010</text:p>
          </table:table-cell>
          <table:table-cell table:formula="of:=STDEV([.Q9];[.Q17];[.Q25];[.Q33];[.Q41];[.Q49];[.Q57];[.Q65];[.Q73])" office:value-type="float" office:value="0.00092801679658832" calcext:value-type="float">
            <text:p>0.0009</text:p>
          </table:table-cell>
          <table:table-cell table:formula="of:=STDEV([.R9];[.R17];[.R25];[.R33];[.R41];[.R49];[.R57];[.R65];[.R73])" office:value-type="float" office:value="0.00113840014872093" calcext:value-type="float">
            <text:p>0.0011</text:p>
          </table:table-cell>
          <table:table-cell table:formula="of:=STDEV([.S9];[.S17];[.S25];[.S33];[.S41];[.S49];[.S57];[.S65];[.S73])" office:value-type="float" office:value="0.00113413609054641" calcext:value-type="float">
            <text:p>0.001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formula="of:=MEDIAN([.D7];[.D15];[.D23];[.D31];[.D39];[.D47];[.D55];[.D63];[.D71];)" office:value-type="float" office:value="-0.00289956058311742" calcext:value-type="float">
            <text:p>-0.0029</text:p>
          </table:table-cell>
          <table:table-cell table:formula="of:=MEDIAN([.E7];[.E15];[.E23];[.E31];[.E39];[.E47];[.E55];[.E63];[.E71];)" office:value-type="float" office:value="-0.0138492886930072" calcext:value-type="float">
            <text:p>-0.0138</text:p>
          </table:table-cell>
          <table:table-cell table:formula="of:=MEDIAN([.F7];[.F15];[.F23];[.F31];[.F39];[.F47];[.F55];[.F63];[.F71];)" office:value-type="float" office:value="0.00376487281317696" calcext:value-type="float">
            <text:p>0.0038</text:p>
          </table:table-cell>
          <table:table-cell table:formula="of:=MEDIAN([.G7];[.G15];[.G23];[.G31];[.G39];[.G47];[.G55];[.G63];[.G71];)" office:value-type="float" office:value="0.00258522195011265" calcext:value-type="float">
            <text:p>0.0026</text:p>
          </table:table-cell>
          <table:table-cell table:formula="of:=MEDIAN([.H7];[.H15];[.H23];[.H31];[.H39];[.H47];[.H55];[.H63];[.H71];)" office:value-type="float" office:value="0.00333988840783866" calcext:value-type="float">
            <text:p>0.0033</text:p>
          </table:table-cell>
          <table:table-cell table:formula="of:=MEDIAN([.I7];[.I15];[.I23];[.I31];[.I39];[.I47];[.I55];[.I63];[.I71];)" office:value-type="float" office:value="0.0022309021884318" calcext:value-type="float">
            <text:p>0.0022</text:p>
          </table:table-cell>
          <table:table-cell table:style-name="ce24" table:formula="of:=MEDIAN([.J7];[.J15];[.J23];[.J31];[.J39];[.J47];[.J55];[.J63];[.J71];)" office:value-type="float" office:value="0.0042903107449525" calcext:value-type="float">
            <text:p>0.0043</text:p>
          </table:table-cell>
          <table:table-cell table:style-name="ce24" table:formula="of:=MEDIAN([.K7];[.K15];[.K23];[.K31];[.K39];[.K47];[.K55];[.K63];[.K71];)" office:value-type="float" office:value="0.00432738763333108" calcext:value-type="float">
            <text:p>0.0043</text:p>
          </table:table-cell>
          <table:table-cell table:formula="of:=MEDIAN([.L7];[.L15];[.L23];[.L31];[.L39];[.L47];[.L55];[.L63];[.L71];)" office:value-type="float" office:value="0.00334311184959502" calcext:value-type="float">
            <text:p>0.0033</text:p>
          </table:table-cell>
          <table:table-cell table:formula="of:=MEDIAN([.M7];[.M15];[.M23];[.M31];[.M39];[.M47];[.M55];[.M63];[.M71];)" office:value-type="float" office:value="0.00252184498223859" calcext:value-type="float">
            <text:p>0.0025</text:p>
          </table:table-cell>
          <table:table-cell table:style-name="ce24" table:formula="of:=MEDIAN([.N7];[.N15];[.N23];[.N31];[.N39];[.N47];[.N55];[.N63];[.N71];)" office:value-type="float" office:value="0.00470013768506228" calcext:value-type="float">
            <text:p>0.0047</text:p>
          </table:table-cell>
          <table:table-cell table:style-name="ce24" table:formula="of:=MEDIAN([.O7];[.O15];[.O23];[.O31];[.O39];[.O47];[.O55];[.O63];[.O71];)" office:value-type="float" office:value="0.00473665650474149" calcext:value-type="float">
            <text:p>0.0047</text:p>
          </table:table-cell>
          <table:table-cell table:formula="of:=MEDIAN([.P7];[.P15];[.P23];[.P31];[.P39];[.P47];[.P55];[.P63];[.P71];)" office:value-type="float" office:value="0.00327555651328916" calcext:value-type="float">
            <text:p>0.0033</text:p>
          </table:table-cell>
          <table:table-cell table:formula="of:=MEDIAN([.Q7];[.Q15];[.Q23];[.Q31];[.Q39];[.Q47];[.Q55];[.Q63];[.Q71];)" office:value-type="float" office:value="0.00141743858257291" calcext:value-type="float">
            <text:p>0.0014</text:p>
          </table:table-cell>
          <table:table-cell table:formula="of:=MEDIAN([.R7];[.R15];[.R23];[.R31];[.R39];[.R47];[.R55];[.R63];[.R71];)" office:value-type="float" office:value="0.00325469215863613" calcext:value-type="float">
            <text:p>0.0033</text:p>
          </table:table-cell>
          <table:table-cell table:style-name="ce24" table:formula="of:=MEDIAN([.S7];[.S15];[.S23];[.S31];[.S39];[.S47];[.S55];[.S63];[.S71];)" office:value-type="float" office:value="0.00478124545270667" calcext:value-type="float">
            <text:p>0.004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formula="of:=MEDIAN([.D8];[.D16];[.D24];[.D32];[.D40];[.D48];[.D56];[.D64];[.D72];)" office:value-type="float" office:value="-0.0101934337671638" calcext:value-type="float">
            <text:p>-0.0102</text:p>
          </table:table-cell>
          <table:table-cell table:formula="of:=MEDIAN([.E8];[.E16];[.E24];[.E32];[.E40];[.E48];[.E56];[.E64];[.E72];)" office:value-type="float" office:value="-0.0144140490067152" calcext:value-type="float">
            <text:p>-0.0144</text:p>
          </table:table-cell>
          <table:table-cell table:formula="of:=MEDIAN([.F8];[.F16];[.F24];[.F32];[.F40];[.F48];[.F56];[.F64];[.F72];)" office:value-type="float" office:value="0.000423994259756139" calcext:value-type="float">
            <text:p>0.0004</text:p>
          </table:table-cell>
          <table:table-cell table:formula="of:=MEDIAN([.G8];[.G16];[.G24];[.G32];[.G40];[.G48];[.G56];[.G64];[.G72];)" office:value-type="float" office:value="-0.00197104295652765" calcext:value-type="float">
            <text:p>-0.0020</text:p>
          </table:table-cell>
          <table:table-cell table:formula="of:=MEDIAN([.H8];[.H16];[.H24];[.H32];[.H40];[.H48];[.H56];[.H64];[.H72];)" office:value-type="float" office:value="0.00227587364519944" calcext:value-type="float">
            <text:p>0.0023</text:p>
          </table:table-cell>
          <table:table-cell table:formula="of:=MEDIAN([.I8];[.I16];[.I24];[.I32];[.I40];[.I48];[.I56];[.I64];[.I72];)" office:value-type="float" office:value="0.0000476886969399511" calcext:value-type="float">
            <text:p>0.0000</text:p>
          </table:table-cell>
          <table:table-cell table:style-name="ce24" table:formula="of:=MEDIAN([.J8];[.J16];[.J24];[.J32];[.J40];[.J48];[.J56];[.J64];[.J72];)" office:value-type="float" office:value="0.00234691092480251" calcext:value-type="float">
            <text:p>0.0023</text:p>
          </table:table-cell>
          <table:table-cell table:formula="of:=MEDIAN([.K8];[.K16];[.K24];[.K32];[.K40];[.K48];[.K56];[.K64];[.K72];)" office:value-type="float" office:value="0.000748390647383725" calcext:value-type="float">
            <text:p>0.0007</text:p>
          </table:table-cell>
          <table:table-cell table:formula="of:=MEDIAN([.L8];[.L16];[.L24];[.L32];[.L40];[.L48];[.L56];[.L64];[.L72];)" office:value-type="float" office:value="0.00172202781663621" calcext:value-type="float">
            <text:p>0.0017</text:p>
          </table:table-cell>
          <table:table-cell table:formula="of:=MEDIAN([.M8];[.M16];[.M24];[.M32];[.M40];[.M48];[.M56];[.M64];[.M72];)" office:value-type="float" office:value="0.000531248947627275" calcext:value-type="float">
            <text:p>0.0005</text:p>
          </table:table-cell>
          <table:table-cell table:style-name="ce24" table:formula="of:=MEDIAN([.N8];[.N16];[.N24];[.N32];[.N40];[.N48];[.N56];[.N64];[.N72];)" office:value-type="float" office:value="0.00254883106027539" calcext:value-type="float">
            <text:p>0.0025</text:p>
          </table:table-cell>
          <table:table-cell table:formula="of:=MEDIAN([.O8];[.O16];[.O24];[.O32];[.O40];[.O48];[.O56];[.O64];[.O72];)" office:value-type="float" office:value="0.00123549085997369" calcext:value-type="float">
            <text:p>0.0012</text:p>
          </table:table-cell>
          <table:table-cell table:formula="of:=MEDIAN([.P8];[.P16];[.P24];[.P32];[.P40];[.P48];[.P56];[.P64];[.P72];)" office:value-type="float" office:value="0.00107616835996644" calcext:value-type="float">
            <text:p>0.0011</text:p>
          </table:table-cell>
          <table:table-cell table:formula="of:=MEDIAN([.Q8];[.Q16];[.Q24];[.Q32];[.Q40];[.Q48];[.Q56];[.Q64];[.Q72];)" office:value-type="float" office:value="-0.000072235183592555" calcext:value-type="float">
            <text:p>-0.0001</text:p>
          </table:table-cell>
          <table:table-cell table:style-name="ce24" table:formula="of:=MEDIAN([.R8];[.R16];[.R24];[.R32];[.R40];[.R48];[.R56];[.R64];[.R72];)" office:value-type="float" office:value="0.00181947983031592" calcext:value-type="float">
            <text:p>0.0018</text:p>
          </table:table-cell>
          <table:table-cell table:formula="of:=MEDIAN([.S8];[.S16];[.S24];[.S32];[.S40];[.S48];[.S56];[.S64];[.S72];)" office:value-type="float" office:value="0.00161805640558634" calcext:value-type="float">
            <text:p>0.001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formula="of:=MEDIAN([.D9];[.D17];[.D25];[.D33];[.D41];[.D49];[.D57];[.D65];[.D73];)" office:value-type="float" office:value="-0.0136379470424744" calcext:value-type="float">
            <text:p>-0.0136</text:p>
          </table:table-cell>
          <table:table-cell table:formula="of:=MEDIAN([.E9];[.E17];[.E25];[.E33];[.E41];[.E49];[.E57];[.E65];[.E73];)" office:value-type="float" office:value="-0.00204700911232894" calcext:value-type="float">
            <text:p>-0.0020</text:p>
          </table:table-cell>
          <table:table-cell table:formula="of:=MEDIAN([.F9];[.F17];[.F25];[.F33];[.F41];[.F49];[.F57];[.F65];[.F73];)" office:value-type="float" office:value="-0.00193984097544024" calcext:value-type="float">
            <text:p>-0.0019</text:p>
          </table:table-cell>
          <table:table-cell table:formula="of:=MEDIAN([.G9];[.G17];[.G25];[.G33];[.G41];[.G49];[.G57];[.G65];[.G73];)" office:value-type="float" office:value="-0.00326407593365233" calcext:value-type="float">
            <text:p>-0.0033</text:p>
          </table:table-cell>
          <table:table-cell table:formula="of:=MEDIAN([.H9];[.H17];[.H25];[.H33];[.H41];[.H49];[.H57];[.H65];[.H73];)" office:value-type="float" office:value="-0.00147576240984581" calcext:value-type="float">
            <text:p>-0.0015</text:p>
          </table:table-cell>
          <table:table-cell table:formula="of:=MEDIAN([.I9];[.I17];[.I25];[.I33];[.I41];[.I49];[.I57];[.I65];[.I73];)" office:value-type="float" office:value="-0.000497413447045894" calcext:value-type="float">
            <text:p>-0.0005</text:p>
          </table:table-cell>
          <table:table-cell table:formula="of:=MEDIAN([.J9];[.J17];[.J25];[.J33];[.J41];[.J49];[.J57];[.J65];[.J73];)" office:value-type="float" office:value="-0.000868705046584949" calcext:value-type="float">
            <text:p>-0.0009</text:p>
          </table:table-cell>
          <table:table-cell table:formula="of:=MEDIAN([.K9];[.K17];[.K25];[.K33];[.K41];[.K49];[.K57];[.K65];[.K73];)" office:value-type="float" office:value="-0.00156281517771665" calcext:value-type="float">
            <text:p>-0.0016</text:p>
          </table:table-cell>
          <table:table-cell table:formula="of:=MEDIAN([.L9];[.L17];[.L25];[.L33];[.L41];[.L49];[.L57];[.L65];[.L73];)" office:value-type="float" office:value="-0.000913639292239854" calcext:value-type="float">
            <text:p>-0.0009</text:p>
          </table:table-cell>
          <table:table-cell table:formula="of:=MEDIAN([.M9];[.M17];[.M25];[.M33];[.M41];[.M49];[.M57];[.M65];[.M73];)" office:value-type="float" office:value="-0.000133802074043336" calcext:value-type="float">
            <text:p>-0.0001</text:p>
          </table:table-cell>
          <table:table-cell table:formula="of:=MEDIAN([.N9];[.N17];[.N25];[.N33];[.N41];[.N49];[.N57];[.N65];[.N73];)" office:value-type="float" office:value="-0.000055933273085214" calcext:value-type="float">
            <text:p>-0.0001</text:p>
          </table:table-cell>
          <table:table-cell table:formula="of:=MEDIAN([.O9];[.O17];[.O25];[.O33];[.O41];[.O49];[.O57];[.O65];[.O73];)" office:value-type="float" office:value="0.0000916938381661365" calcext:value-type="float">
            <text:p>0.0001</text:p>
          </table:table-cell>
          <table:table-cell table:formula="of:=MEDIAN([.P9];[.P17];[.P25];[.P33];[.P41];[.P49];[.P57];[.P65];[.P73];)" office:value-type="float" office:value="-0.000323168925031369" calcext:value-type="float">
            <text:p>-0.0003</text:p>
          </table:table-cell>
          <table:table-cell table:formula="of:=MEDIAN([.Q9];[.Q17];[.Q25];[.Q33];[.Q41];[.Q49];[.Q57];[.Q65];[.Q73];)" office:value-type="float" office:value="-0.000665516241503604" calcext:value-type="float">
            <text:p>-0.0007</text:p>
          </table:table-cell>
          <table:table-cell table:formula="of:=MEDIAN([.R9];[.R17];[.R25];[.R33];[.R41];[.R49];[.R57];[.R65];[.R73];)" office:value-type="float" office:value="-0.000381242486646781" calcext:value-type="float">
            <text:p>-0.0004</text:p>
          </table:table-cell>
          <table:table-cell table:formula="of:=MEDIAN([.S9];[.S17];[.S25];[.S33];[.S41];[.S49];[.S57];[.S65];[.S73];)" office:value-type="float" office:value="0.0000605307981533077" calcext:value-type="float">
            <text:p>0.00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office:value-type="string" calcext:value-type="string">
            <text:p>split4</text:p>
          </table:table-cell>
          <table:table-cell office:value-type="string" calcext:value-type="string">
            <text:p>split4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office:value-type="string" calcext:value-type="string">
            <text:p>split9</text:p>
          </table:table-cell>
          <table:table-cell office:value-type="string" calcext:value-type="string">
            <text:p>split9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number-columns-repeated="1005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TL_Classic" table:style-name="ta1">
        <table:table-column table:style-name="co1" table:number-columns-repeated="2" table:default-cell-style-name="ce42"/>
        <table:table-column table:style-name="co2" table:default-cell-style-name="ce42"/>
        <table:table-column table:style-name="co7" table:number-columns-repeated="6" table:default-cell-style-name="ce23"/>
        <table:table-column table:style-name="co1" table:number-columns-repeated="1005" table:default-cell-style-name="ce42"/>
        <table:table-row table:style-name="ro1">
          <table:table-cell office:value-type="string" calcext:value-type="string">
            <text:p>Avg of 200 leaner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plit1 classic</text:p>
          </table:table-cell>
          <table:table-cell office:value-type="string" calcext:value-type="string">
            <text:p>split1 classic X</text:p>
          </table:table-cell>
          <table:table-cell office:value-type="string" calcext:value-type="string">
            <text:p>split2 classic</text:p>
          </table:table-cell>
          <table:table-cell office:value-type="string" calcext:value-type="string">
            <text:p>split2 classic X</text:p>
          </table:table-cell>
          <table:table-cell office:value-type="string" calcext:value-type="string">
            <text:p>split4 classic</text:p>
          </table:table-cell>
          <table:table-cell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 sum</text:p>
          </table:table-cell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 sum</text:p>
          </table:table-cell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 sum</text:p>
          </table:table-cell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 sum</text:p>
          </table:table-cell>
          <table:table-cell table:number-columns-repeated="6"/>
          <table:table-cell table:style-name="ce23" table:number-columns-repeated="1005"/>
        </table:table-row>
        <table:table-row table:style-name="ro1">
          <table:table-cell table:style-name="ce23" table:number-columns-repeated="2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table-cell table:style-name="ce23" table:number-columns-repeated="3"/>
          <table:table-cell table:number-columns-repeated="6"/>
          <table:table-cell table:style-name="ce23" table:number-columns-repeated="1005"/>
        </table:table-row>
        <table:table-row table:style-name="ro1">
          <table:table-cell table:style-name="ce4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 sum</text:p>
          </table:table-cell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4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 sum</text:p>
          </table:table-cell>
          <table:table-cell table:number-columns-repeated="101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4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 sum</text:p>
          </table:table-cell>
          <table:table-cell table:number-columns-repeated="101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4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 sum</text:p>
          </table:table-cell>
          <table:table-cell table:number-columns-repeated="101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4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 sum</text:p>
          </table:table-cell>
          <table:table-cell table:number-columns-repeated="101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4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 sum</text:p>
          </table:table-cell>
          <table:table-cell table:number-columns-repeated="101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4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 sum</text:p>
          </table:table-cell>
          <table:table-cell table:number-columns-repeated="101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4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 sum</text:p>
          </table:table-cell>
          <table:table-cell table:number-columns-repeated="101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hard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43" office:value-type="string" calcext:value-type="string">
            <text:p>medium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/>
          <table:table-cell table:style-name="ce43" office:value-type="string" calcext:value-type="string">
            <text:p>easy</text:p>
          </table:table-cell>
          <table:table-cell table:style-name="ce35" office:value-type="string" calcext:value-type="string">
            <text:p>real sum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5];[.D14];[.D23];[.D32];[.D41];[.D50];[.D59];[.D77];[.D68])" office:value-type="string" office:string-value="" calcext:value-type="error">
            <text:p>#DIV/0!</text:p>
          </table:table-cell>
          <table:table-cell table:style-name="ce8" table:formula="of:=AVERAGE([.E5];[.E14];[.E23];[.E32];[.E41];[.E50];[.E59];[.E77];[.E68])" office:value-type="string" office:string-value="" calcext:value-type="error">
            <text:p>#DIV/0!</text:p>
          </table:table-cell>
          <table:table-cell table:style-name="ce8" table:formula="of:=AVERAGE([.F5];[.F14];[.F23];[.F32];[.F41];[.F50];[.F59];[.F77];[.F68])" office:value-type="string" office:string-value="" calcext:value-type="error">
            <text:p>#DIV/0!</text:p>
          </table:table-cell>
          <table:table-cell table:style-name="ce8" table:formula="of:=AVERAGE([.G5];[.G14];[.G23];[.G32];[.G41];[.G50];[.G59];[.G77];[.G68])" office:value-type="string" office:string-value="" calcext:value-type="error">
            <text:p>#DIV/0!</text:p>
          </table:table-cell>
          <table:table-cell table:style-name="ce8" table:formula="of:=AVERAGE([.H5];[.H14];[.H23];[.H32];[.H41];[.H50];[.H59];[.H77];[.H68])" office:value-type="string" office:string-value="" calcext:value-type="error">
            <text:p>#DIV/0!</text:p>
          </table:table-cell>
          <table:table-cell table:style-name="ce8" table:formula="of:=AVERAGE([.I5];[.I14];[.I23];[.I32];[.I41];[.I50];[.I59];[.I77];[.I68])" office:value-type="string" office:string-value="" calcext:value-type="error">
            <text:p>#DIV/0!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7];[.D$16];[.D$25];[.D$34];[.D$43];[.D$52];[.D$61];[.D$79];[.D$70])" office:value-type="string" office:string-value="" calcext:value-type="error">
            <text:p>#DIV/0!</text:p>
          </table:table-cell>
          <table:table-cell table:style-name="ce8" table:formula="of:=AVERAGE([.E$7];[.E$16];[.E$25];[.E$34];[.E$43];[.E$52];[.E$61];[.E$79];[.E$70])" office:value-type="string" office:string-value="" calcext:value-type="error">
            <text:p>#DIV/0!</text:p>
          </table:table-cell>
          <table:table-cell table:style-name="ce8" table:formula="of:=AVERAGE([.F$7];[.F$16];[.F$25];[.F$34];[.F$43];[.F$52];[.F$61];[.F$79];[.F$70])" office:value-type="string" office:string-value="" calcext:value-type="error">
            <text:p>#DIV/0!</text:p>
          </table:table-cell>
          <table:table-cell table:style-name="ce8" table:formula="of:=AVERAGE([.G$7];[.G$16];[.G$25];[.G$34];[.G$43];[.G$52];[.G$61];[.G$79];[.G$70])" office:value-type="string" office:string-value="" calcext:value-type="error">
            <text:p>#DIV/0!</text:p>
          </table:table-cell>
          <table:table-cell table:style-name="ce8" table:formula="of:=AVERAGE([.H$7];[.H$16];[.H$25];[.H$34];[.H$43];[.H$52];[.H$61];[.H$79];[.H$70])" office:value-type="string" office:string-value="" calcext:value-type="error">
            <text:p>#DIV/0!</text:p>
          </table:table-cell>
          <table:table-cell table:style-name="ce8" table:formula="of:=AVERAGE([.I$7];[.I$16];[.I$25];[.I$34];[.I$43];[.I$52];[.I$61];[.I$79];[.I$70])" office:value-type="string" office:string-value="" calcext:value-type="error">
            <text:p>#DIV/0!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string" office:string-value="" calcext:value-type="error">
            <text:p>#DIV/0!</text:p>
          </table:table-cell>
          <table:table-cell table:style-name="ce8" table:formula="of:=AVERAGE([.E$9];[.E$18];[.E$27];[.E$36];[.E$45];[.E$54];[.E$63];[.E$81];[.E$72])" office:value-type="string" office:string-value="" calcext:value-type="error">
            <text:p>#DIV/0!</text:p>
          </table:table-cell>
          <table:table-cell table:style-name="ce8" table:formula="of:=AVERAGE([.F$9];[.F$18];[.F$27];[.F$36];[.F$45];[.F$54];[.F$63];[.F$81];[.F$72])" office:value-type="string" office:string-value="" calcext:value-type="error">
            <text:p>#DIV/0!</text:p>
          </table:table-cell>
          <table:table-cell table:style-name="ce8" table:formula="of:=AVERAGE([.G$9];[.G$18];[.G$27];[.G$36];[.G$45];[.G$54];[.G$63];[.G$81];[.G$72])" office:value-type="string" office:string-value="" calcext:value-type="error">
            <text:p>#DIV/0!</text:p>
          </table:table-cell>
          <table:table-cell table:style-name="ce8" table:formula="of:=AVERAGE([.H$9];[.H$18];[.H$27];[.H$36];[.H$45];[.H$54];[.H$63];[.H$81];[.H$72])" office:value-type="string" office:string-value="" calcext:value-type="error">
            <text:p>#DIV/0!</text:p>
          </table:table-cell>
          <table:table-cell table:style-name="ce8" table:formula="of:=AVERAGE([.I$9];[.I$18];[.I$27];[.I$36];[.I$45];[.I$54];[.I$63];[.I$81];[.I$72])" office:value-type="string" office:string-value="" calcext:value-type="error">
            <text:p>#DIV/0!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string" office:string-value="" calcext:value-type="error">
            <text:p>#DIV/0!</text:p>
          </table:table-cell>
          <table:table-cell table:style-name="ce8" table:formula="of:=STDEV([.E$5];[.E$14];[.E$23];[.E$32];[.E$41];[.E$50];[.E$59];[.E$77];[.E$68])" office:value-type="string" office:string-value="" calcext:value-type="error">
            <text:p>#DIV/0!</text:p>
          </table:table-cell>
          <table:table-cell table:style-name="ce8" table:formula="of:=STDEV([.F$5];[.F$14];[.F$23];[.F$32];[.F$41];[.F$50];[.F$59];[.F$77];[.F$68])" office:value-type="string" office:string-value="" calcext:value-type="error">
            <text:p>#DIV/0!</text:p>
          </table:table-cell>
          <table:table-cell table:style-name="ce8" table:formula="of:=STDEV([.G$5];[.G$14];[.G$23];[.G$32];[.G$41];[.G$50];[.G$59];[.G$77];[.G$68])" office:value-type="string" office:string-value="" calcext:value-type="error">
            <text:p>#DIV/0!</text:p>
          </table:table-cell>
          <table:table-cell table:style-name="ce8" table:formula="of:=STDEV([.H$5];[.H$14];[.H$23];[.H$32];[.H$41];[.H$50];[.H$59];[.H$77];[.H$68])" office:value-type="string" office:string-value="" calcext:value-type="error">
            <text:p>#DIV/0!</text:p>
          </table:table-cell>
          <table:table-cell table:style-name="ce8" table:formula="of:=STDEV([.I$5];[.I$14];[.I$23];[.I$32];[.I$41];[.I$50];[.I$59];[.I$77];[.I$68])" office:value-type="string" office:string-value="" calcext:value-type="error">
            <text:p>#DIV/0!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string" office:string-value="" calcext:value-type="error">
            <text:p>#DIV/0!</text:p>
          </table:table-cell>
          <table:table-cell table:style-name="ce8" table:formula="of:=STDEV([.E$7];[.E$16];[.E$25];[.E$34];[.E$43];[.E$52];[.E$61];[.E$79];[.E$70])" office:value-type="string" office:string-value="" calcext:value-type="error">
            <text:p>#DIV/0!</text:p>
          </table:table-cell>
          <table:table-cell table:style-name="ce8" table:formula="of:=STDEV([.F$7];[.F$16];[.F$25];[.F$34];[.F$43];[.F$52];[.F$61];[.F$79];[.F$70])" office:value-type="string" office:string-value="" calcext:value-type="error">
            <text:p>#DIV/0!</text:p>
          </table:table-cell>
          <table:table-cell table:style-name="ce8" table:formula="of:=STDEV([.G$7];[.G$16];[.G$25];[.G$34];[.G$43];[.G$52];[.G$61];[.G$79];[.G$70])" office:value-type="string" office:string-value="" calcext:value-type="error">
            <text:p>#DIV/0!</text:p>
          </table:table-cell>
          <table:table-cell table:style-name="ce8" table:formula="of:=STDEV([.H$7];[.H$16];[.H$25];[.H$34];[.H$43];[.H$52];[.H$61];[.H$79];[.H$70])" office:value-type="string" office:string-value="" calcext:value-type="error">
            <text:p>#DIV/0!</text:p>
          </table:table-cell>
          <table:table-cell table:style-name="ce8" table:formula="of:=STDEV([.I$7];[.I$16];[.I$25];[.I$34];[.I$43];[.I$52];[.I$61];[.I$79];[.I$70])" office:value-type="string" office:string-value="" calcext:value-type="error">
            <text:p>#DIV/0!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string" office:string-value="" calcext:value-type="error">
            <text:p>#DIV/0!</text:p>
          </table:table-cell>
          <table:table-cell table:style-name="ce8" table:formula="of:=STDEV([.E$9];[.E$18];[.E$27];[.E$36];[.E$45];[.E$54];[.E$63];[.E$81];[.E$72])" office:value-type="string" office:string-value="" calcext:value-type="error">
            <text:p>#DIV/0!</text:p>
          </table:table-cell>
          <table:table-cell table:style-name="ce8" table:formula="of:=STDEV([.F$9];[.F$18];[.F$27];[.F$36];[.F$45];[.F$54];[.F$63];[.F$81];[.F$72])" office:value-type="string" office:string-value="" calcext:value-type="error">
            <text:p>#DIV/0!</text:p>
          </table:table-cell>
          <table:table-cell table:style-name="ce8" table:formula="of:=STDEV([.G$9];[.G$18];[.G$27];[.G$36];[.G$45];[.G$54];[.G$63];[.G$81];[.G$72])" office:value-type="string" office:string-value="" calcext:value-type="error">
            <text:p>#DIV/0!</text:p>
          </table:table-cell>
          <table:table-cell table:style-name="ce8" table:formula="of:=STDEV([.H$9];[.H$18];[.H$27];[.H$36];[.H$45];[.H$54];[.H$63];[.H$81];[.H$72])" office:value-type="string" office:string-value="" calcext:value-type="error">
            <text:p>#DIV/0!</text:p>
          </table:table-cell>
          <table:table-cell table:style-name="ce8" table:formula="of:=STDEV([.I$9];[.I$18];[.I$27];[.I$36];[.I$45];[.I$54];[.I$63];[.I$81];[.I$72])" office:value-type="string" office:string-value="" calcext:value-type="error">
            <text:p>#DIV/0!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string" office:string-value="" calcext:value-type="error">
            <text:p>#VALUE!</text:p>
          </table:table-cell>
          <table:table-cell table:style-name="ce8" table:formula="of:=MEDIAN([.E$5];[.E$14];[.E$23];[.E$32];[.E$41];[.E$50];[.E$59];[.E$77];[.E$68])" office:value-type="string" office:string-value="" calcext:value-type="error">
            <text:p>#VALUE!</text:p>
          </table:table-cell>
          <table:table-cell table:style-name="ce8" table:formula="of:=MEDIAN([.F$5];[.F$14];[.F$23];[.F$32];[.F$41];[.F$50];[.F$59];[.F$77];[.F$68])" office:value-type="string" office:string-value="" calcext:value-type="error">
            <text:p>#VALUE!</text:p>
          </table:table-cell>
          <table:table-cell table:style-name="ce8" table:formula="of:=MEDIAN([.G$5];[.G$14];[.G$23];[.G$32];[.G$41];[.G$50];[.G$59];[.G$77];[.G$68])" office:value-type="string" office:string-value="" calcext:value-type="error">
            <text:p>#VALUE!</text:p>
          </table:table-cell>
          <table:table-cell table:style-name="ce8" table:formula="of:=MEDIAN([.H$5];[.H$14];[.H$23];[.H$32];[.H$41];[.H$50];[.H$59];[.H$77];[.H$68])" office:value-type="string" office:string-value="" calcext:value-type="error">
            <text:p>#VALUE!</text:p>
          </table:table-cell>
          <table:table-cell table:style-name="ce8" table:formula="of:=MEDIAN([.I$5];[.I$14];[.I$23];[.I$32];[.I$41];[.I$50];[.I$59];[.I$77];[.I$68])" office:value-type="string" office:string-value="" calcext:value-type="error">
            <text:p>#VALUE!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7];[.D$16];[.D$25];[.D$34];[.D$43];[.D$52];[.D$61];[.D$79];[.D$70])" office:value-type="string" office:string-value="" calcext:value-type="error">
            <text:p>#VALUE!</text:p>
          </table:table-cell>
          <table:table-cell table:style-name="ce8" table:formula="of:=MEDIAN([.E$7];[.E$16];[.E$25];[.E$34];[.E$43];[.E$52];[.E$61];[.E$79];[.E$70])" office:value-type="string" office:string-value="" calcext:value-type="error">
            <text:p>#VALUE!</text:p>
          </table:table-cell>
          <table:table-cell table:style-name="ce8" table:formula="of:=MEDIAN([.F$7];[.F$16];[.F$25];[.F$34];[.F$43];[.F$52];[.F$61];[.F$79];[.F$70])" office:value-type="string" office:string-value="" calcext:value-type="error">
            <text:p>#VALUE!</text:p>
          </table:table-cell>
          <table:table-cell table:style-name="ce8" table:formula="of:=MEDIAN([.G$7];[.G$16];[.G$25];[.G$34];[.G$43];[.G$52];[.G$61];[.G$79];[.G$70])" office:value-type="string" office:string-value="" calcext:value-type="error">
            <text:p>#VALUE!</text:p>
          </table:table-cell>
          <table:table-cell table:style-name="ce8" table:formula="of:=MEDIAN([.H$7];[.H$16];[.H$25];[.H$34];[.H$43];[.H$52];[.H$61];[.H$79];[.H$70])" office:value-type="string" office:string-value="" calcext:value-type="error">
            <text:p>#VALUE!</text:p>
          </table:table-cell>
          <table:table-cell table:style-name="ce8" table:formula="of:=MEDIAN([.I$7];[.I$16];[.I$25];[.I$34];[.I$43];[.I$52];[.I$61];[.I$79];[.I$70])" office:value-type="string" office:string-value="" calcext:value-type="error">
            <text:p>#VALUE!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string" office:string-value="" calcext:value-type="error">
            <text:p>#VALUE!</text:p>
          </table:table-cell>
          <table:table-cell table:style-name="ce8" table:formula="of:=MEDIAN([.E$9];[.E$18];[.E$27];[.E$36];[.E$45];[.E$54];[.E$63];[.E$81];[.E$72])" office:value-type="string" office:string-value="" calcext:value-type="error">
            <text:p>#VALUE!</text:p>
          </table:table-cell>
          <table:table-cell table:style-name="ce8" table:formula="of:=MEDIAN([.F$9];[.F$18];[.F$27];[.F$36];[.F$45];[.F$54];[.F$63];[.F$81];[.F$72])" office:value-type="string" office:string-value="" calcext:value-type="error">
            <text:p>#VALUE!</text:p>
          </table:table-cell>
          <table:table-cell table:style-name="ce8" table:formula="of:=MEDIAN([.G$9];[.G$18];[.G$27];[.G$36];[.G$45];[.G$54];[.G$63];[.G$81];[.G$72])" office:value-type="string" office:string-value="" calcext:value-type="error">
            <text:p>#VALUE!</text:p>
          </table:table-cell>
          <table:table-cell table:style-name="ce8" table:formula="of:=MEDIAN([.H$9];[.H$18];[.H$27];[.H$36];[.H$45];[.H$54];[.H$63];[.H$81];[.H$72])" office:value-type="string" office:string-value="" calcext:value-type="error">
            <text:p>#VALUE!</text:p>
          </table:table-cell>
          <table:table-cell table:style-name="ce8" table:formula="of:=MEDIAN([.I$9];[.I$18];[.I$27];[.I$36];[.I$45];[.I$54];[.I$63];[.I$81];[.I$72])" office:value-type="string" office:string-value="" calcext:value-type="error">
            <text:p>#VALUE!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33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44" table:number-columns-repeated="6"/>
          <table:table-cell table:number-columns-repeated="1005"/>
        </table:table-row>
        <table:table-row table:style-name="ro1" table:number-rows-repeated="1048479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4" number:min-decimal-places="4" number:min-integer-digits="1" number:grouping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7:13:18.634492787</meta:creation-date>
    <dc:date>2023-05-31T17:41:47.668200508</dc:date>
    <meta:editing-duration>PT3H25M43S</meta:editing-duration>
    <meta:editing-cycles>42</meta:editing-cycles>
    <meta:generator>LibreOffice/7.3.7.2$Linux_X86_64 LibreOffice_project/30$Build-2</meta:generator>
    <meta:document-statistic meta:table-count="3" meta:cell-count="2403" meta:object-count="0"/>
  </office:meta>
</office:document-meta>
</file>